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al" table:style-name="ta1" table:print="false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N=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article</text:p>
          </table:table-cell>
          <table:table-cell table:style-name="ce1" office:value-type="string">
            <text:p>T_Vector</text:p>
          </table:table-cell>
          <table:table-cell table:style-name="ce1" office:value-type="string">
            <text:p>T_Iteration</text:p>
          </table:table-cell>
          <table:table-cell table:style-name="ce1"/>
          <table:table-cell table:style-name="ce1" office:value-type="string">
            <text:p>T_Total</text:p>
          </table:table-cell>
          <table:table-cell table:number-columns-repeated="2"/>
        </table:table-row>
        <table:table-row table:style-name="ro1">
          <table:table-cell table:number-columns-repeated="5"/>
          <table:table-cell>
            <draw:frame table:end-cell-address="hal.Q43" table:end-x="0.4059in" table:end-y="0.1043in" draw:z-index="0" draw:style-name="gr1" svg:width="9.3732in" svg:height="6.3343in" svg:x="0.8122in" svg:y="0.1461in">
              <draw:object draw:notify-on-update-of-ranges="hal.E8:hal.E24 hal.A8:hal.A24 hal.A5:hal.A5 hal.E8:hal.E24 hal.A28:hal.A44 hal.A27:hal.A27 hal.E28:hal.E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89205">
            <text:p>0.000189205</text:p>
          </table:table-cell>
          <table:table-cell office:value-type="float" office:value="7.778016">
            <text:p>7.778016</text:p>
          </table:table-cell>
          <table:table-cell office:value-type="string">
            <text:p><text:s text:c="2"/></text:p>
          </table:table-cell>
          <table:table-cell office:value-type="float" office:value="38.903285">
            <text:p>38.903285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73835">
            <text:p>0.000173835</text:p>
          </table:table-cell>
          <table:table-cell office:value-type="float" office:value="6.8608422">
            <text:p>6.8608422</text:p>
          </table:table-cell>
          <table:table-cell office:value-type="string">
            <text:p><text:s text:c="2"/></text:p>
          </table:table-cell>
          <table:table-cell office:value-type="float" office:value="34.315516">
            <text:p>34.315516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51101">
            <text:p>0.000151101</text:p>
          </table:table-cell>
          <table:table-cell office:value-type="float" office:value="4.7079376">
            <text:p>4.7079376</text:p>
          </table:table-cell>
          <table:table-cell office:value-type="string">
            <text:p><text:s text:c="2"/></text:p>
          </table:table-cell>
          <table:table-cell office:value-type="float" office:value="23.551829">
            <text:p>23.55182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16162">
            <text:p>0.000116162</text:p>
          </table:table-cell>
          <table:table-cell office:value-type="float" office:value="3.4246298">
            <text:p>3.4246298</text:p>
          </table:table-cell>
          <table:table-cell office:value-type="string">
            <text:p><text:s text:c="2"/></text:p>
          </table:table-cell>
          <table:table-cell office:value-type="float" office:value="17.131904">
            <text:p>17.13190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90592">
            <text:p>0.000090592</text:p>
          </table:table-cell>
          <table:table-cell office:value-type="float" office:value="1.885167">
            <text:p>1.885167</text:p>
          </table:table-cell>
          <table:table-cell office:value-type="string">
            <text:p><text:s text:c="2"/></text:p>
          </table:table-cell>
          <table:table-cell office:value-type="float" office:value="9.434234">
            <text:p>9.43423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68074">
            <text:p>0.000068074</text:p>
          </table:table-cell>
          <table:table-cell office:value-type="float" office:value="1.2670928">
            <text:p>1.2670928</text:p>
          </table:table-cell>
          <table:table-cell office:value-type="string">
            <text:p><text:s text:c="2"/></text:p>
          </table:table-cell>
          <table:table-cell office:value-type="float" office:value="6.340204">
            <text:p>6.34020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45494">
            <text:p>0.000045494</text:p>
          </table:table-cell>
          <table:table-cell office:value-type="float" office:value="0.5125376">
            <text:p>0.5125376</text:p>
          </table:table-cell>
          <table:table-cell office:value-type="string">
            <text:p><text:s text:c="2"/></text:p>
          </table:table-cell>
          <table:table-cell office:value-type="float" office:value="2.565772">
            <text:p>2.56577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47">
            <text:p>0.000022747</text:p>
          </table:table-cell>
          <table:table-cell office:value-type="float" office:value="0.181754">
            <text:p>0.181754</text:p>
          </table:table-cell>
          <table:table-cell office:value-type="string">
            <text:p><text:s text:c="2"/></text:p>
          </table:table-cell>
          <table:table-cell office:value-type="float" office:value="0.910494">
            <text:p>0.91049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0534">
            <text:p>0.000020534</text:p>
          </table:table-cell>
          <table:table-cell office:value-type="float" office:value="0.14318">
            <text:p>0.14318</text:p>
          </table:table-cell>
          <table:table-cell office:value-type="string">
            <text:p><text:s text:c="2"/></text:p>
          </table:table-cell>
          <table:table-cell office:value-type="float" office:value="0.717426">
            <text:p>0.71742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8381">
            <text:p>0.000018381</text:p>
          </table:table-cell>
          <table:table-cell office:value-type="float" office:value="0.1097706">
            <text:p>0.1097706</text:p>
          </table:table-cell>
          <table:table-cell office:value-type="string">
            <text:p><text:s text:c="2"/></text:p>
          </table:table-cell>
          <table:table-cell office:value-type="float" office:value="0.550303">
            <text:p>0.55030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6029">
            <text:p>0.000016029</text:p>
          </table:table-cell>
          <table:table-cell office:value-type="float" office:value="0.1009668">
            <text:p>0.1009668</text:p>
          </table:table-cell>
          <table:table-cell office:value-type="string">
            <text:p><text:s text:c="2"/></text:p>
          </table:table-cell>
          <table:table-cell office:value-type="float" office:value="0.506128">
            <text:p>0.50612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3893">
            <text:p>0.000013893</text:p>
          </table:table-cell>
          <table:table-cell office:value-type="float" office:value="0.0725718">
            <text:p>0.0725718</text:p>
          </table:table-cell>
          <table:table-cell office:value-type="string">
            <text:p><text:s text:c="2"/></text:p>
          </table:table-cell>
          <table:table-cell office:value-type="float" office:value="0.363883">
            <text:p>0.36388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1592">
            <text:p>0.000011592</text:p>
          </table:table-cell>
          <table:table-cell office:value-type="float" office:value="0.0616432">
            <text:p>0.0616432</text:p>
          </table:table-cell>
          <table:table-cell office:value-type="string">
            <text:p><text:s text:c="2"/></text:p>
          </table:table-cell>
          <table:table-cell office:value-type="float" office:value="0.309154">
            <text:p>0.30915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9295">
            <text:p>0.000009295</text:p>
          </table:table-cell>
          <table:table-cell office:value-type="float" office:value="0.0365108">
            <text:p>0.0365108</text:p>
          </table:table-cell>
          <table:table-cell office:value-type="string">
            <text:p><text:s text:c="2"/></text:p>
          </table:table-cell>
          <table:table-cell office:value-type="float" office:value="0.183306">
            <text:p>0.18330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137">
            <text:p>0.000007137</text:p>
          </table:table-cell>
          <table:table-cell office:value-type="float" office:value="0.0265374">
            <text:p>0.0265374</text:p>
          </table:table-cell>
          <table:table-cell office:value-type="string">
            <text:p><text:s text:c="2"/></text:p>
          </table:table-cell>
          <table:table-cell office:value-type="float" office:value="0.13342">
            <text:p>0.1334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01">
            <text:p>0.00000501</text:p>
          </table:table-cell>
          <table:table-cell office:value-type="float" office:value="0.0163946">
            <text:p>0.0163946</text:p>
          </table:table-cell>
          <table:table-cell office:value-type="string">
            <text:p><text:s text:c="2"/></text:p>
          </table:table-cell>
          <table:table-cell office:value-type="float" office:value="0.082472">
            <text:p>0.0824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77">
            <text:p>0.00000277</text:p>
          </table:table-cell>
          <table:table-cell office:value-type="float" office:value="0.0092926">
            <text:p>0.0092926</text:p>
          </table:table-cell>
          <table:table-cell office:value-type="string">
            <text:p><text:s text:c="2"/></text:p>
          </table:table-cell>
          <table:table-cell office:value-type="float" office:value="0.046748">
            <text:p>0.04674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77853">
            <text:p>0.000177853</text:p>
          </table:table-cell>
          <table:table-cell office:value-type="float" office:value="14.2667742">
            <text:p>14.2667742</text:p>
          </table:table-cell>
          <table:table-cell office:value-type="string">
            <text:p><text:s text:c="2"/></text:p>
          </table:table-cell>
          <table:table-cell office:value-type="float" office:value="71.3904">
            <text:p>71.3904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55191">
            <text:p>0.000155191</text:p>
          </table:table-cell>
          <table:table-cell office:value-type="float" office:value="10.9015032">
            <text:p>10.9015032</text:p>
          </table:table-cell>
          <table:table-cell office:value-type="string">
            <text:p><text:s text:c="2"/></text:p>
          </table:table-cell>
          <table:table-cell office:value-type="float" office:value="54.542683">
            <text:p>54.54268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34028">
            <text:p>0.000134028</text:p>
          </table:table-cell>
          <table:table-cell office:value-type="float" office:value="8.076756">
            <text:p>8.076756</text:p>
          </table:table-cell>
          <table:table-cell office:value-type="string">
            <text:p><text:s text:c="2"/></text:p>
          </table:table-cell>
          <table:table-cell office:value-type="float" office:value="40.408808">
            <text:p>40.40880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10659">
            <text:p>0.000110659</text:p>
          </table:table-cell>
          <table:table-cell office:value-type="float" office:value="5.5677224">
            <text:p>5.5677224</text:p>
          </table:table-cell>
          <table:table-cell office:value-type="string">
            <text:p><text:s text:c="2"/></text:p>
          </table:table-cell>
          <table:table-cell office:value-type="float" office:value="27.872607">
            <text:p>27.87260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89037">
            <text:p>0.000089037</text:p>
          </table:table-cell>
          <table:table-cell office:value-type="float" office:value="3.59276">
            <text:p>3.59276</text:p>
          </table:table-cell>
          <table:table-cell office:value-type="string">
            <text:p><text:s text:c="2"/></text:p>
          </table:table-cell>
          <table:table-cell office:value-type="float" office:value="17.982731">
            <text:p>17.98273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67315">
            <text:p>0.000067315</text:p>
          </table:table-cell>
          <table:table-cell office:value-type="float" office:value="2.0490102">
            <text:p>2.0490102</text:p>
          </table:table-cell>
          <table:table-cell office:value-type="string">
            <text:p><text:s text:c="2"/></text:p>
          </table:table-cell>
          <table:table-cell office:value-type="float" office:value="10.259653">
            <text:p>10.25965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45586">
            <text:p>0.000045586</text:p>
          </table:table-cell>
          <table:table-cell office:value-type="float" office:value="0.9392222">
            <text:p>0.9392222</text:p>
          </table:table-cell>
          <table:table-cell office:value-type="string">
            <text:p><text:s text:c="2"/></text:p>
          </table:table-cell>
          <table:table-cell office:value-type="float" office:value="4.705844">
            <text:p>4.70584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978">
            <text:p>0.000023978</text:p>
          </table:table-cell>
          <table:table-cell office:value-type="float" office:value="0.2657174">
            <text:p>0.2657174</text:p>
          </table:table-cell>
          <table:table-cell office:value-type="string">
            <text:p><text:s text:c="2"/></text:p>
          </table:table-cell>
          <table:table-cell office:value-type="float" office:value="1.334797">
            <text:p>1.33479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1618">
            <text:p>0.000021618</text:p>
          </table:table-cell>
          <table:table-cell office:value-type="float" office:value="0.2185366">
            <text:p>0.2185366</text:p>
          </table:table-cell>
          <table:table-cell office:value-type="string">
            <text:p><text:s text:c="2"/></text:p>
          </table:table-cell>
          <table:table-cell office:value-type="float" office:value="1.098163">
            <text:p>1.09816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9488">
            <text:p>0.000019488</text:p>
          </table:table-cell>
          <table:table-cell office:value-type="float" office:value="0.1808608">
            <text:p>0.1808608</text:p>
          </table:table-cell>
          <table:table-cell office:value-type="string">
            <text:p><text:s text:c="2"/></text:p>
          </table:table-cell>
          <table:table-cell office:value-type="float" office:value="0.906989">
            <text:p>0.90698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7022">
            <text:p>0.000017022</text:p>
          </table:table-cell>
          <table:table-cell office:value-type="float" office:value="0.1428146">
            <text:p>0.1428146</text:p>
          </table:table-cell>
          <table:table-cell office:value-type="string">
            <text:p><text:s text:c="2"/></text:p>
          </table:table-cell>
          <table:table-cell office:value-type="float" office:value="0.722201">
            <text:p>0.72220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4637">
            <text:p>0.000014637</text:p>
          </table:table-cell>
          <table:table-cell office:value-type="float" office:value="0.114053">
            <text:p>0.114053</text:p>
          </table:table-cell>
          <table:table-cell office:value-type="string">
            <text:p><text:s text:c="2"/></text:p>
          </table:table-cell>
          <table:table-cell office:value-type="float" office:value="0.573346">
            <text:p>0.57334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2149">
            <text:p>0.000012149</text:p>
          </table:table-cell>
          <table:table-cell office:value-type="float" office:value="0.0841402">
            <text:p>0.0841402</text:p>
          </table:table-cell>
          <table:table-cell office:value-type="string">
            <text:p><text:s text:c="2"/></text:p>
          </table:table-cell>
          <table:table-cell office:value-type="float" office:value="0.422884">
            <text:p>0.42288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9741">
            <text:p>0.000009741</text:p>
          </table:table-cell>
          <table:table-cell office:value-type="float" office:value="0.057812">
            <text:p>0.057812</text:p>
          </table:table-cell>
          <table:table-cell office:value-type="string">
            <text:p><text:s text:c="2"/></text:p>
          </table:table-cell>
          <table:table-cell office:value-type="float" office:value="0.290581">
            <text:p>0.29058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698">
            <text:p>0.00000698</text:p>
          </table:table-cell>
          <table:table-cell office:value-type="float" office:value="0.037721">
            <text:p>0.037721</text:p>
          </table:table-cell>
          <table:table-cell office:value-type="string">
            <text:p><text:s text:c="2"/></text:p>
          </table:table-cell>
          <table:table-cell office:value-type="float" office:value="0.189507">
            <text:p>0.18950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4746">
            <text:p>0.000004746</text:p>
          </table:table-cell>
          <table:table-cell office:value-type="float" office:value="0.0257094">
            <text:p>0.0257094</text:p>
          </table:table-cell>
          <table:table-cell office:value-type="string">
            <text:p><text:s text:c="2"/></text:p>
          </table:table-cell>
          <table:table-cell office:value-type="float" office:value="0.129255">
            <text:p>0.12925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492">
            <text:p>0.000002492</text:p>
          </table:table-cell>
          <table:table-cell office:value-type="float" office:value="0.007059">
            <text:p>0.007059</text:p>
          </table:table-cell>
          <table:table-cell office:value-type="string">
            <text:p><text:s text:c="2"/></text:p>
          </table:table-cell>
          <table:table-cell office:value-type="float" office:value="0.035569">
            <text:p>0.03556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88661">
            <text:p>0.000188661</text:p>
          </table:table-cell>
          <table:table-cell office:value-type="float" office:value="15.1229498">
            <text:p>15.1229498</text:p>
          </table:table-cell>
          <table:table-cell office:value-type="float" office:value="0.15122644">
            <text:p>0.15122644</text:p>
          </table:table-cell>
          <table:table-cell office:value-type="float" office:value="75.647353">
            <text:p>75.647353</text:p>
          </table:table-cell>
          <table:table-cell/>
          <table:table-cell>
            <draw:frame table:end-cell-address="hal.Q82" table:end-x="0.4937in" table:end-y="0.1622in" draw:z-index="1" draw:style-name="gr1" svg:width="9.3512in" svg:height="6.1362in" svg:x="0.0331in" svg:y="0.048in">
              <draw:object draw:notify-on-update-of-ranges="hal.E48:hal.E64 hal.A48:hal.A64 hal.A47:hal.A47 hal.E48:hal.E64 hal.A67:hal.A83 hal.A66:hal.A66 hal.E67:hal.E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64456">
            <text:p>0.000164456</text:p>
          </table:table-cell>
          <table:table-cell office:value-type="float" office:value="11.5401496">
            <text:p>11.5401496</text:p>
          </table:table-cell>
          <table:table-cell office:value-type="float" office:value="0.115398338">
            <text:p>0.115398338</text:p>
          </table:table-cell>
          <table:table-cell office:value-type="float" office:value="57.747264">
            <text:p>57.747264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42838">
            <text:p>0.000142838</text:p>
          </table:table-cell>
          <table:table-cell office:value-type="float" office:value="8.5950972">
            <text:p>8.5950972</text:p>
          </table:table-cell>
          <table:table-cell office:value-type="float" office:value="0.08594809">
            <text:p>0.08594809</text:p>
          </table:table-cell>
          <table:table-cell office:value-type="float" office:value="43.009921">
            <text:p>43.009921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18237">
            <text:p>0.000118237</text:p>
          </table:table-cell>
          <table:table-cell office:value-type="float" office:value="5.932809">
            <text:p>5.932809</text:p>
          </table:table-cell>
          <table:table-cell office:value-type="float" office:value="0.059325892">
            <text:p>0.059325892</text:p>
          </table:table-cell>
          <table:table-cell office:value-type="float" office:value="29.684295">
            <text:p>29.68429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95169">
            <text:p>0.000095169</text:p>
          </table:table-cell>
          <table:table-cell office:value-type="float" office:value="3.8290554">
            <text:p>3.8290554</text:p>
          </table:table-cell>
          <table:table-cell office:value-type="float" office:value="0.038287862">
            <text:p>0.038287862</text:p>
          </table:table-cell>
          <table:table-cell office:value-type="float" office:value="19.166866">
            <text:p>19.16686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71597">
            <text:p>0.000071597</text:p>
          </table:table-cell>
          <table:table-cell office:value-type="float" office:value="2.1656252">
            <text:p>2.1656252</text:p>
          </table:table-cell>
          <table:table-cell office:value-type="float" office:value="0.021653394">
            <text:p>0.021653394</text:p>
          </table:table-cell>
          <table:table-cell office:value-type="float" office:value="10.852376">
            <text:p>10.85237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48036">
            <text:p>0.000048036</text:p>
          </table:table-cell>
          <table:table-cell office:value-type="float" office:value="0.9777434">
            <text:p>0.9777434</text:p>
          </table:table-cell>
          <table:table-cell office:value-type="float" office:value="0.009774214">
            <text:p>0.009774214</text:p>
          </table:table-cell>
          <table:table-cell office:value-type="float" office:value="4.903847">
            <text:p>4.90384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913">
            <text:p>0.000023913</text:p>
          </table:table-cell>
          <table:table-cell office:value-type="float" office:value="0.2590876">
            <text:p>0.2590876</text:p>
          </table:table-cell>
          <table:table-cell office:value-type="float" office:value="0.002588496">
            <text:p>0.002588496</text:p>
          </table:table-cell>
          <table:table-cell office:value-type="float" office:value="1.305652">
            <text:p>1.30565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1834">
            <text:p>0.000021834</text:p>
          </table:table-cell>
          <table:table-cell office:value-type="float" office:value="0.2163148">
            <text:p>0.2163148</text:p>
          </table:table-cell>
          <table:table-cell office:value-type="float" office:value="0.002160596">
            <text:p>0.002160596</text:p>
          </table:table-cell>
          <table:table-cell office:value-type="float" office:value="1.090115">
            <text:p>1.09011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926">
            <text:p>0.00001926</text:p>
          </table:table-cell>
          <table:table-cell office:value-type="float" office:value="0.1693108">
            <text:p>0.1693108</text:p>
          </table:table-cell>
          <table:table-cell office:value-type="float" office:value="0.00169107">
            <text:p>0.00169107</text:p>
          </table:table-cell>
          <table:table-cell office:value-type="float" office:value="0.85293">
            <text:p>0.8529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7025">
            <text:p>0.000017025</text:p>
          </table:table-cell>
          <table:table-cell office:value-type="float" office:value="0.1384752">
            <text:p>0.1384752</text:p>
          </table:table-cell>
          <table:table-cell office:value-type="float" office:value="0.001382458">
            <text:p>0.001382458</text:p>
          </table:table-cell>
          <table:table-cell office:value-type="float" office:value="0.700128">
            <text:p>0.70012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4864">
            <text:p>0.000014864</text:p>
          </table:table-cell>
          <table:table-cell office:value-type="float" office:value="0.1080696">
            <text:p>0.1080696</text:p>
          </table:table-cell>
          <table:table-cell office:value-type="float" office:value="0.00107828">
            <text:p>0.00107828</text:p>
          </table:table-cell>
          <table:table-cell office:value-type="float" office:value="0.547425">
            <text:p>0.54742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2113">
            <text:p>0.000012113</text:p>
          </table:table-cell>
          <table:table-cell office:value-type="float" office:value="0.0801438">
            <text:p>0.0801438</text:p>
          </table:table-cell>
          <table:table-cell office:value-type="float" office:value="0.000799008">
            <text:p>0.000799008</text:p>
          </table:table-cell>
          <table:table-cell office:value-type="float" office:value="0.406768">
            <text:p>0.40676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0085">
            <text:p>0.000010085</text:p>
          </table:table-cell>
          <table:table-cell office:value-type="float" office:value="0.0595804">
            <text:p>0.0595804</text:p>
          </table:table-cell>
          <table:table-cell office:value-type="float" office:value="0.000593018">
            <text:p>0.000593018</text:p>
          </table:table-cell>
          <table:table-cell office:value-type="float" office:value="0.303145">
            <text:p>0.30314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868">
            <text:p>0.000007868</text:p>
          </table:table-cell>
          <table:table-cell office:value-type="float" office:value="0.0342696">
            <text:p>0.0342696</text:p>
          </table:table-cell>
          <table:table-cell office:value-type="float" office:value="0.000340938">
            <text:p>0.000340938</text:p>
          </table:table-cell>
          <table:table-cell office:value-type="float" office:value="0.174394">
            <text:p>0.17439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262">
            <text:p>0.000005262</text:p>
          </table:table-cell>
          <table:table-cell office:value-type="float" office:value="0.01819">
            <text:p>0.01819</text:p>
          </table:table-cell>
          <table:table-cell office:value-type="float" office:value="0.000180328">
            <text:p>0.000180328</text:p>
          </table:table-cell>
          <table:table-cell office:value-type="float" office:value="0.092889">
            <text:p>0.09288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59">
            <text:p>0.00000259</text:p>
          </table:table-cell>
          <table:table-cell office:value-type="float" office:value="0.0044992">
            <text:p>0.0044992</text:p>
          </table:table-cell>
          <table:table-cell office:value-type="float" office:value="0.000044656">
            <text:p>0.000044656</text:p>
          </table:table-cell>
          <table:table-cell office:value-type="float" office:value="0.023711">
            <text:p>0.0237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=2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97869">
            <text:p>0.000197869</text:p>
          </table:table-cell>
          <table:table-cell office:value-type="float" office:value="8.0019628">
            <text:p>8.0019628</text:p>
          </table:table-cell>
          <table:table-cell office:value-type="float" office:value="0.080018758">
            <text:p>0.080018758</text:p>
          </table:table-cell>
          <table:table-cell office:value-type="float" office:value="40.027741">
            <text:p>40.027741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78856">
            <text:p>0.000178856</text:p>
          </table:table-cell>
          <table:table-cell office:value-type="float" office:value="6.3399354">
            <text:p>6.3399354</text:p>
          </table:table-cell>
          <table:table-cell office:value-type="float" office:value="0.063398502">
            <text:p>0.063398502</text:p>
          </table:table-cell>
          <table:table-cell office:value-type="float" office:value="31.718546">
            <text:p>31.718546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54018">
            <text:p>0.000154018</text:p>
          </table:table-cell>
          <table:table-cell office:value-type="float" office:value="4.6934564">
            <text:p>4.6934564</text:p>
          </table:table-cell>
          <table:table-cell office:value-type="float" office:value="0.046933736">
            <text:p>0.046933736</text:p>
          </table:table-cell>
          <table:table-cell office:value-type="float" office:value="23.483943">
            <text:p>23.48394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29766">
            <text:p>0.000129766</text:p>
          </table:table-cell>
          <table:table-cell office:value-type="float" office:value="3.318041">
            <text:p>3.318041</text:p>
          </table:table-cell>
          <table:table-cell office:value-type="float" office:value="0.033179638">
            <text:p>0.033179638</text:p>
          </table:table-cell>
          <table:table-cell office:value-type="float" office:value="16.603853">
            <text:p>16.60385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02673">
            <text:p>0.000102673</text:p>
          </table:table-cell>
          <table:table-cell office:value-type="float" office:value="2.1352502">
            <text:p>2.1352502</text:p>
          </table:table-cell>
          <table:table-cell office:value-type="float" office:value="0.021351746">
            <text:p>0.021351746</text:p>
          </table:table-cell>
          <table:table-cell office:value-type="float" office:value="10.690071">
            <text:p>10.69007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75925">
            <text:p>0.000075925</text:p>
          </table:table-cell>
          <table:table-cell office:value-type="float" office:value="1.2088666">
            <text:p>1.2088666</text:p>
          </table:table-cell>
          <table:table-cell office:value-type="float" office:value="0.012088096">
            <text:p>0.012088096</text:p>
          </table:table-cell>
          <table:table-cell office:value-type="float" office:value="6.052896">
            <text:p>6.05289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2897">
            <text:p>0.000052897</text:p>
          </table:table-cell>
          <table:table-cell office:value-type="float" office:value="0.6006602">
            <text:p>0.6006602</text:p>
          </table:table-cell>
          <table:table-cell office:value-type="float" office:value="0.006006216">
            <text:p>0.006006216</text:p>
          </table:table-cell>
          <table:table-cell office:value-type="float" office:value="3.009767">
            <text:p>3.00976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398">
            <text:p>0.000026398</text:p>
          </table:table-cell>
          <table:table-cell office:value-type="float" office:value="0.2127384">
            <text:p>0.2127384</text:p>
          </table:table-cell>
          <table:table-cell office:value-type="float" office:value="0.00212637">
            <text:p>0.00212637</text:p>
          </table:table-cell>
          <table:table-cell office:value-type="float" office:value="1.067325">
            <text:p>1.06732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3937">
            <text:p>0.000023937</text:p>
          </table:table-cell>
          <table:table-cell office:value-type="float" office:value="0.1640476">
            <text:p>0.1640476</text:p>
          </table:table-cell>
          <table:table-cell office:value-type="float" office:value="0.001639622">
            <text:p>0.001639622</text:p>
          </table:table-cell>
          <table:table-cell office:value-type="float" office:value="0.823898">
            <text:p>0.82389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1859">
            <text:p>0.000021859</text:p>
          </table:table-cell>
          <table:table-cell office:value-type="float" office:value="0.140514">
            <text:p>0.140514</text:p>
          </table:table-cell>
          <table:table-cell office:value-type="float" office:value="0.00140419">
            <text:p>0.00140419</text:p>
          </table:table-cell>
          <table:table-cell office:value-type="float" office:value="0.706476">
            <text:p>0.70647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8345">
            <text:p>0.000018345</text:p>
          </table:table-cell>
          <table:table-cell office:value-type="float" office:value="0.1101038">
            <text:p>0.1101038</text:p>
          </table:table-cell>
          <table:table-cell office:value-type="float" office:value="0.001099888">
            <text:p>0.001099888</text:p>
          </table:table-cell>
          <table:table-cell office:value-type="float" office:value="0.554917">
            <text:p>0.55491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6433">
            <text:p>0.000016433</text:p>
          </table:table-cell>
          <table:table-cell office:value-type="float" office:value="0.0885942">
            <text:p>0.0885942</text:p>
          </table:table-cell>
          <table:table-cell office:value-type="float" office:value="0.000885178">
            <text:p>0.000885178</text:p>
          </table:table-cell>
          <table:table-cell office:value-type="float" office:value="0.445416">
            <text:p>0.44541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334">
            <text:p>0.00001334</text:p>
          </table:table-cell>
          <table:table-cell office:value-type="float" office:value="0.0644458">
            <text:p>0.0644458</text:p>
          </table:table-cell>
          <table:table-cell office:value-type="float" office:value="0.000643078">
            <text:p>0.000643078</text:p>
          </table:table-cell>
          <table:table-cell office:value-type="float" office:value="0.325118">
            <text:p>0.32511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0516">
            <text:p>0.000010516</text:p>
          </table:table-cell>
          <table:table-cell office:value-type="float" office:value="0.0514282">
            <text:p>0.0514282</text:p>
          </table:table-cell>
          <table:table-cell office:value-type="float" office:value="0.00051253">
            <text:p>0.00051253</text:p>
          </table:table-cell>
          <table:table-cell office:value-type="float" office:value="0.262391">
            <text:p>0.26239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981">
            <text:p>0.000007981</text:p>
          </table:table-cell>
          <table:table-cell office:value-type="float" office:value="0.023266">
            <text:p>0.023266</text:p>
          </table:table-cell>
          <table:table-cell office:value-type="float" office:value="0.00023206">
            <text:p>0.00023206</text:p>
          </table:table-cell>
          <table:table-cell office:value-type="float" office:value="0.11864">
            <text:p>0.1186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228">
            <text:p>0.000005228</text:p>
          </table:table-cell>
          <table:table-cell office:value-type="float" office:value="0.0127356">
            <text:p>0.0127356</text:p>
          </table:table-cell>
          <table:table-cell office:value-type="float" office:value="0.000126518">
            <text:p>0.000126518</text:p>
          </table:table-cell>
          <table:table-cell office:value-type="float" office:value="0.065318">
            <text:p>0.06531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822">
            <text:p>0.000002822</text:p>
          </table:table-cell>
          <table:table-cell office:value-type="float" office:value="0.0043362">
            <text:p>0.0043362</text:p>
          </table:table-cell>
          <table:table-cell office:value-type="float" office:value="0.000043096">
            <text:p>0.000043096</text:p>
          </table:table-cell>
          <table:table-cell office:value-type="float" office:value="0.023147">
            <text:p>0.02314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>
            <text:p>N=2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97132">
            <text:p>0.000397132</text:p>
          </table:table-cell>
          <table:table-cell office:value-type="float" office:value="16.1979018">
            <text:p>16.1979018</text:p>
          </table:table-cell>
          <table:table-cell office:value-type="float" office:value="0.16197774">
            <text:p>0.16197774</text:p>
          </table:table-cell>
          <table:table-cell office:value-type="float" office:value="81.048341">
            <text:p>81.048341</text:p>
          </table:table-cell>
          <table:table-cell/>
          <table:table-cell>
            <draw:frame table:end-cell-address="hal.Q124" table:end-x="0.5264in" table:end-y="0.1248in" draw:z-index="2" draw:style-name="gr1" svg:width="9.4169in" svg:height="6.4429in" svg:x="0in" svg:y="0.0579in">
              <draw:object draw:notify-on-update-of-ranges="hal.A88:hal.A104 hal.A87:hal.A87 hal.E88:hal.E104 hal.A146:hal.A162 hal.A145:hal.A145 hal.E146:hal.E162 hal.A127:hal.A143 hal.A126:hal.A126 hal.E127:hal.E143 hal.A108:hal.A124 hal.A107:hal.A107 hal.E108:hal.E12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16299">
            <text:p>0.000316299</text:p>
          </table:table-cell>
          <table:table-cell office:value-type="float" office:value="11.414289">
            <text:p>11.414289</text:p>
          </table:table-cell>
          <table:table-cell office:value-type="float" office:value="0.114141858">
            <text:p>0.114141858</text:p>
          </table:table-cell>
          <table:table-cell office:value-type="float" office:value="57.123776">
            <text:p>57.123776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68716">
            <text:p>0.000268716</text:p>
          </table:table-cell>
          <table:table-cell office:value-type="float" office:value="8.3612902">
            <text:p>8.3612902</text:p>
          </table:table-cell>
          <table:table-cell office:value-type="float" office:value="0.083611954">
            <text:p>0.083611954</text:p>
          </table:table-cell>
          <table:table-cell office:value-type="float" office:value="41.857704">
            <text:p>41.85770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16561">
            <text:p>0.000216561</text:p>
          </table:table-cell>
          <table:table-cell office:value-type="float" office:value="5.6359242">
            <text:p>5.6359242</text:p>
          </table:table-cell>
          <table:table-cell office:value-type="float" office:value="0.056358692">
            <text:p>0.056358692</text:p>
          </table:table-cell>
          <table:table-cell office:value-type="float" office:value="28.220284">
            <text:p>28.220284</text:p>
          </table:table-cell>
          <table:table-cell table:number-columns-repeated="2"/>
        </table:table-row>
        <table:table-row table:style-name="ro1">
          <table:table-cell table:style-name="ce2" office:value-type="float" office:value="400">
            <text:p>400</text:p>
          </table:table-cell>
          <table:table-cell office:value-type="float" office:value="0.000156471">
            <text:p>0.000156471</text:p>
          </table:table-cell>
          <table:table-cell office:value-type="float" office:value="3.3756968">
            <text:p>3.3756968</text:p>
          </table:table-cell>
          <table:table-cell office:value-type="float" office:value="0.033756412">
            <text:p>0.033756412</text:p>
          </table:table-cell>
          <table:table-cell office:value-type="float" office:value="16.911638">
            <text:p>16.91163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15958">
            <text:p>0.000115958</text:p>
          </table:table-cell>
          <table:table-cell office:value-type="float" office:value="1.9704728">
            <text:p>1.9704728</text:p>
          </table:table-cell>
          <table:table-cell office:value-type="float" office:value="0.019704214">
            <text:p>0.019704214</text:p>
          </table:table-cell>
          <table:table-cell office:value-type="float" office:value="9.872086">
            <text:p>9.87208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4179">
            <text:p>0.000054179</text:p>
          </table:table-cell>
          <table:table-cell office:value-type="float" office:value="0.664886">
            <text:p>0.664886</text:p>
          </table:table-cell>
          <table:table-cell office:value-type="float" office:value="0.006648656">
            <text:p>0.006648656</text:p>
          </table:table-cell>
          <table:table-cell office:value-type="float" office:value="3.341734">
            <text:p>3.34173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4874">
            <text:p>0.000024874</text:p>
          </table:table-cell>
          <table:table-cell office:value-type="float" office:value="0.1654672">
            <text:p>0.1654672</text:p>
          </table:table-cell>
          <table:table-cell office:value-type="float" office:value="0.001654454">
            <text:p>0.001654454</text:p>
          </table:table-cell>
          <table:table-cell office:value-type="float" office:value="0.836098">
            <text:p>0.83609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24">
            <text:p>0.0000224</text:p>
          </table:table-cell>
          <table:table-cell office:value-type="float" office:value="0.1336462">
            <text:p>0.1336462</text:p>
          </table:table-cell>
          <table:table-cell office:value-type="float" office:value="0.001336244">
            <text:p>0.001336244</text:p>
          </table:table-cell>
          <table:table-cell office:value-type="float" office:value="0.676782">
            <text:p>0.67678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9493">
            <text:p>0.000019493</text:p>
          </table:table-cell>
          <table:table-cell office:value-type="float" office:value="0.1052936">
            <text:p>0.1052936</text:p>
          </table:table-cell>
          <table:table-cell office:value-type="float" office:value="0.001052736">
            <text:p>0.001052736</text:p>
          </table:table-cell>
          <table:table-cell office:value-type="float" office:value="0.534242">
            <text:p>0.53424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9816">
            <text:p>0.000019816</text:p>
          </table:table-cell>
          <table:table-cell office:value-type="float" office:value="0.1207276">
            <text:p>0.1207276</text:p>
          </table:table-cell>
          <table:table-cell office:value-type="float" office:value="0.001207">
            <text:p>0.001207</text:p>
          </table:table-cell>
          <table:table-cell office:value-type="float" office:value="0.613316">
            <text:p>0.61331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4644">
            <text:p>0.000014644</text:p>
          </table:table-cell>
          <table:table-cell office:value-type="float" office:value="0.0607672">
            <text:p>0.0607672</text:p>
          </table:table-cell>
          <table:table-cell office:value-type="float" office:value="0.000607448">
            <text:p>0.000607448</text:p>
          </table:table-cell>
          <table:table-cell office:value-type="float" office:value="0.310076">
            <text:p>0.31007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2181">
            <text:p>0.000012181</text:p>
          </table:table-cell>
          <table:table-cell office:value-type="float" office:value="0.0424924">
            <text:p>0.0424924</text:p>
          </table:table-cell>
          <table:table-cell office:value-type="float" office:value="0.000424726">
            <text:p>0.000424726</text:p>
          </table:table-cell>
          <table:table-cell office:value-type="float" office:value="0.21804">
            <text:p>0.2180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976">
            <text:p>0.00000976</text:p>
          </table:table-cell>
          <table:table-cell office:value-type="float" office:value="0.0280658">
            <text:p>0.0280658</text:p>
          </table:table-cell>
          <table:table-cell office:value-type="float" office:value="0.000280408">
            <text:p>0.000280408</text:p>
          </table:table-cell>
          <table:table-cell office:value-type="float" office:value="0.144943">
            <text:p>0.14494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341">
            <text:p>0.000007341</text:p>
          </table:table-cell>
          <table:table-cell office:value-type="float" office:value="0.0166124">
            <text:p>0.0166124</text:p>
          </table:table-cell>
          <table:table-cell office:value-type="float" office:value="0.000165926">
            <text:p>0.000165926</text:p>
          </table:table-cell>
          <table:table-cell office:value-type="float" office:value="0.086691">
            <text:p>0.08669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053">
            <text:p>0.000005053</text:p>
          </table:table-cell>
          <table:table-cell office:value-type="float" office:value="0.008428">
            <text:p>0.008428</text:p>
          </table:table-cell>
          <table:table-cell office:value-type="float" office:value="0.000084056">
            <text:p>0.000084056</text:p>
          </table:table-cell>
          <table:table-cell office:value-type="float" office:value="0.044654">
            <text:p>0.04465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633">
            <text:p>0.000002633</text:p>
          </table:table-cell>
          <table:table-cell office:value-type="float" office:value="0.0033636">
            <text:p>0.0033636</text:p>
          </table:table-cell>
          <table:table-cell office:value-type="float" office:value="0.000033432">
            <text:p>0.000033432</text:p>
          </table:table-cell>
          <table:table-cell office:value-type="float" office:value="0.01841">
            <text:p>0.0184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06326">
            <text:p>0.000206326</text:p>
          </table:table-cell>
          <table:table-cell office:value-type="float" office:value="16.5472414">
            <text:p>16.5472414</text:p>
          </table:table-cell>
          <table:table-cell office:value-type="float" office:value="0.16547067">
            <text:p>0.16547067</text:p>
          </table:table-cell>
          <table:table-cell office:value-type="float" office:value="82.802084">
            <text:p>82.802084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73103">
            <text:p>0.000173103</text:p>
          </table:table-cell>
          <table:table-cell office:value-type="float" office:value="12.1469148">
            <text:p>12.1469148</text:p>
          </table:table-cell>
          <table:table-cell office:value-type="float" office:value="0.121467382">
            <text:p>0.121467382</text:p>
          </table:table-cell>
          <table:table-cell office:value-type="float" office:value="60.796888">
            <text:p>60.79688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47383">
            <text:p>0.000147383</text:p>
          </table:table-cell>
          <table:table-cell office:value-type="float" office:value="8.8670782">
            <text:p>8.8670782</text:p>
          </table:table-cell>
          <table:table-cell office:value-type="float" office:value="0.088669506">
            <text:p>0.088669506</text:p>
          </table:table-cell>
          <table:table-cell office:value-type="float" office:value="44.380937">
            <text:p>44.38093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29617">
            <text:p>0.000129617</text:p>
          </table:table-cell>
          <table:table-cell office:value-type="float" office:value="6.5176586">
            <text:p>6.5176586</text:p>
          </table:table-cell>
          <table:table-cell office:value-type="float" office:value="0.065175284">
            <text:p>0.065175284</text:p>
          </table:table-cell>
          <table:table-cell office:value-type="float" office:value="32.631149">
            <text:p>32.63114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99069">
            <text:p>0.000099069</text:p>
          </table:table-cell>
          <table:table-cell office:value-type="float" office:value="3.9834292">
            <text:p>3.9834292</text:p>
          </table:table-cell>
          <table:table-cell office:value-type="float" office:value="0.039833282">
            <text:p>0.039833282</text:p>
          </table:table-cell>
          <table:table-cell office:value-type="float" office:value="19.949227">
            <text:p>19.949227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78132">
            <text:p>0.000078132</text:p>
          </table:table-cell>
          <table:table-cell office:value-type="float" office:value="2.365105">
            <text:p>2.365105</text:p>
          </table:table-cell>
          <table:table-cell office:value-type="float" office:value="0.023650256">
            <text:p>0.023650256</text:p>
          </table:table-cell>
          <table:table-cell office:value-type="float" office:value="11.852579">
            <text:p>11.85257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49152">
            <text:p>0.000049152</text:p>
          </table:table-cell>
          <table:table-cell office:value-type="float" office:value="0.9935388">
            <text:p>0.9935388</text:p>
          </table:table-cell>
          <table:table-cell office:value-type="float" office:value="0.009934752">
            <text:p>0.009934752</text:p>
          </table:table-cell>
          <table:table-cell office:value-type="float" office:value="4.99195">
            <text:p>4.9919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4647">
            <text:p>0.000024647</text:p>
          </table:table-cell>
          <table:table-cell office:value-type="float" office:value="0.2557246">
            <text:p>0.2557246</text:p>
          </table:table-cell>
          <table:table-cell office:value-type="float" office:value="0.002556802">
            <text:p>0.002556802</text:p>
          </table:table-cell>
          <table:table-cell office:value-type="float" office:value="1.288138">
            <text:p>1.28813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1551">
            <text:p>0.000021551</text:p>
          </table:table-cell>
          <table:table-cell office:value-type="float" office:value="0.2017602">
            <text:p>0.2017602</text:p>
          </table:table-cell>
          <table:table-cell office:value-type="float" office:value="0.002017148">
            <text:p>0.002017148</text:p>
          </table:table-cell>
          <table:table-cell office:value-type="float" office:value="1.018045">
            <text:p>1.01804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9741">
            <text:p>0.000019741</text:p>
          </table:table-cell>
          <table:table-cell office:value-type="float" office:value="0.1599044">
            <text:p>0.1599044</text:p>
          </table:table-cell>
          <table:table-cell office:value-type="float" office:value="0.001598722">
            <text:p>0.001598722</text:p>
          </table:table-cell>
          <table:table-cell office:value-type="float" office:value="0.807947">
            <text:p>0.80794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7089">
            <text:p>0.000017089</text:p>
          </table:table-cell>
          <table:table-cell office:value-type="float" office:value="0.1213426">
            <text:p>0.1213426</text:p>
          </table:table-cell>
          <table:table-cell office:value-type="float" office:value="0.00121315">
            <text:p>0.00121315</text:p>
          </table:table-cell>
          <table:table-cell office:value-type="float" office:value="0.614355">
            <text:p>0.61435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4298">
            <text:p>0.000014298</text:p>
          </table:table-cell>
          <table:table-cell office:value-type="float" office:value="0.0881288">
            <text:p>0.0881288</text:p>
          </table:table-cell>
          <table:table-cell office:value-type="float" office:value="0.00088104">
            <text:p>0.00088104</text:p>
          </table:table-cell>
          <table:table-cell office:value-type="float" office:value="0.446404">
            <text:p>0.44640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1966">
            <text:p>0.000011966</text:p>
          </table:table-cell>
          <table:table-cell office:value-type="float" office:value="0.061621">
            <text:p>0.061621</text:p>
          </table:table-cell>
          <table:table-cell office:value-type="float" office:value="0.000615958">
            <text:p>0.000615958</text:p>
          </table:table-cell>
          <table:table-cell office:value-type="float" office:value="0.313878">
            <text:p>0.31387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9689">
            <text:p>0.000009689</text:p>
          </table:table-cell>
          <table:table-cell office:value-type="float" office:value="0.0398314">
            <text:p>0.0398314</text:p>
          </table:table-cell>
          <table:table-cell office:value-type="float" office:value="0.000398104">
            <text:p>0.000398104</text:p>
          </table:table-cell>
          <table:table-cell office:value-type="float" office:value="0.203724">
            <text:p>0.20372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308">
            <text:p>0.000007308</text:p>
          </table:table-cell>
          <table:table-cell office:value-type="float" office:value="0.0227184">
            <text:p>0.0227184</text:p>
          </table:table-cell>
          <table:table-cell office:value-type="float" office:value="0.000226976">
            <text:p>0.000226976</text:p>
          </table:table-cell>
          <table:table-cell office:value-type="float" office:value="0.117183">
            <text:p>0.11718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003">
            <text:p>0.000005003</text:p>
          </table:table-cell>
          <table:table-cell office:value-type="float" office:value="0.0219296">
            <text:p>0.0219296</text:p>
          </table:table-cell>
          <table:table-cell office:value-type="float" office:value="0.000219062">
            <text:p>0.000219062</text:p>
          </table:table-cell>
          <table:table-cell office:value-type="float" office:value="0.112552">
            <text:p>0.11255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563">
            <text:p>0.000002563</text:p>
          </table:table-cell>
          <table:table-cell office:value-type="float" office:value="0.0029312">
            <text:p>0.0029312</text:p>
          </table:table-cell>
          <table:table-cell office:value-type="float" office:value="0.0000291">
            <text:p>0.0000291</text:p>
          </table:table-cell>
          <table:table-cell office:value-type="float" office:value="0.016437">
            <text:p>0.01643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=4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496979">
            <text:p>0.000496979</text:p>
          </table:table-cell>
          <table:table-cell office:value-type="float" office:value="10.3636122">
            <text:p>10.3636122</text:p>
          </table:table-cell>
          <table:table-cell office:value-type="float" office:value="0.103635602">
            <text:p>0.103635602</text:p>
          </table:table-cell>
          <table:table-cell office:value-type="float" office:value="51.906012">
            <text:p>51.906012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427994">
            <text:p>0.000427994</text:p>
          </table:table-cell>
          <table:table-cell office:value-type="float" office:value="7.9198574">
            <text:p>7.9198574</text:p>
          </table:table-cell>
          <table:table-cell office:value-type="float" office:value="0.079198116">
            <text:p>0.079198116</text:p>
          </table:table-cell>
          <table:table-cell office:value-type="float" office:value="39.700601">
            <text:p>39.70060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53825">
            <text:p>0.000353825</text:p>
          </table:table-cell>
          <table:table-cell office:value-type="float" office:value="5.7393412">
            <text:p>5.7393412</text:p>
          </table:table-cell>
          <table:table-cell office:value-type="float" office:value="0.057393088">
            <text:p>0.057393088</text:p>
          </table:table-cell>
          <table:table-cell office:value-type="float" office:value="28.788059">
            <text:p>28.78805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323089">
            <text:p>0.000323089</text:p>
          </table:table-cell>
          <table:table-cell office:value-type="float" office:value="4.4632476">
            <text:p>4.4632476</text:p>
          </table:table-cell>
          <table:table-cell office:value-type="float" office:value="0.04463218">
            <text:p>0.04463218</text:p>
          </table:table-cell>
          <table:table-cell office:value-type="float" office:value="22.400055">
            <text:p>22.40005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26359">
            <text:p>0.000226359</text:p>
          </table:table-cell>
          <table:table-cell office:value-type="float" office:value="2.7190648">
            <text:p>2.7190648</text:p>
          </table:table-cell>
          <table:table-cell office:value-type="float" office:value="0.02719036">
            <text:p>0.02719036</text:p>
          </table:table-cell>
          <table:table-cell office:value-type="float" office:value="13.664161">
            <text:p>13.66416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55756">
            <text:p>0.000155756</text:p>
          </table:table-cell>
          <table:table-cell office:value-type="float" office:value="1.512727">
            <text:p>1.512727</text:p>
          </table:table-cell>
          <table:table-cell office:value-type="float" office:value="0.015127026">
            <text:p>0.015127026</text:p>
          </table:table-cell>
          <table:table-cell office:value-type="float" office:value="7.615522">
            <text:p>7.61552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98764">
            <text:p>0.000098764</text:p>
          </table:table-cell>
          <table:table-cell office:value-type="float" office:value="0.9715654">
            <text:p>0.9715654</text:p>
          </table:table-cell>
          <table:table-cell office:value-type="float" office:value="0.009715418">
            <text:p>0.009715418</text:p>
          </table:table-cell>
          <table:table-cell office:value-type="float" office:value="4.888324">
            <text:p>4.88832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0967">
            <text:p>0.000030967</text:p>
          </table:table-cell>
          <table:table-cell office:value-type="float" office:value="0.2176646">
            <text:p>0.2176646</text:p>
          </table:table-cell>
          <table:table-cell office:value-type="float" office:value="0.002176388">
            <text:p>0.002176388</text:p>
          </table:table-cell>
          <table:table-cell office:value-type="float" office:value="1.106866">
            <text:p>1.10686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5051">
            <text:p>0.000025051</text:p>
          </table:table-cell>
          <table:table-cell office:value-type="float" office:value="0.1526134">
            <text:p>0.1526134</text:p>
          </table:table-cell>
          <table:table-cell office:value-type="float" office:value="0.00152592">
            <text:p>0.00152592</text:p>
          </table:table-cell>
          <table:table-cell office:value-type="float" office:value="0.784227">
            <text:p>0.78422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2478">
            <text:p>0.000022478</text:p>
          </table:table-cell>
          <table:table-cell office:value-type="float" office:value="0.157193">
            <text:p>0.157193</text:p>
          </table:table-cell>
          <table:table-cell office:value-type="float" office:value="0.001571774">
            <text:p>0.001571774</text:p>
          </table:table-cell>
          <table:table-cell office:value-type="float" office:value="0.802304">
            <text:p>0.80230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919">
            <text:p>0.00001919</text:p>
          </table:table-cell>
          <table:table-cell office:value-type="float" office:value="0.0921266">
            <text:p>0.0921266</text:p>
          </table:table-cell>
          <table:table-cell office:value-type="float" office:value="0.00092108">
            <text:p>0.00092108</text:p>
          </table:table-cell>
          <table:table-cell office:value-type="float" office:value="0.478609">
            <text:p>0.47860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7243">
            <text:p>0.000017243</text:p>
          </table:table-cell>
          <table:table-cell office:value-type="float" office:value="0.081946">
            <text:p>0.081946</text:p>
          </table:table-cell>
          <table:table-cell office:value-type="float" office:value="0.000819256">
            <text:p>0.000819256</text:p>
          </table:table-cell>
          <table:table-cell office:value-type="float" office:value="0.426976">
            <text:p>0.42697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2613">
            <text:p>0.000012613</text:p>
          </table:table-cell>
          <table:table-cell office:value-type="float" office:value="0.0479782">
            <text:p>0.0479782</text:p>
          </table:table-cell>
          <table:table-cell office:value-type="float" office:value="0.000479594">
            <text:p>0.000479594</text:p>
          </table:table-cell>
          <table:table-cell office:value-type="float" office:value="0.255304">
            <text:p>0.25530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991">
            <text:p>0.00000991</text:p>
          </table:table-cell>
          <table:table-cell office:value-type="float" office:value="0.0311394">
            <text:p>0.0311394</text:p>
          </table:table-cell>
          <table:table-cell office:value-type="float" office:value="0.000311218">
            <text:p>0.000311218</text:p>
          </table:table-cell>
          <table:table-cell office:value-type="float" office:value="0.171583">
            <text:p>0.17158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554">
            <text:p>0.000007554</text:p>
          </table:table-cell>
          <table:table-cell office:value-type="float" office:value="0.0186474">
            <text:p>0.0186474</text:p>
          </table:table-cell>
          <table:table-cell office:value-type="float" office:value="0.00018629">
            <text:p>0.00018629</text:p>
          </table:table-cell>
          <table:table-cell office:value-type="float" office:value="0.106906">
            <text:p>0.10690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068">
            <text:p>0.000005068</text:p>
          </table:table-cell>
          <table:table-cell office:value-type="float" office:value="0.0095288">
            <text:p>0.0095288</text:p>
          </table:table-cell>
          <table:table-cell office:value-type="float" office:value="0.000095126">
            <text:p>0.000095126</text:p>
          </table:table-cell>
          <table:table-cell office:value-type="float" office:value="0.059577">
            <text:p>0.05957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681">
            <text:p>0.000002681</text:p>
          </table:table-cell>
          <table:table-cell office:value-type="float" office:value="0.0037814">
            <text:p>0.0037814</text:p>
          </table:table-cell>
          <table:table-cell office:value-type="float" office:value="0.000037628">
            <text:p>0.000037628</text:p>
          </table:table-cell>
          <table:table-cell office:value-type="float" office:value="0.029563">
            <text:p>0.02956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=16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1549041">
            <text:p>0.001549041</text:p>
          </table:table-cell>
          <table:table-cell office:value-type="float" office:value="9.3961462">
            <text:p>9.3961462</text:p>
          </table:table-cell>
          <table:table-cell office:value-type="float" office:value="0.093961076">
            <text:p>0.093961076</text:p>
          </table:table-cell>
          <table:table-cell office:value-type="float" office:value="47.360495">
            <text:p>47.360495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1361976">
            <text:p>0.001361976</text:p>
          </table:table-cell>
          <table:table-cell office:value-type="float" office:value="7.8245512">
            <text:p>7.8245512</text:p>
          </table:table-cell>
          <table:table-cell office:value-type="float" office:value="0.078245156">
            <text:p>0.078245156</text:p>
          </table:table-cell>
          <table:table-cell office:value-type="float" office:value="39.497981">
            <text:p>39.49798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1244416">
            <text:p>0.001244416</text:p>
          </table:table-cell>
          <table:table-cell office:value-type="float" office:value="6.4280624">
            <text:p>6.4280624</text:p>
          </table:table-cell>
          <table:table-cell office:value-type="float" office:value="0.064280212">
            <text:p>0.064280212</text:p>
          </table:table-cell>
          <table:table-cell office:value-type="float" office:value="32.483294">
            <text:p>32.48329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224927">
            <text:p>0.001224927</text:p>
          </table:table-cell>
          <table:table-cell office:value-type="float" office:value="5.757425">
            <text:p>5.757425</text:p>
          </table:table-cell>
          <table:table-cell office:value-type="float" office:value="0.057573752">
            <text:p>0.057573752</text:p>
          </table:table-cell>
          <table:table-cell office:value-type="float" office:value="29.110453">
            <text:p>29.11045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737884">
            <text:p>0.000737884</text:p>
          </table:table-cell>
          <table:table-cell office:value-type="float" office:value="3.659151">
            <text:p>3.659151</text:p>
          </table:table-cell>
          <table:table-cell office:value-type="float" office:value="0.036591206">
            <text:p>0.036591206</text:p>
          </table:table-cell>
          <table:table-cell office:value-type="float" office:value="18.481794">
            <text:p>18.48179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608334">
            <text:p>0.000608334</text:p>
          </table:table-cell>
          <table:table-cell office:value-type="float" office:value="2.9497156">
            <text:p>2.9497156</text:p>
          </table:table-cell>
          <table:table-cell office:value-type="float" office:value="0.029496954">
            <text:p>0.029496954</text:p>
          </table:table-cell>
          <table:table-cell office:value-type="float" office:value="14.937278">
            <text:p>14.93727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399551">
            <text:p>0.000399551</text:p>
          </table:table-cell>
          <table:table-cell office:value-type="float" office:value="2.7422128">
            <text:p>2.7422128</text:p>
          </table:table-cell>
          <table:table-cell office:value-type="float" office:value="0.027421834">
            <text:p>0.027421834</text:p>
          </table:table-cell>
          <table:table-cell office:value-type="float" office:value="13.946742">
            <text:p>13.94674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87427">
            <text:p>0.000087427</text:p>
          </table:table-cell>
          <table:table-cell office:value-type="float" office:value="1.1087298">
            <text:p>1.1087298</text:p>
          </table:table-cell>
          <table:table-cell office:value-type="float" office:value="0.011086994">
            <text:p>0.011086994</text:p>
          </table:table-cell>
          <table:table-cell office:value-type="float" office:value="5.718468">
            <text:p>5.71846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50695">
            <text:p>0.000050695</text:p>
          </table:table-cell>
          <table:table-cell office:value-type="float" office:value="0.7908248">
            <text:p>0.7908248</text:p>
          </table:table-cell>
          <table:table-cell office:value-type="float" office:value="0.00790797">
            <text:p>0.00790797</text:p>
          </table:table-cell>
          <table:table-cell office:value-type="float" office:value="4.119912">
            <text:p>4.11991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40205">
            <text:p>0.000040205</text:p>
          </table:table-cell>
          <table:table-cell office:value-type="float" office:value="0.567332">
            <text:p>0.567332</text:p>
          </table:table-cell>
          <table:table-cell office:value-type="float" office:value="0.00567309">
            <text:p>0.00567309</text:p>
          </table:table-cell>
          <table:table-cell office:value-type="float" office:value="3.001467">
            <text:p>3.00146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4783">
            <text:p>0.000024783</text:p>
          </table:table-cell>
          <table:table-cell office:value-type="float" office:value="0.5066424">
            <text:p>0.5066424</text:p>
          </table:table-cell>
          <table:table-cell office:value-type="float" office:value="0.005066178">
            <text:p>0.005066178</text:p>
          </table:table-cell>
          <table:table-cell office:value-type="float" office:value="2.699014">
            <text:p>2.69901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7943">
            <text:p>0.000017943</text:p>
          </table:table-cell>
          <table:table-cell office:value-type="float" office:value="0.3416504">
            <text:p>0.3416504</text:p>
          </table:table-cell>
          <table:table-cell office:value-type="float" office:value="0.003416308">
            <text:p>0.003416308</text:p>
          </table:table-cell>
          <table:table-cell office:value-type="float" office:value="1.869475">
            <text:p>1.86947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64">
            <text:p>0.0000164</text:p>
          </table:table-cell>
          <table:table-cell office:value-type="float" office:value="0.2355052">
            <text:p>0.2355052</text:p>
          </table:table-cell>
          <table:table-cell office:value-type="float" office:value="0.002354856">
            <text:p>0.002354856</text:p>
          </table:table-cell>
          <table:table-cell office:value-type="float" office:value="1.335299">
            <text:p>1.33529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189">
            <text:p>0.00001189</text:p>
          </table:table-cell>
          <table:table-cell office:value-type="float" office:value="0.1684788">
            <text:p>0.1684788</text:p>
          </table:table-cell>
          <table:table-cell office:value-type="float" office:value="0.001684578">
            <text:p>0.001684578</text:p>
          </table:table-cell>
          <table:table-cell office:value-type="float" office:value="1.02141">
            <text:p>1.0214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9203">
            <text:p>0.000009203</text:p>
          </table:table-cell>
          <table:table-cell office:value-type="float" office:value="0.105152">
            <text:p>0.105152</text:p>
          </table:table-cell>
          <table:table-cell office:value-type="float" office:value="0.00105131">
            <text:p>0.00105131</text:p>
          </table:table-cell>
          <table:table-cell office:value-type="float" office:value="0.697917">
            <text:p>0.69791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625">
            <text:p>0.000005625</text:p>
          </table:table-cell>
          <table:table-cell office:value-type="float" office:value="0.0413588">
            <text:p>0.0413588</text:p>
          </table:table-cell>
          <table:table-cell office:value-type="float" office:value="0.000413402">
            <text:p>0.000413402</text:p>
          </table:table-cell>
          <table:table-cell office:value-type="float" office:value="0.361177">
            <text:p>0.36117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816">
            <text:p>0.000002816</text:p>
          </table:table-cell>
          <table:table-cell office:value-type="float" office:value="0.0101256">
            <text:p>0.0101256</text:p>
          </table:table-cell>
          <table:table-cell office:value-type="float" office:value="0.000101072">
            <text:p>0.000101072</text:p>
          </table:table-cell>
          <table:table-cell office:value-type="float" office:value="0.118">
            <text:p>0.11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=2, My_Sync_Barrier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98178">
            <text:p>0.000198178</text:p>
          </table:table-cell>
          <table:table-cell office:value-type="float" office:value="7.9893184">
            <text:p>7.9893184</text:p>
          </table:table-cell>
          <table:table-cell office:value-type="float" office:value="0.07989259">
            <text:p>0.07989259</text:p>
          </table:table-cell>
          <table:table-cell office:value-type="float" office:value="39.964162">
            <text:p>39.964162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7149">
            <text:p>0.00017149</text:p>
          </table:table-cell>
          <table:table-cell office:value-type="float" office:value="6.0558698">
            <text:p>6.0558698</text:p>
          </table:table-cell>
          <table:table-cell office:value-type="float" office:value="0.060558172">
            <text:p>0.060558172</text:p>
          </table:table-cell>
          <table:table-cell office:value-type="float" office:value="30.29422">
            <text:p>30.29422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48421">
            <text:p>0.000148421</text:p>
          </table:table-cell>
          <table:table-cell office:value-type="float" office:value="4.5128678">
            <text:p>4.5128678</text:p>
          </table:table-cell>
          <table:table-cell office:value-type="float" office:value="0.045128092">
            <text:p>0.045128092</text:p>
          </table:table-cell>
          <table:table-cell office:value-type="float" office:value="22.577623">
            <text:p>22.57762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22322">
            <text:p>0.000122322</text:p>
          </table:table-cell>
          <table:table-cell office:value-type="float" office:value="3.1093326">
            <text:p>3.1093326</text:p>
          </table:table-cell>
          <table:table-cell office:value-type="float" office:value="0.031092852">
            <text:p>0.031092852</text:p>
          </table:table-cell>
          <table:table-cell office:value-type="float" office:value="15.557865">
            <text:p>15.55786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99629">
            <text:p>0.000099629</text:p>
          </table:table-cell>
          <table:table-cell office:value-type="float" office:value="2.0488744">
            <text:p>2.0488744</text:p>
          </table:table-cell>
          <table:table-cell office:value-type="float" office:value="0.020488322">
            <text:p>0.020488322</text:p>
          </table:table-cell>
          <table:table-cell office:value-type="float" office:value="10.253536">
            <text:p>10.25353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74818">
            <text:p>0.000074818</text:p>
          </table:table-cell>
          <table:table-cell office:value-type="float" office:value="1.1822376">
            <text:p>1.1822376</text:p>
          </table:table-cell>
          <table:table-cell office:value-type="float" office:value="0.011822006">
            <text:p>0.011822006</text:p>
          </table:table-cell>
          <table:table-cell office:value-type="float" office:value="5.918197">
            <text:p>5.918197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1668">
            <text:p>0.000051668</text:p>
          </table:table-cell>
          <table:table-cell office:value-type="float" office:value="0.5763488">
            <text:p>0.5763488</text:p>
          </table:table-cell>
          <table:table-cell office:value-type="float" office:value="0.005763146">
            <text:p>0.005763146</text:p>
          </table:table-cell>
          <table:table-cell office:value-type="float" office:value="2.886653">
            <text:p>2.88665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5811">
            <text:p>0.000025811</text:p>
          </table:table-cell>
          <table:table-cell office:value-type="float" office:value="0.1756798">
            <text:p>0.1756798</text:p>
          </table:table-cell>
          <table:table-cell office:value-type="float" office:value="0.001756404">
            <text:p>0.001756404</text:p>
          </table:table-cell>
          <table:table-cell office:value-type="float" office:value="0.882525">
            <text:p>0.88252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3635">
            <text:p>0.000023635</text:p>
          </table:table-cell>
          <table:table-cell office:value-type="float" office:value="0.1579002">
            <text:p>0.1579002</text:p>
          </table:table-cell>
          <table:table-cell office:value-type="float" office:value="0.001578616">
            <text:p>0.001578616</text:p>
          </table:table-cell>
          <table:table-cell office:value-type="float" office:value="0.792803">
            <text:p>0.7928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0773">
            <text:p>0.000020773</text:p>
          </table:table-cell>
          <table:table-cell office:value-type="float" office:value="0.12395">
            <text:p>0.12395</text:p>
          </table:table-cell>
          <table:table-cell office:value-type="float" office:value="0.001239016">
            <text:p>0.001239016</text:p>
          </table:table-cell>
          <table:table-cell office:value-type="float" office:value="0.622832">
            <text:p>0.62283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7785">
            <text:p>0.000017785</text:p>
          </table:table-cell>
          <table:table-cell office:value-type="float" office:value="0.0898852">
            <text:p>0.0898852</text:p>
          </table:table-cell>
          <table:table-cell office:value-type="float" office:value="0.000898464">
            <text:p>0.000898464</text:p>
          </table:table-cell>
          <table:table-cell office:value-type="float" office:value="0.452229">
            <text:p>0.45222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6325">
            <text:p>0.000016325</text:p>
          </table:table-cell>
          <table:table-cell office:value-type="float" office:value="0.0846116">
            <text:p>0.0846116</text:p>
          </table:table-cell>
          <table:table-cell office:value-type="float" office:value="0.00084552">
            <text:p>0.00084552</text:p>
          </table:table-cell>
          <table:table-cell office:value-type="float" office:value="0.4258">
            <text:p>0.425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3165">
            <text:p>0.000013165</text:p>
          </table:table-cell>
          <table:table-cell office:value-type="float" office:value="0.0614936">
            <text:p>0.0614936</text:p>
          </table:table-cell>
          <table:table-cell office:value-type="float" office:value="0.000614276">
            <text:p>0.000614276</text:p>
          </table:table-cell>
          <table:table-cell office:value-type="float" office:value="0.310424">
            <text:p>0.31042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1015">
            <text:p>0.000011015</text:p>
          </table:table-cell>
          <table:table-cell office:value-type="float" office:value="0.047585">
            <text:p>0.047585</text:p>
          </table:table-cell>
          <table:table-cell office:value-type="float" office:value="0.000475348">
            <text:p>0.000475348</text:p>
          </table:table-cell>
          <table:table-cell office:value-type="float" office:value="0.240321">
            <text:p>0.24032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702">
            <text:p>0.000007702</text:p>
          </table:table-cell>
          <table:table-cell office:value-type="float" office:value="0.0185716">
            <text:p>0.0185716</text:p>
          </table:table-cell>
          <table:table-cell office:value-type="float" office:value="0.000185498">
            <text:p>0.000185498</text:p>
          </table:table-cell>
          <table:table-cell office:value-type="float" office:value="0.094506">
            <text:p>0.09450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099">
            <text:p>0.000005099</text:p>
          </table:table-cell>
          <table:table-cell office:value-type="float" office:value="0.0116734">
            <text:p>0.0116734</text:p>
          </table:table-cell>
          <table:table-cell office:value-type="float" office:value="0.00011628">
            <text:p>0.00011628</text:p>
          </table:table-cell>
          <table:table-cell office:value-type="float" office:value="0.05986">
            <text:p>0.0598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684">
            <text:p>0.000002684</text:p>
          </table:table-cell>
          <table:table-cell office:value-type="float" office:value="0.003768">
            <text:p>0.003768</text:p>
          </table:table-cell>
          <table:table-cell office:value-type="float" office:value="0.000037456">
            <text:p>0.000037456</text:p>
          </table:table-cell>
          <table:table-cell office:value-type="float" office:value="0.020193">
            <text:p>0.020193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N=2, Cachecode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115">
            <text:p>0.00026115</text:p>
          </table:table-cell>
          <table:table-cell office:value-type="float" office:value="10.5529286">
            <text:p>10.5529286</text:p>
          </table:table-cell>
          <table:table-cell office:value-type="float" office:value="0.105528618">
            <text:p>0.105528618</text:p>
          </table:table-cell>
          <table:table-cell office:value-type="float" office:value="52.801737">
            <text:p>52.80173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50403">
            <text:p>0.000250403</text:p>
          </table:table-cell>
          <table:table-cell office:value-type="float" office:value="8.8514358">
            <text:p>8.8514358</text:p>
          </table:table-cell>
          <table:table-cell office:value-type="float" office:value="0.088513632">
            <text:p>0.088513632</text:p>
          </table:table-cell>
          <table:table-cell office:value-type="float" office:value="44.293259">
            <text:p>44.29325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93988">
            <text:p>0.000193988</text:p>
          </table:table-cell>
          <table:table-cell office:value-type="float" office:value="5.9026532">
            <text:p>5.9026532</text:p>
          </table:table-cell>
          <table:table-cell office:value-type="float" office:value="0.059025852">
            <text:p>0.059025852</text:p>
          </table:table-cell>
          <table:table-cell office:value-type="float" office:value="29.539433">
            <text:p>29.53943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59304">
            <text:p>0.000159304</text:p>
          </table:table-cell>
          <table:table-cell office:value-type="float" office:value="4.0588398">
            <text:p>4.0588398</text:p>
          </table:table-cell>
          <table:table-cell office:value-type="float" office:value="0.040587786">
            <text:p>0.040587786</text:p>
          </table:table-cell>
          <table:table-cell office:value-type="float" office:value="20.316816">
            <text:p>20.31681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27612">
            <text:p>0.000127612</text:p>
          </table:table-cell>
          <table:table-cell office:value-type="float" office:value="2.6217056">
            <text:p>2.6217056</text:p>
          </table:table-cell>
          <table:table-cell office:value-type="float" office:value="0.02621639">
            <text:p>0.02621639</text:p>
          </table:table-cell>
          <table:table-cell office:value-type="float" office:value="13.123036">
            <text:p>13.12303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9093">
            <text:p>0.00009093</text:p>
          </table:table-cell>
          <table:table-cell office:value-type="float" office:value="1.4438476">
            <text:p>1.4438476</text:p>
          </table:table-cell>
          <table:table-cell office:value-type="float" office:value="0.014437906">
            <text:p>0.014437906</text:p>
          </table:table-cell>
          <table:table-cell office:value-type="float" office:value="7.230182">
            <text:p>7.23018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61815">
            <text:p>0.000061815</text:p>
          </table:table-cell>
          <table:table-cell office:value-type="float" office:value="0.6990734">
            <text:p>0.6990734</text:p>
          </table:table-cell>
          <table:table-cell office:value-type="float" office:value="0.006990168">
            <text:p>0.006990168</text:p>
          </table:table-cell>
          <table:table-cell office:value-type="float" office:value="3.502029">
            <text:p>3.50202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5466">
            <text:p>0.000025466</text:p>
          </table:table-cell>
          <table:table-cell office:value-type="float" office:value="0.1807106">
            <text:p>0.1807106</text:p>
          </table:table-cell>
          <table:table-cell office:value-type="float" office:value="0.00180657">
            <text:p>0.00180657</text:p>
          </table:table-cell>
          <table:table-cell office:value-type="float" office:value="0.907394">
            <text:p>0.90739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4323">
            <text:p>0.000024323</text:p>
          </table:table-cell>
          <table:table-cell office:value-type="float" office:value="0.1543936">
            <text:p>0.1543936</text:p>
          </table:table-cell>
          <table:table-cell office:value-type="float" office:value="0.00154345">
            <text:p>0.00154345</text:p>
          </table:table-cell>
          <table:table-cell office:value-type="float" office:value="0.775431">
            <text:p>0.77543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2791">
            <text:p>0.000022791</text:p>
          </table:table-cell>
          <table:table-cell office:value-type="float" office:value="0.1315326">
            <text:p>0.1315326</text:p>
          </table:table-cell>
          <table:table-cell office:value-type="float" office:value="0.001314806">
            <text:p>0.001314806</text:p>
          </table:table-cell>
          <table:table-cell office:value-type="float" office:value="0.660697">
            <text:p>0.66069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8864">
            <text:p>0.000018864</text:p>
          </table:table-cell>
          <table:table-cell office:value-type="float" office:value="0.1051954">
            <text:p>0.1051954</text:p>
          </table:table-cell>
          <table:table-cell office:value-type="float" office:value="0.001051432">
            <text:p>0.001051432</text:p>
          </table:table-cell>
          <table:table-cell office:value-type="float" office:value="0.529428">
            <text:p>0.52942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6317">
            <text:p>0.000016317</text:p>
          </table:table-cell>
          <table:table-cell office:value-type="float" office:value="0.0815194">
            <text:p>0.0815194</text:p>
          </table:table-cell>
          <table:table-cell office:value-type="float" office:value="0.000814784">
            <text:p>0.000814784</text:p>
          </table:table-cell>
          <table:table-cell office:value-type="float" office:value="0.41037">
            <text:p>0.4103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3241">
            <text:p>0.000013241</text:p>
          </table:table-cell>
          <table:table-cell office:value-type="float" office:value="0.0635094">
            <text:p>0.0635094</text:p>
          </table:table-cell>
          <table:table-cell office:value-type="float" office:value="0.00063471">
            <text:p>0.00063471</text:p>
          </table:table-cell>
          <table:table-cell office:value-type="float" office:value="0.319877">
            <text:p>0.31987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085">
            <text:p>0.00001085</text:p>
          </table:table-cell>
          <table:table-cell office:value-type="float" office:value="0.04164">
            <text:p>0.04164</text:p>
          </table:table-cell>
          <table:table-cell office:value-type="float" office:value="0.000416112">
            <text:p>0.000416112</text:p>
          </table:table-cell>
          <table:table-cell office:value-type="float" office:value="0.210514">
            <text:p>0.21051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577">
            <text:p>0.000007577</text:p>
          </table:table-cell>
          <table:table-cell office:value-type="float" office:value="0.0227738">
            <text:p>0.0227738</text:p>
          </table:table-cell>
          <table:table-cell office:value-type="float" office:value="0.000227474">
            <text:p>0.000227474</text:p>
          </table:table-cell>
          <table:table-cell office:value-type="float" office:value="0.115578">
            <text:p>0.11557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105">
            <text:p>0.000005105</text:p>
          </table:table-cell>
          <table:table-cell office:value-type="float" office:value="0.00939">
            <text:p>0.00939</text:p>
          </table:table-cell>
          <table:table-cell office:value-type="float" office:value="0.000093626">
            <text:p>0.000093626</text:p>
          </table:table-cell>
          <table:table-cell office:value-type="float" office:value="0.048308">
            <text:p>0.04830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8">
            <text:p>0.0000028</text:p>
          </table:table-cell>
          <table:table-cell office:value-type="float" office:value="0.0043006">
            <text:p>0.0043006</text:p>
          </table:table-cell>
          <table:table-cell office:value-type="float" office:value="0.000042766">
            <text:p>0.000042766</text:p>
          </table:table-cell>
          <table:table-cell office:value-type="float" office:value="0.022912">
            <text:p>0.022912</text:p>
          </table:table-cell>
          <table:table-cell table:number-columns-repeated="2"/>
        </table:table-row>
      </table:table>
      <table:table table:name="Cyclope" table:style-name="ta1" table:print="false"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Paraffin N=1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56349">
            <text:p>0.000256349</text:p>
          </table:table-cell>
          <table:table-cell office:value-type="float" office:value="20.6138032">
            <text:p>20.6138032</text:p>
          </table:table-cell>
          <table:table-cell office:value-type="string">
            <text:p><text:s text:c="2"/></text:p>
          </table:table-cell>
          <table:table-cell office:value-type="float" office:value="103.118059">
            <text:p>103.118059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24469">
            <text:p>0.000224469</text:p>
          </table:table-cell>
          <table:table-cell office:value-type="float" office:value="15.809723">
            <text:p>15.809723</text:p>
          </table:table-cell>
          <table:table-cell office:value-type="string">
            <text:p><text:s text:c="2"/></text:p>
          </table:table-cell>
          <table:table-cell office:value-type="float" office:value="79.127804">
            <text:p>79.127804</text:p>
          </table:table-cell>
          <table:table-cell/>
          <table:table-cell>
            <draw:frame table:end-cell-address="Cyclope.P40" table:end-x="0.7579in" table:end-y="0.0213in" draw:z-index="0" draw:style-name="gr1" svg:width="8.7421in" svg:height="5.6492in" svg:x="0.0169in" svg:y="0.0394in">
              <draw:object draw:notify-on-update-of-ranges="Cyclope.A7:Cyclope.A23 Cyclope.A6:Cyclope.A6 Cyclope.E7:Cyclope.E23 Cyclope.A26:Cyclope.A42 Cyclope.A25:Cyclope.A25 Cyclope.E26:Cyclope.E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92567">
            <text:p>0.000192567</text:p>
          </table:table-cell>
          <table:table-cell office:value-type="float" office:value="11.6367252">
            <text:p>11.6367252</text:p>
          </table:table-cell>
          <table:table-cell office:value-type="string">
            <text:p><text:s text:c="2"/></text:p>
          </table:table-cell>
          <table:table-cell office:value-type="float" office:value="58.268102">
            <text:p>58.268102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60677">
            <text:p>0.000160677</text:p>
          </table:table-cell>
          <table:table-cell office:value-type="float" office:value="8.1036016">
            <text:p>8.1036016</text:p>
          </table:table-cell>
          <table:table-cell office:value-type="string">
            <text:p><text:s text:c="2"/></text:p>
          </table:table-cell>
          <table:table-cell office:value-type="float" office:value="40.609517">
            <text:p>40.60951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28786">
            <text:p>0.000128786</text:p>
          </table:table-cell>
          <table:table-cell office:value-type="float" office:value="5.2091668">
            <text:p>5.2091668</text:p>
          </table:table-cell>
          <table:table-cell office:value-type="string">
            <text:p><text:s text:c="2"/></text:p>
          </table:table-cell>
          <table:table-cell office:value-type="float" office:value="26.101635">
            <text:p>26.10163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96959">
            <text:p>0.000096959</text:p>
          </table:table-cell>
          <table:table-cell office:value-type="float" office:value="2.9555428">
            <text:p>2.9555428</text:p>
          </table:table-cell>
          <table:table-cell office:value-type="string">
            <text:p><text:s text:c="2"/></text:p>
          </table:table-cell>
          <table:table-cell office:value-type="float" office:value="14.826043">
            <text:p>14.82604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65083">
            <text:p>0.000065083</text:p>
          </table:table-cell>
          <table:table-cell office:value-type="float" office:value="1.335129">
            <text:p>1.335129</text:p>
          </table:table-cell>
          <table:table-cell office:value-type="string">
            <text:p><text:s text:c="2"/></text:p>
          </table:table-cell>
          <table:table-cell office:value-type="float" office:value="6.717751">
            <text:p>6.71775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3203">
            <text:p>0.000033203</text:p>
          </table:table-cell>
          <table:table-cell office:value-type="float" office:value="0.3534944">
            <text:p>0.3534944</text:p>
          </table:table-cell>
          <table:table-cell office:value-type="string">
            <text:p><text:s text:c="2"/></text:p>
          </table:table-cell>
          <table:table-cell office:value-type="float" office:value="1.786577">
            <text:p>1.78657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0015">
            <text:p>0.000030015</text:p>
          </table:table-cell>
          <table:table-cell office:value-type="float" office:value="0.2907152">
            <text:p>0.2907152</text:p>
          </table:table-cell>
          <table:table-cell office:value-type="string">
            <text:p><text:s text:c="2"/></text:p>
          </table:table-cell>
          <table:table-cell office:value-type="float" office:value="1.472289">
            <text:p>1.47228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6837">
            <text:p>0.000026837</text:p>
          </table:table-cell>
          <table:table-cell office:value-type="float" office:value="0.233808">
            <text:p>0.233808</text:p>
          </table:table-cell>
          <table:table-cell office:value-type="string">
            <text:p><text:s text:c="2"/></text:p>
          </table:table-cell>
          <table:table-cell office:value-type="float" office:value="1.18605">
            <text:p>1.1860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3646">
            <text:p>0.000023646</text:p>
          </table:table-cell>
          <table:table-cell office:value-type="float" office:value="0.1856844">
            <text:p>0.1856844</text:p>
          </table:table-cell>
          <table:table-cell office:value-type="string">
            <text:p><text:s text:c="2"/></text:p>
          </table:table-cell>
          <table:table-cell office:value-type="float" office:value="0.939495">
            <text:p>0.93949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0455">
            <text:p>0.000020455</text:p>
          </table:table-cell>
          <table:table-cell office:value-type="float" office:value="0.1395472">
            <text:p>0.1395472</text:p>
          </table:table-cell>
          <table:table-cell office:value-type="string">
            <text:p><text:s text:c="2"/></text:p>
          </table:table-cell>
          <table:table-cell office:value-type="float" office:value="0.709618">
            <text:p>0.70961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7312">
            <text:p>0.000017312</text:p>
          </table:table-cell>
          <table:table-cell office:value-type="float" office:value="0.1024806">
            <text:p>0.1024806</text:p>
          </table:table-cell>
          <table:table-cell office:value-type="string">
            <text:p><text:s text:c="2"/></text:p>
          </table:table-cell>
          <table:table-cell office:value-type="float" office:value="0.523379">
            <text:p>0.52337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4134">
            <text:p>0.000014134</text:p>
          </table:table-cell>
          <table:table-cell office:value-type="float" office:value="0.0729028">
            <text:p>0.0729028</text:p>
          </table:table-cell>
          <table:table-cell office:value-type="string">
            <text:p><text:s text:c="2"/></text:p>
          </table:table-cell>
          <table:table-cell office:value-type="float" office:value="0.371248">
            <text:p>0.37124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0877">
            <text:p>0.000010877</text:p>
          </table:table-cell>
          <table:table-cell office:value-type="float" office:value="0.0460832">
            <text:p>0.0460832</text:p>
          </table:table-cell>
          <table:table-cell office:value-type="string">
            <text:p><text:s text:c="2"/></text:p>
          </table:table-cell>
          <table:table-cell office:value-type="float" office:value="0.236546">
            <text:p>0.23654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7708">
            <text:p>0.000007708</text:p>
          </table:table-cell>
          <table:table-cell office:value-type="float" office:value="0.029046">
            <text:p>0.029046</text:p>
          </table:table-cell>
          <table:table-cell office:value-type="string">
            <text:p><text:s text:c="2"/></text:p>
          </table:table-cell>
          <table:table-cell office:value-type="float" office:value="0.148829">
            <text:p>0.14882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531">
            <text:p>0.000004531</text:p>
          </table:table-cell>
          <table:table-cell office:value-type="float" office:value="0.015626">
            <text:p>0.015626</text:p>
          </table:table-cell>
          <table:table-cell office:value-type="string">
            <text:p><text:s text:c="2"/></text:p>
          </table:table-cell>
          <table:table-cell office:value-type="float" office:value="0.080507">
            <text:p>0.08050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raffin N=4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12992">
            <text:p>0.000312992</text:p>
          </table:table-cell>
          <table:table-cell office:value-type="float" office:value="7.4522946">
            <text:p>7.4522946</text:p>
          </table:table-cell>
          <table:table-cell office:value-type="string">
            <text:p><text:s text:c="2"/></text:p>
          </table:table-cell>
          <table:table-cell office:value-type="float" office:value="37.294816">
            <text:p>37.294816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95249">
            <text:p>0.000295249</text:p>
          </table:table-cell>
          <table:table-cell office:value-type="float" office:value="6.4190912">
            <text:p>6.4190912</text:p>
          </table:table-cell>
          <table:table-cell office:value-type="string">
            <text:p><text:s text:c="2"/></text:p>
          </table:table-cell>
          <table:table-cell office:value-type="float" office:value="32.118523">
            <text:p>32.11852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73884">
            <text:p>0.000273884</text:p>
          </table:table-cell>
          <table:table-cell office:value-type="float" office:value="5.1631554">
            <text:p>5.1631554</text:p>
          </table:table-cell>
          <table:table-cell office:value-type="string">
            <text:p><text:s text:c="2"/></text:p>
          </table:table-cell>
          <table:table-cell office:value-type="float" office:value="25.837035">
            <text:p>25.837035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24947">
            <text:p>0.000224947</text:p>
          </table:table-cell>
          <table:table-cell office:value-type="float" office:value="3.8280002">
            <text:p>3.8280002</text:p>
          </table:table-cell>
          <table:table-cell office:value-type="string">
            <text:p><text:s text:c="2"/></text:p>
          </table:table-cell>
          <table:table-cell office:value-type="float" office:value="19.165618">
            <text:p>19.16561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63412">
            <text:p>0.000163412</text:p>
          </table:table-cell>
          <table:table-cell office:value-type="float" office:value="2.315395">
            <text:p>2.315395</text:p>
          </table:table-cell>
          <table:table-cell office:value-type="string">
            <text:p><text:s text:c="2"/></text:p>
          </table:table-cell>
          <table:table-cell office:value-type="float" office:value="11.59164">
            <text:p>11.5916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1071">
            <text:p>0.000101071</text:p>
          </table:table-cell>
          <table:table-cell office:value-type="float" office:value="1.461148">
            <text:p>1.461148</text:p>
          </table:table-cell>
          <table:table-cell office:value-type="string">
            <text:p><text:s text:c="2"/></text:p>
          </table:table-cell>
          <table:table-cell office:value-type="float" office:value="7.324193">
            <text:p>7.32419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62599">
            <text:p>0.000062599</text:p>
          </table:table-cell>
          <table:table-cell office:value-type="float" office:value="0.61567">
            <text:p>0.61567</text:p>
          </table:table-cell>
          <table:table-cell office:value-type="string">
            <text:p><text:s text:c="2"/></text:p>
          </table:table-cell>
          <table:table-cell office:value-type="float" office:value="3.085011">
            <text:p>3.0850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4385">
            <text:p>0.000034385</text:p>
          </table:table-cell>
          <table:table-cell office:value-type="float" office:value="0.221187">
            <text:p>0.221187</text:p>
          </table:table-cell>
          <table:table-cell office:value-type="string">
            <text:p><text:s text:c="2"/></text:p>
          </table:table-cell>
          <table:table-cell office:value-type="float" office:value="1.127764">
            <text:p>1.12776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2802">
            <text:p>0.000032802</text:p>
          </table:table-cell>
          <table:table-cell office:value-type="float" office:value="0.1872564">
            <text:p>0.1872564</text:p>
          </table:table-cell>
          <table:table-cell office:value-type="string">
            <text:p><text:s text:c="2"/></text:p>
          </table:table-cell>
          <table:table-cell office:value-type="float" office:value="0.947795">
            <text:p>0.94779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9767">
            <text:p>0.000029767</text:p>
          </table:table-cell>
          <table:table-cell office:value-type="float" office:value="0.1601018">
            <text:p>0.1601018</text:p>
          </table:table-cell>
          <table:table-cell office:value-type="string">
            <text:p><text:s text:c="2"/></text:p>
          </table:table-cell>
          <table:table-cell office:value-type="float" office:value="0.815286">
            <text:p>0.81528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6008">
            <text:p>0.000026008</text:p>
          </table:table-cell>
          <table:table-cell office:value-type="float" office:value="0.1358634">
            <text:p>0.1358634</text:p>
          </table:table-cell>
          <table:table-cell office:value-type="string">
            <text:p><text:s text:c="2"/></text:p>
          </table:table-cell>
          <table:table-cell office:value-type="float" office:value="0.693799">
            <text:p>0.69379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2926">
            <text:p>0.000022926</text:p>
          </table:table-cell>
          <table:table-cell office:value-type="float" office:value="0.1093542">
            <text:p>0.1093542</text:p>
          </table:table-cell>
          <table:table-cell office:value-type="string">
            <text:p><text:s text:c="2"/></text:p>
          </table:table-cell>
          <table:table-cell office:value-type="float" office:value="0.559711">
            <text:p>0.5597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8263">
            <text:p>0.000018263</text:p>
          </table:table-cell>
          <table:table-cell office:value-type="float" office:value="0.0925964">
            <text:p>0.0925964</text:p>
          </table:table-cell>
          <table:table-cell office:value-type="string">
            <text:p><text:s text:c="2"/></text:p>
          </table:table-cell>
          <table:table-cell office:value-type="float" office:value="0.472343">
            <text:p>0.4723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5508">
            <text:p>0.000015508</text:p>
          </table:table-cell>
          <table:table-cell office:value-type="float" office:value="0.0745288">
            <text:p>0.0745288</text:p>
          </table:table-cell>
          <table:table-cell office:value-type="string">
            <text:p><text:s text:c="2"/></text:p>
          </table:table-cell>
          <table:table-cell office:value-type="float" office:value="0.380977">
            <text:p>0.38097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2351">
            <text:p>0.000012351</text:p>
          </table:table-cell>
          <table:table-cell office:value-type="float" office:value="0.0646114">
            <text:p>0.0646114</text:p>
          </table:table-cell>
          <table:table-cell office:value-type="string">
            <text:p><text:s text:c="2"/></text:p>
          </table:table-cell>
          <table:table-cell office:value-type="float" office:value="0.329884">
            <text:p>0.32988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8824">
            <text:p>0.000008824</text:p>
          </table:table-cell>
          <table:table-cell office:value-type="float" office:value="0.0518426">
            <text:p>0.0518426</text:p>
          </table:table-cell>
          <table:table-cell office:value-type="string">
            <text:p><text:s text:c="2"/></text:p>
          </table:table-cell>
          <table:table-cell office:value-type="float" office:value="0.264227">
            <text:p>0.26422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31">
            <text:p>0.00000531</text:p>
          </table:table-cell>
          <table:table-cell office:value-type="float" office:value="0.039181">
            <text:p>0.039181</text:p>
          </table:table-cell>
          <table:table-cell office:value-type="string">
            <text:p><text:s text:c="2"/></text:p>
          </table:table-cell>
          <table:table-cell office:value-type="float" office:value="0.198482">
            <text:p>0.19848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Psim N=1</text:p>
          </table:table-cell>
          <table:table-cell table:number-columns-repeated="3"/>
          <table:table-cell office:value-type="string">
            <text:p>T_Total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4524">
            <text:p>0.00034524</text:p>
          </table:table-cell>
          <table:table-cell office:value-type="float" office:value="27.7229248">
            <text:p>27.7229248</text:p>
          </table:table-cell>
          <table:table-cell office:value-type="float" office:value="0.277227628">
            <text:p>0.277227628</text:p>
          </table:table-cell>
          <table:table-cell office:value-type="float" office:value="138.683431">
            <text:p>138.683431</text:p>
          </table:table-cell>
          <table:table-cell/>
          <table:table-cell>
            <draw:frame table:end-cell-address="Cyclope.P77" table:end-x="0.7791in" table:end-y="0.022in" draw:z-index="1" draw:style-name="gr1" svg:width="8.7693in" svg:height="5.3236in" svg:x="0.011in" svg:y="0.0122in">
              <draw:object draw:notify-on-update-of-ranges="Cyclope.A47:Cyclope.A63 Cyclope.A46:Cyclope.A46 Cyclope.E47:Cyclope.E63 Cyclope.A164:Cyclope.A164 Cyclope.E165:Cyclope.E181 Cyclope.A165:Cyclope.A181 Cyclope.A86:Cyclope.A102 Cyclope.A85:Cyclope.A85 Cyclope.E86:Cyclope.E102 Cyclope.A66:Cyclope.A82 Cyclope.A65:Cyclope.A65 Cyclope.E66:Cyclope.E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01834">
            <text:p>0.000301834</text:p>
          </table:table-cell>
          <table:table-cell office:value-type="float" office:value="21.219013">
            <text:p>21.219013</text:p>
          </table:table-cell>
          <table:table-cell office:value-type="float" office:value="0.212188534">
            <text:p>0.212188534</text:p>
          </table:table-cell>
          <table:table-cell office:value-type="float" office:value="106.14482">
            <text:p>106.14482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59005">
            <text:p>0.000259005</text:p>
          </table:table-cell>
          <table:table-cell office:value-type="float" office:value="15.6173942">
            <text:p>15.6173942</text:p>
          </table:table-cell>
          <table:table-cell office:value-type="float" office:value="0.15617241">
            <text:p>0.15617241</text:p>
          </table:table-cell>
          <table:table-cell office:value-type="float" office:value="78.150074">
            <text:p>78.15007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15835">
            <text:p>0.000215835</text:p>
          </table:table-cell>
          <table:table-cell office:value-type="float" office:value="10.853782">
            <text:p>10.853782</text:p>
          </table:table-cell>
          <table:table-cell office:value-type="float" office:value="0.108536584">
            <text:p>0.108536584</text:p>
          </table:table-cell>
          <table:table-cell office:value-type="float" office:value="54.312772">
            <text:p>54.31277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68697">
            <text:p>0.000168697</text:p>
          </table:table-cell>
          <table:table-cell office:value-type="float" office:value="6.8015954">
            <text:p>6.8015954</text:p>
          </table:table-cell>
          <table:table-cell office:value-type="float" office:value="0.068014518">
            <text:p>0.068014518</text:p>
          </table:table-cell>
          <table:table-cell office:value-type="float" office:value="34.085202">
            <text:p>34.08520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29597">
            <text:p>0.000129597</text:p>
          </table:table-cell>
          <table:table-cell office:value-type="float" office:value="3.9283342">
            <text:p>3.9283342</text:p>
          </table:table-cell>
          <table:table-cell office:value-type="float" office:value="0.039281874">
            <text:p>0.039281874</text:p>
          </table:table-cell>
          <table:table-cell office:value-type="float" office:value="19.726291">
            <text:p>19.72629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637">
            <text:p>0.00008637</text:p>
          </table:table-cell>
          <table:table-cell office:value-type="float" office:value="1.7560788">
            <text:p>1.7560788</text:p>
          </table:table-cell>
          <table:table-cell office:value-type="float" office:value="0.017559334">
            <text:p>0.017559334</text:p>
          </table:table-cell>
          <table:table-cell office:value-type="float" office:value="8.832745">
            <text:p>8.83274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2199">
            <text:p>0.000042199</text:p>
          </table:table-cell>
          <table:table-cell office:value-type="float" office:value="0.4383714">
            <text:p>0.4383714</text:p>
          </table:table-cell>
          <table:table-cell office:value-type="float" office:value="0.00438225">
            <text:p>0.00438225</text:p>
          </table:table-cell>
          <table:table-cell office:value-type="float" office:value="2.218733">
            <text:p>2.21873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8151">
            <text:p>0.000038151</text:p>
          </table:table-cell>
          <table:table-cell office:value-type="float" office:value="0.3585454">
            <text:p>0.3585454</text:p>
          </table:table-cell>
          <table:table-cell office:value-type="float" office:value="0.003584062">
            <text:p>0.003584062</text:p>
          </table:table-cell>
          <table:table-cell office:value-type="float" office:value="1.815189">
            <text:p>1.81518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691">
            <text:p>0.000033691</text:p>
          </table:table-cell>
          <table:table-cell office:value-type="float" office:value="0.2838446">
            <text:p>0.2838446</text:p>
          </table:table-cell>
          <table:table-cell office:value-type="float" office:value="0.002837004">
            <text:p>0.002837004</text:p>
          </table:table-cell>
          <table:table-cell office:value-type="float" office:value="1.441253">
            <text:p>1.44125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072">
            <text:p>0.000029072</text:p>
          </table:table-cell>
          <table:table-cell office:value-type="float" office:value="0.2166936">
            <text:p>0.2166936</text:p>
          </table:table-cell>
          <table:table-cell office:value-type="float" office:value="0.002165516">
            <text:p>0.002165516</text:p>
          </table:table-cell>
          <table:table-cell office:value-type="float" office:value="1.102883">
            <text:p>1.10288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215">
            <text:p>0.000025215</text:p>
          </table:table-cell>
          <table:table-cell office:value-type="float" office:value="0.1630886">
            <text:p>0.1630886</text:p>
          </table:table-cell>
          <table:table-cell office:value-type="float" office:value="0.001629426">
            <text:p>0.001629426</text:p>
          </table:table-cell>
          <table:table-cell office:value-type="float" office:value="0.83051">
            <text:p>0.8305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1121">
            <text:p>0.000021121</text:p>
          </table:table-cell>
          <table:table-cell office:value-type="float" office:value="0.1159878">
            <text:p>0.1159878</text:p>
          </table:table-cell>
          <table:table-cell office:value-type="float" office:value="0.001158444">
            <text:p>0.001158444</text:p>
          </table:table-cell>
          <table:table-cell office:value-type="float" office:value="0.59443">
            <text:p>0.594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222">
            <text:p>0.000017222</text:p>
          </table:table-cell>
          <table:table-cell office:value-type="float" office:value="0.0779966">
            <text:p>0.0779966</text:p>
          </table:table-cell>
          <table:table-cell office:value-type="float" office:value="0.000778552">
            <text:p>0.000778552</text:p>
          </table:table-cell>
          <table:table-cell office:value-type="float" office:value="0.401351">
            <text:p>0.40135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093">
            <text:p>0.000013093</text:p>
          </table:table-cell>
          <table:table-cell office:value-type="float" office:value="0.0473976">
            <text:p>0.0473976</text:p>
          </table:table-cell>
          <table:table-cell office:value-type="float" office:value="0.0004726">
            <text:p>0.0004726</text:p>
          </table:table-cell>
          <table:table-cell office:value-type="float" office:value="0.24678">
            <text:p>0.2467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161">
            <text:p>0.000009161</text:p>
          </table:table-cell>
          <table:table-cell office:value-type="float" office:value="0.0251782">
            <text:p>0.0251782</text:p>
          </table:table-cell>
          <table:table-cell office:value-type="float" office:value="0.000250408">
            <text:p>0.000250408</text:p>
          </table:table-cell>
          <table:table-cell office:value-type="float" office:value="0.13257">
            <text:p>0.1325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21">
            <text:p>0.00000521</text:p>
          </table:table-cell>
          <table:table-cell office:value-type="float" office:value="0.0106138">
            <text:p>0.0106138</text:p>
          </table:table-cell>
          <table:table-cell office:value-type="float" office:value="0.000104702">
            <text:p>0.000104702</text:p>
          </table:table-cell>
          <table:table-cell office:value-type="float" office:value="0.057409">
            <text:p>0.0574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uspension Objects, N=4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447747">
            <text:p>0.000447747</text:p>
          </table:table-cell>
          <table:table-cell office:value-type="float" office:value="9.301481">
            <text:p>9.301481</text:p>
          </table:table-cell>
          <table:table-cell office:value-type="float" office:value="0.093013516">
            <text:p>0.093013516</text:p>
          </table:table-cell>
          <table:table-cell office:value-type="float" office:value="46.555071">
            <text:p>46.555071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88536">
            <text:p>0.000388536</text:p>
          </table:table-cell>
          <table:table-cell office:value-type="float" office:value="7.1226044">
            <text:p>7.1226044</text:p>
          </table:table-cell>
          <table:table-cell office:value-type="float" office:value="0.071224626">
            <text:p>0.071224626</text:p>
          </table:table-cell>
          <table:table-cell office:value-type="float" office:value="35.661409">
            <text:p>35.66140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28346">
            <text:p>0.000328346</text:p>
          </table:table-cell>
          <table:table-cell office:value-type="float" office:value="5.246047">
            <text:p>5.246047</text:p>
          </table:table-cell>
          <table:table-cell office:value-type="float" office:value="0.052459106">
            <text:p>0.052459106</text:p>
          </table:table-cell>
          <table:table-cell office:value-type="float" office:value="26.270138">
            <text:p>26.27013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62859">
            <text:p>0.000262859</text:p>
          </table:table-cell>
          <table:table-cell office:value-type="float" office:value="3.607306">
            <text:p>3.607306</text:p>
          </table:table-cell>
          <table:table-cell office:value-type="float" office:value="0.03607171">
            <text:p>0.03607171</text:p>
          </table:table-cell>
          <table:table-cell office:value-type="float" office:value="18.068478">
            <text:p>18.06847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01629">
            <text:p>0.000201629</text:p>
          </table:table-cell>
          <table:table-cell office:value-type="float" office:value="2.3182852">
            <text:p>2.3182852</text:p>
          </table:table-cell>
          <table:table-cell office:value-type="float" office:value="0.023181392">
            <text:p>0.023181392</text:p>
          </table:table-cell>
          <table:table-cell office:value-type="float" office:value="11.615799">
            <text:p>11.615799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36616">
            <text:p>0.000136616</text:p>
          </table:table-cell>
          <table:table-cell office:value-type="float" office:value="1.3187182">
            <text:p>1.3187182</text:p>
          </table:table-cell>
          <table:table-cell office:value-type="float" office:value="0.013185834">
            <text:p>0.013185834</text:p>
          </table:table-cell>
          <table:table-cell office:value-type="float" office:value="6.609671">
            <text:p>6.60967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5708">
            <text:p>0.000085708</text:p>
          </table:table-cell>
          <table:table-cell office:value-type="float" office:value="0.590994">
            <text:p>0.590994</text:p>
          </table:table-cell>
          <table:table-cell office:value-type="float" office:value="0.005908482">
            <text:p>0.005908482</text:p>
          </table:table-cell>
          <table:table-cell office:value-type="float" office:value="2.96608">
            <text:p>2.9660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1585">
            <text:p>0.000041585</text:p>
          </table:table-cell>
          <table:table-cell office:value-type="float" office:value="0.1675582">
            <text:p>0.1675582</text:p>
          </table:table-cell>
          <table:table-cell office:value-type="float" office:value="0.001674152">
            <text:p>0.001674152</text:p>
          </table:table-cell>
          <table:table-cell office:value-type="float" office:value="0.845069">
            <text:p>0.8450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76">
            <text:p>0.0000376</text:p>
          </table:table-cell>
          <table:table-cell office:value-type="float" office:value="0.1810824">
            <text:p>0.1810824</text:p>
          </table:table-cell>
          <table:table-cell office:value-type="float" office:value="0.00180958">
            <text:p>0.00180958</text:p>
          </table:table-cell>
          <table:table-cell office:value-type="float" office:value="0.91159">
            <text:p>0.9115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715">
            <text:p>0.000033715</text:p>
          </table:table-cell>
          <table:table-cell office:value-type="float" office:value="0.1017404">
            <text:p>0.1017404</text:p>
          </table:table-cell>
          <table:table-cell office:value-type="float" office:value="0.001015912">
            <text:p>0.001015912</text:p>
          </table:table-cell>
          <table:table-cell office:value-type="float" office:value="0.515014">
            <text:p>0.51501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789">
            <text:p>0.000029789</text:p>
          </table:table-cell>
          <table:table-cell office:value-type="float" office:value="0.0886858">
            <text:p>0.0886858</text:p>
          </table:table-cell>
          <table:table-cell office:value-type="float" office:value="0.000885168">
            <text:p>0.000885168</text:p>
          </table:table-cell>
          <table:table-cell office:value-type="float" office:value="0.448446">
            <text:p>0.44844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847">
            <text:p>0.000025847</text:p>
          </table:table-cell>
          <table:table-cell office:value-type="float" office:value="0.0601236">
            <text:p>0.0601236</text:p>
          </table:table-cell>
          <table:table-cell office:value-type="float" office:value="0.000599966">
            <text:p>0.000599966</text:p>
          </table:table-cell>
          <table:table-cell office:value-type="float" office:value="0.305538">
            <text:p>0.30553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1737">
            <text:p>0.000021737</text:p>
          </table:table-cell>
          <table:table-cell office:value-type="float" office:value="0.044524">
            <text:p>0.044524</text:p>
          </table:table-cell>
          <table:table-cell office:value-type="float" office:value="0.000443808">
            <text:p>0.000443808</text:p>
          </table:table-cell>
          <table:table-cell office:value-type="float" office:value="0.226889">
            <text:p>0.22688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607">
            <text:p>0.000017607</text:p>
          </table:table-cell>
          <table:table-cell office:value-type="float" office:value="0.043775">
            <text:p>0.043775</text:p>
          </table:table-cell>
          <table:table-cell office:value-type="float" office:value="0.000436498">
            <text:p>0.000436498</text:p>
          </table:table-cell>
          <table:table-cell office:value-type="float" office:value="0.222882">
            <text:p>0.22288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573">
            <text:p>0.000013573</text:p>
          </table:table-cell>
          <table:table-cell office:value-type="float" office:value="0.0281158">
            <text:p>0.0281158</text:p>
          </table:table-cell>
          <table:table-cell office:value-type="float" office:value="0.000279848">
            <text:p>0.000279848</text:p>
          </table:table-cell>
          <table:table-cell office:value-type="float" office:value="0.146703">
            <text:p>0.14670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79">
            <text:p>0.00000979</text:p>
          </table:table-cell>
          <table:table-cell office:value-type="float" office:value="0.0152874">
            <text:p>0.0152874</text:p>
          </table:table-cell>
          <table:table-cell office:value-type="float" office:value="0.000151578">
            <text:p>0.000151578</text:p>
          </table:table-cell>
          <table:table-cell office:value-type="float" office:value="0.079661">
            <text:p>0.07966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938">
            <text:p>0.000005938</text:p>
          </table:table-cell>
          <table:table-cell office:value-type="float" office:value="0.0075986">
            <text:p>0.0075986</text:p>
          </table:table-cell>
          <table:table-cell office:value-type="float" office:value="0.000074742">
            <text:p>0.000074742</text:p>
          </table:table-cell>
          <table:table-cell office:value-type="float" office:value="0.041923">
            <text:p>0.04192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sim; Busy, N=4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503358">
            <text:p>0.000503358</text:p>
          </table:table-cell>
          <table:table-cell office:value-type="float" office:value="10.6070354">
            <text:p>10.6070354</text:p>
          </table:table-cell>
          <table:table-cell office:value-type="float" office:value="0.106069048">
            <text:p>0.106069048</text:p>
          </table:table-cell>
          <table:table-cell office:value-type="float" office:value="53.073954">
            <text:p>53.073954</text:p>
          </table:table-cell>
          <table:table-cell>
            <draw:frame table:end-cell-address="Cyclope.P119" table:end-x="0.8362in" table:end-y="0.0732in" draw:z-index="2" draw:style-name="gr1" svg:width="8.85in" svg:height="5.8953in" svg:x="0.8764in" svg:y="0.0228in">
              <draw:object draw:notify-on-update-of-ranges="Cyclope.A106:Cyclope.A122 Cyclope.A105:Cyclope.A105 Cyclope.E106:Cyclope.E122 Cyclope.A86:Cyclope.A102 Cyclope.A85:Cyclope.A85 Cyclope.E86:Cyclope.E1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426288">
            <text:p>0.000426288</text:p>
          </table:table-cell>
          <table:table-cell office:value-type="float" office:value="7.9219336">
            <text:p>7.9219336</text:p>
          </table:table-cell>
          <table:table-cell office:value-type="float" office:value="0.07921815">
            <text:p>0.07921815</text:p>
          </table:table-cell>
          <table:table-cell office:value-type="float" office:value="39.645107">
            <text:p>39.645107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84311">
            <text:p>0.000384311</text:p>
          </table:table-cell>
          <table:table-cell office:value-type="float" office:value="6.2181712">
            <text:p>6.2181712</text:p>
          </table:table-cell>
          <table:table-cell office:value-type="float" office:value="0.06218053">
            <text:p>0.06218053</text:p>
          </table:table-cell>
          <table:table-cell office:value-type="float" office:value="31.122319">
            <text:p>31.12231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66389">
            <text:p>0.000266389</text:p>
          </table:table-cell>
          <table:table-cell office:value-type="float" office:value="3.7267792">
            <text:p>3.7267792</text:p>
          </table:table-cell>
          <table:table-cell office:value-type="float" office:value="0.037266524">
            <text:p>0.037266524</text:p>
          </table:table-cell>
          <table:table-cell office:value-type="float" office:value="18.785802">
            <text:p>18.78580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40315">
            <text:p>0.000240315</text:p>
          </table:table-cell>
          <table:table-cell office:value-type="float" office:value="2.7646566">
            <text:p>2.7646566</text:p>
          </table:table-cell>
          <table:table-cell office:value-type="float" office:value="0.027645382">
            <text:p>0.027645382</text:p>
          </table:table-cell>
          <table:table-cell office:value-type="float" office:value="13.846768">
            <text:p>13.84676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56335">
            <text:p>0.000156335</text:p>
          </table:table-cell>
          <table:table-cell office:value-type="float" office:value="1.5882348">
            <text:p>1.5882348</text:p>
          </table:table-cell>
          <table:table-cell office:value-type="float" office:value="0.015881144">
            <text:p>0.015881144</text:p>
          </table:table-cell>
          <table:table-cell office:value-type="float" office:value="8.025431">
            <text:p>8.02543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118094">
            <text:p>0.000118094</text:p>
          </table:table-cell>
          <table:table-cell office:value-type="float" office:value="1.1918112">
            <text:p>1.1918112</text:p>
          </table:table-cell>
          <table:table-cell office:value-type="float" office:value="0.011916934">
            <text:p>0.011916934</text:p>
          </table:table-cell>
          <table:table-cell office:value-type="float" office:value="5.975051">
            <text:p>5.97505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3434">
            <text:p>0.000043434</text:p>
          </table:table-cell>
          <table:table-cell office:value-type="float" office:value="0.2313576">
            <text:p>0.2313576</text:p>
          </table:table-cell>
          <table:table-cell office:value-type="float" office:value="0.002312382">
            <text:p>0.002312382</text:p>
          </table:table-cell>
          <table:table-cell office:value-type="float" office:value="1.168762">
            <text:p>1.16876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8581">
            <text:p>0.000038581</text:p>
          </table:table-cell>
          <table:table-cell office:value-type="float" office:value="0.1824528">
            <text:p>0.1824528</text:p>
          </table:table-cell>
          <table:table-cell office:value-type="float" office:value="0.00182334">
            <text:p>0.00182334</text:p>
          </table:table-cell>
          <table:table-cell office:value-type="float" office:value="0.923976">
            <text:p>0.92397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4753">
            <text:p>0.000034753</text:p>
          </table:table-cell>
          <table:table-cell office:value-type="float" office:value="0.1556468">
            <text:p>0.1556468</text:p>
          </table:table-cell>
          <table:table-cell office:value-type="float" office:value="0.001555292">
            <text:p>0.001555292</text:p>
          </table:table-cell>
          <table:table-cell office:value-type="float" office:value="0.789558">
            <text:p>0.78955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459">
            <text:p>0.000029459</text:p>
          </table:table-cell>
          <table:table-cell office:value-type="float" office:value="0.110056">
            <text:p>0.110056</text:p>
          </table:table-cell>
          <table:table-cell office:value-type="float" office:value="0.001099362">
            <text:p>0.001099362</text:p>
          </table:table-cell>
          <table:table-cell office:value-type="float" office:value="0.57034">
            <text:p>0.5703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569">
            <text:p>0.000025569</text:p>
          </table:table-cell>
          <table:table-cell office:value-type="float" office:value="0.0845996">
            <text:p>0.0845996</text:p>
          </table:table-cell>
          <table:table-cell office:value-type="float" office:value="0.000844808">
            <text:p>0.000844808</text:p>
          </table:table-cell>
          <table:table-cell office:value-type="float" office:value="0.44051">
            <text:p>0.4405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233">
            <text:p>0.00002233</text:p>
          </table:table-cell>
          <table:table-cell office:value-type="float" office:value="0.0646856">
            <text:p>0.0646856</text:p>
          </table:table-cell>
          <table:table-cell office:value-type="float" office:value="0.000645664">
            <text:p>0.000645664</text:p>
          </table:table-cell>
          <table:table-cell office:value-type="float" office:value="0.333611">
            <text:p>0.33361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701">
            <text:p>0.000017701</text:p>
          </table:table-cell>
          <table:table-cell office:value-type="float" office:value="0.0418972">
            <text:p>0.0418972</text:p>
          </table:table-cell>
          <table:table-cell office:value-type="float" office:value="0.000417794">
            <text:p>0.000417794</text:p>
          </table:table-cell>
          <table:table-cell office:value-type="float" office:value="0.223069">
            <text:p>0.2230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692">
            <text:p>0.000013692</text:p>
          </table:table-cell>
          <table:table-cell office:value-type="float" office:value="0.0302268">
            <text:p>0.0302268</text:p>
          </table:table-cell>
          <table:table-cell office:value-type="float" office:value="0.000301074">
            <text:p>0.000301074</text:p>
          </table:table-cell>
          <table:table-cell office:value-type="float" office:value="0.160568">
            <text:p>0.16056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723">
            <text:p>0.000009723</text:p>
          </table:table-cell>
          <table:table-cell office:value-type="float" office:value="0.0279108">
            <text:p>0.0279108</text:p>
          </table:table-cell>
          <table:table-cell office:value-type="float" office:value="0.000277942">
            <text:p>0.000277942</text:p>
          </table:table-cell>
          <table:table-cell office:value-type="float" office:value="0.148566">
            <text:p>0.1485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623">
            <text:p>0.00000623</text:p>
          </table:table-cell>
          <table:table-cell office:value-type="float" office:value="0.00732">
            <text:p>0.00732</text:p>
          </table:table-cell>
          <table:table-cell office:value-type="float" office:value="0.000072034">
            <text:p>0.000072034</text:p>
          </table:table-cell>
          <table:table-cell office:value-type="float" office:value="0.045416">
            <text:p>0.04541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sim, Busy; N=1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38649">
            <text:p>0.000338649</text:p>
          </table:table-cell>
          <table:table-cell office:value-type="float" office:value="27.2009508">
            <text:p>27.2009508</text:p>
          </table:table-cell>
          <table:table-cell office:value-type="float" office:value="0.272007982">
            <text:p>0.272007982</text:p>
          </table:table-cell>
          <table:table-cell office:value-type="float" office:value="136.137752">
            <text:p>136.137752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75113">
            <text:p>0.000275113</text:p>
          </table:table-cell>
          <table:table-cell office:value-type="float" office:value="19.3524722">
            <text:p>19.3524722</text:p>
          </table:table-cell>
          <table:table-cell office:value-type="float" office:value="0.193523244">
            <text:p>0.193523244</text:p>
          </table:table-cell>
          <table:table-cell office:value-type="float" office:value="96.926991">
            <text:p>96.92699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36396">
            <text:p>0.000236396</text:p>
          </table:table-cell>
          <table:table-cell office:value-type="float" office:value="14.26371">
            <text:p>14.26371</text:p>
          </table:table-cell>
          <table:table-cell office:value-type="float" office:value="0.1426357">
            <text:p>0.1426357</text:p>
          </table:table-cell>
          <table:table-cell office:value-type="float" office:value="71.447837">
            <text:p>71.44783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20067">
            <text:p>0.000220067</text:p>
          </table:table-cell>
          <table:table-cell office:value-type="float" office:value="11.0701856">
            <text:p>11.0701856</text:p>
          </table:table-cell>
          <table:table-cell office:value-type="float" office:value="0.11070038">
            <text:p>0.11070038</text:p>
          </table:table-cell>
          <table:table-cell office:value-type="float" office:value="55.485425">
            <text:p>55.48542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57954">
            <text:p>0.000157954</text:p>
          </table:table-cell>
          <table:table-cell office:value-type="float" office:value="6.3719216">
            <text:p>6.3719216</text:p>
          </table:table-cell>
          <table:table-cell office:value-type="float" office:value="0.06371782">
            <text:p>0.06371782</text:p>
          </table:table-cell>
          <table:table-cell office:value-type="float" office:value="31.960761">
            <text:p>31.96076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18658">
            <text:p>0.000118658</text:p>
          </table:table-cell>
          <table:table-cell office:value-type="float" office:value="3.6002088">
            <text:p>3.6002088</text:p>
          </table:table-cell>
          <table:table-cell office:value-type="float" office:value="0.036000648">
            <text:p>0.036000648</text:p>
          </table:table-cell>
          <table:table-cell office:value-type="float" office:value="18.081099">
            <text:p>18.08109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6298">
            <text:p>0.000086298</text:p>
          </table:table-cell>
          <table:table-cell office:value-type="float" office:value="1.753269">
            <text:p>1.753269</text:p>
          </table:table-cell>
          <table:table-cell office:value-type="float" office:value="0.01753129">
            <text:p>0.01753129</text:p>
          </table:table-cell>
          <table:table-cell office:value-type="float" office:value="8.815986">
            <text:p>8.81598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386">
            <text:p>0.000040386</text:p>
          </table:table-cell>
          <table:table-cell office:value-type="float" office:value="0.4181504">
            <text:p>0.4181504</text:p>
          </table:table-cell>
          <table:table-cell office:value-type="float" office:value="0.00418013">
            <text:p>0.00418013</text:p>
          </table:table-cell>
          <table:table-cell office:value-type="float" office:value="2.116384">
            <text:p>2.11638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40312">
            <text:p>0.000040312</text:p>
          </table:table-cell>
          <table:table-cell office:value-type="float" office:value="0.37577">
            <text:p>0.37577</text:p>
          </table:table-cell>
          <table:table-cell office:value-type="float" office:value="0.003756346">
            <text:p>0.003756346</text:p>
          </table:table-cell>
          <table:table-cell office:value-type="float" office:value="1.900678">
            <text:p>1.90067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545">
            <text:p>0.000032545</text:p>
          </table:table-cell>
          <table:table-cell office:value-type="float" office:value="0.2721826">
            <text:p>0.2721826</text:p>
          </table:table-cell>
          <table:table-cell office:value-type="float" office:value="0.002720508">
            <text:p>0.002720508</text:p>
          </table:table-cell>
          <table:table-cell office:value-type="float" office:value="1.381839">
            <text:p>1.38183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0739">
            <text:p>0.000030739</text:p>
          </table:table-cell>
          <table:table-cell office:value-type="float" office:value="0.2256488">
            <text:p>0.2256488</text:p>
          </table:table-cell>
          <table:table-cell office:value-type="float" office:value="0.002255146">
            <text:p>0.002255146</text:p>
          </table:table-cell>
          <table:table-cell office:value-type="float" office:value="1.147422">
            <text:p>1.14742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4727">
            <text:p>0.000024727</text:p>
          </table:table-cell>
          <table:table-cell office:value-type="float" office:value="0.1574616">
            <text:p>0.1574616</text:p>
          </table:table-cell>
          <table:table-cell office:value-type="float" office:value="0.001573296">
            <text:p>0.001573296</text:p>
          </table:table-cell>
          <table:table-cell office:value-type="float" office:value="0.804351">
            <text:p>0.80435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1806">
            <text:p>0.000021806</text:p>
          </table:table-cell>
          <table:table-cell office:value-type="float" office:value="0.1170224">
            <text:p>0.1170224</text:p>
          </table:table-cell>
          <table:table-cell office:value-type="float" office:value="0.00116889">
            <text:p>0.00116889</text:p>
          </table:table-cell>
          <table:table-cell office:value-type="float" office:value="0.599121">
            <text:p>0.59912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8663">
            <text:p>0.000018663</text:p>
          </table:table-cell>
          <table:table-cell office:value-type="float" office:value="0.0811718">
            <text:p>0.0811718</text:p>
          </table:table-cell>
          <table:table-cell office:value-type="float" office:value="0.00081038">
            <text:p>0.00081038</text:p>
          </table:table-cell>
          <table:table-cell office:value-type="float" office:value="0.418286">
            <text:p>0.41828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02">
            <text:p>0.00001302</text:p>
          </table:table-cell>
          <table:table-cell office:value-type="float" office:value="0.044414">
            <text:p>0.044414</text:p>
          </table:table-cell>
          <table:table-cell office:value-type="float" office:value="0.000442848">
            <text:p>0.000442848</text:p>
          </table:table-cell>
          <table:table-cell office:value-type="float" office:value="0.231397">
            <text:p>0.23139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099">
            <text:p>0.000009099</text:p>
          </table:table-cell>
          <table:table-cell office:value-type="float" office:value="0.0221664">
            <text:p>0.0221664</text:p>
          </table:table-cell>
          <table:table-cell office:value-type="float" office:value="0.000220378">
            <text:p>0.000220378</text:p>
          </table:table-cell>
          <table:table-cell office:value-type="float" office:value="0.117355">
            <text:p>0.11735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199">
            <text:p>0.000005199</text:p>
          </table:table-cell>
          <table:table-cell office:value-type="float" office:value="0.0079146">
            <text:p>0.0079146</text:p>
          </table:table-cell>
          <table:table-cell office:value-type="float" office:value="0.000077822">
            <text:p>0.000077822</text:p>
          </table:table-cell>
          <table:table-cell office:value-type="float" office:value="0.04905">
            <text:p>0.0490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Cyclope.Q153" table:end-x="0.0331in" table:end-y="0.1559in" draw:z-index="3" draw:style-name="gr1" svg:width="8.7366in" svg:height="5.1362in" svg:x="0.1866in" svg:y="0.1563in">
              <draw:object draw:notify-on-update-of-ranges="Cyclope.A126:Cyclope.A142 Cyclope.A125:Cyclope.A125 Cyclope.E126:Cyclope.E142 Cyclope.A47:Cyclope.A63 Cyclope.A46:Cyclope.A46 Cyclope.E47:Cyclope.E6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Psim N=4, my_sync_barrier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44736">
            <text:p>0.00044736</text:p>
          </table:table-cell>
          <table:table-cell office:value-type="float" office:value="9.2836854">
            <text:p>9.2836854</text:p>
          </table:table-cell>
          <table:table-cell office:value-type="float" office:value="0.092835524">
            <text:p>0.092835524</text:p>
          </table:table-cell>
          <table:table-cell office:value-type="float" office:value="46.471177">
            <text:p>46.47117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575663">
            <text:p>0.000575663</text:p>
          </table:table-cell>
          <table:table-cell office:value-type="float" office:value="10.7325064">
            <text:p>10.7325064</text:p>
          </table:table-cell>
          <table:table-cell office:value-type="float" office:value="0.107323772">
            <text:p>0.107323772</text:p>
          </table:table-cell>
          <table:table-cell office:value-type="float" office:value="54.06479">
            <text:p>54.0647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29074">
            <text:p>0.000329074</text:p>
          </table:table-cell>
          <table:table-cell office:value-type="float" office:value="5.2481232">
            <text:p>5.2481232</text:p>
          </table:table-cell>
          <table:table-cell office:value-type="float" office:value="0.052479936">
            <text:p>0.052479936</text:p>
          </table:table-cell>
          <table:table-cell office:value-type="float" office:value="26.266996">
            <text:p>26.26699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67592">
            <text:p>0.000267592</text:p>
          </table:table-cell>
          <table:table-cell office:value-type="float" office:value="3.6667688">
            <text:p>3.6667688</text:p>
          </table:table-cell>
          <table:table-cell office:value-type="float" office:value="0.036666402">
            <text:p>0.036666402</text:p>
          </table:table-cell>
          <table:table-cell office:value-type="float" office:value="18.361964">
            <text:p>18.36196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05453">
            <text:p>0.000205453</text:p>
          </table:table-cell>
          <table:table-cell office:value-type="float" office:value="2.36662">
            <text:p>2.36662</text:p>
          </table:table-cell>
          <table:table-cell office:value-type="float" office:value="0.02366488">
            <text:p>0.02366488</text:p>
          </table:table-cell>
          <table:table-cell office:value-type="float" office:value="11.852082">
            <text:p>11.85208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40185">
            <text:p>0.000140185</text:p>
          </table:table-cell>
          <table:table-cell office:value-type="float" office:value="1.3440054">
            <text:p>1.3440054</text:p>
          </table:table-cell>
          <table:table-cell office:value-type="float" office:value="0.01343873">
            <text:p>0.01343873</text:p>
          </table:table-cell>
          <table:table-cell office:value-type="float" office:value="6.73398">
            <text:p>6.7339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8639">
            <text:p>0.000088639</text:p>
          </table:table-cell>
          <table:table-cell office:value-type="float" office:value="0.6092378">
            <text:p>0.6092378</text:p>
          </table:table-cell>
          <table:table-cell office:value-type="float" office:value="0.006091002">
            <text:p>0.006091002</text:p>
          </table:table-cell>
          <table:table-cell office:value-type="float" office:value="3.056233">
            <text:p>3.05623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4917">
            <text:p>0.000044917</text:p>
          </table:table-cell>
          <table:table-cell office:value-type="float" office:value="0.1628324">
            <text:p>0.1628324</text:p>
          </table:table-cell>
          <table:table-cell office:value-type="float" office:value="0.001626994">
            <text:p>0.001626994</text:p>
          </table:table-cell>
          <table:table-cell office:value-type="float" office:value="0.820296">
            <text:p>0.82029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40621">
            <text:p>0.000040621</text:p>
          </table:table-cell>
          <table:table-cell office:value-type="float" office:value="0.1326334">
            <text:p>0.1326334</text:p>
          </table:table-cell>
          <table:table-cell office:value-type="float" office:value="0.00132505">
            <text:p>0.00132505</text:p>
          </table:table-cell>
          <table:table-cell office:value-type="float" office:value="0.668727">
            <text:p>0.66872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6292">
            <text:p>0.000036292</text:p>
          </table:table-cell>
          <table:table-cell office:value-type="float" office:value="0.125791">
            <text:p>0.125791</text:p>
          </table:table-cell>
          <table:table-cell office:value-type="float" office:value="0.00125658">
            <text:p>0.00125658</text:p>
          </table:table-cell>
          <table:table-cell office:value-type="float" office:value="0.634473">
            <text:p>0.63447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1944">
            <text:p>0.000031944</text:p>
          </table:table-cell>
          <table:table-cell office:value-type="float" office:value="0.0920114">
            <text:p>0.0920114</text:p>
          </table:table-cell>
          <table:table-cell office:value-type="float" office:value="0.000918764">
            <text:p>0.000918764</text:p>
          </table:table-cell>
          <table:table-cell office:value-type="float" office:value="0.465262">
            <text:p>0.46526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7602">
            <text:p>0.000027602</text:p>
          </table:table-cell>
          <table:table-cell office:value-type="float" office:value="0.0672138">
            <text:p>0.0672138</text:p>
          </table:table-cell>
          <table:table-cell office:value-type="float" office:value="0.000670874">
            <text:p>0.000670874</text:p>
          </table:table-cell>
          <table:table-cell office:value-type="float" office:value="0.340533">
            <text:p>0.34053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323">
            <text:p>0.000023323</text:p>
          </table:table-cell>
          <table:table-cell office:value-type="float" office:value="0.0653674">
            <text:p>0.0653674</text:p>
          </table:table-cell>
          <table:table-cell office:value-type="float" office:value="0.000652404">
            <text:p>0.000652404</text:p>
          </table:table-cell>
          <table:table-cell office:value-type="float" office:value="0.331241">
            <text:p>0.33124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8995">
            <text:p>0.000018995</text:p>
          </table:table-cell>
          <table:table-cell office:value-type="float" office:value="0.0332738">
            <text:p>0.0332738</text:p>
          </table:table-cell>
          <table:table-cell office:value-type="float" office:value="0.00033147">
            <text:p>0.00033147</text:p>
          </table:table-cell>
          <table:table-cell office:value-type="float" office:value="0.170015">
            <text:p>0.17001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4667">
            <text:p>0.000014667</text:p>
          </table:table-cell>
          <table:table-cell office:value-type="float" office:value="0.0300588">
            <text:p>0.0300588</text:p>
          </table:table-cell>
          <table:table-cell office:value-type="float" office:value="0.00029932">
            <text:p>0.00029932</text:p>
          </table:table-cell>
          <table:table-cell office:value-type="float" office:value="0.153915">
            <text:p>0.1539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042">
            <text:p>0.00001042</text:p>
          </table:table-cell>
          <table:table-cell office:value-type="float" office:value="0.0140064">
            <text:p>0.0140064</text:p>
          </table:table-cell>
          <table:table-cell office:value-type="float" office:value="0.000138772">
            <text:p>0.000138772</text:p>
          </table:table-cell>
          <table:table-cell office:value-type="float" office:value="0.073096">
            <text:p>0.07309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6099">
            <text:p>0.000006099</text:p>
          </table:table-cell>
          <table:table-cell office:value-type="float" office:value="0.0109822">
            <text:p>0.0109822</text:p>
          </table:table-cell>
          <table:table-cell office:value-type="float" office:value="0.000108526">
            <text:p>0.000108526</text:p>
          </table:table-cell>
          <table:table-cell office:value-type="float" office:value="0.059006">
            <text:p>0.059006</text:p>
          </table:table-cell>
          <table:table-cell table:number-columns-repeated="2"/>
        </table:table-row>
      </table:table>
      <table:table table:name="Cloud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Newton, N=1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75887">
            <text:p>0.000175887</text:p>
          </table:table-cell>
          <table:table-cell office:value-type="float" office:value="14.1507114">
            <text:p>14.1507114</text:p>
          </table:table-cell>
          <table:table-cell office:value-type="string">
            <text:p><text:s text:c="2"/></text:p>
          </table:table-cell>
          <table:table-cell office:value-type="float" office:value="70.774939">
            <text:p>70.774939</text:p>
          </table:table-cell>
          <table:table-cell>
            <draw:frame table:end-cell-address="Cloud.P40" table:end-x="0.5602in" table:end-y="0.1256in" draw:z-index="1" draw:style-name="gr1" svg:width="8.6047in" svg:height="6.1055in" svg:x="0.8457in" svg:y="0.0417in">
              <draw:object draw:notify-on-update-of-ranges="Cloud.A6:Cloud.A21 Cloud.A5:Cloud.A5 Cloud.E6:Cloud.E21 Cloud.A25:Cloud.A41 Cloud.A24:Cloud.A24 Cloud.E25:Cloud.E4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57295">
            <text:p>0.000157295</text:p>
          </table:table-cell>
          <table:table-cell office:value-type="float" office:value="11.0823048">
            <text:p>11.0823048</text:p>
          </table:table-cell>
          <table:table-cell office:value-type="string">
            <text:p><text:s text:c="2"/></text:p>
          </table:table-cell>
          <table:table-cell office:value-type="float" office:value="55.432294">
            <text:p>55.43229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34166">
            <text:p>0.000134166</text:p>
          </table:table-cell>
          <table:table-cell office:value-type="float" office:value="8.1022404">
            <text:p>8.1022404</text:p>
          </table:table-cell>
          <table:table-cell office:value-type="string">
            <text:p><text:s text:c="2"/></text:p>
          </table:table-cell>
          <table:table-cell office:value-type="float" office:value="40.532484">
            <text:p>40.532484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10711">
            <text:p>0.000110711</text:p>
          </table:table-cell>
          <table:table-cell office:value-type="float" office:value="5.5814662">
            <text:p>5.5814662</text:p>
          </table:table-cell>
          <table:table-cell office:value-type="string">
            <text:p><text:s text:c="2"/></text:p>
          </table:table-cell>
          <table:table-cell office:value-type="float" office:value="27.917971">
            <text:p>27.91797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87041">
            <text:p>0.000087041</text:p>
          </table:table-cell>
          <table:table-cell office:value-type="float" office:value="3.5172148">
            <text:p>3.5172148</text:p>
          </table:table-cell>
          <table:table-cell office:value-type="string">
            <text:p><text:s text:c="2"/></text:p>
          </table:table-cell>
          <table:table-cell office:value-type="float" office:value="17.599454">
            <text:p>17.59945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65672">
            <text:p>0.000065672</text:p>
          </table:table-cell>
          <table:table-cell office:value-type="float" office:value="2.0164426">
            <text:p>2.0164426</text:p>
          </table:table-cell>
          <table:table-cell office:value-type="string">
            <text:p><text:s text:c="2"/></text:p>
          </table:table-cell>
          <table:table-cell office:value-type="float" office:value="10.093239">
            <text:p>10.09323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43961">
            <text:p>0.000043961</text:p>
          </table:table-cell>
          <table:table-cell office:value-type="float" office:value="0.9091888">
            <text:p>0.9091888</text:p>
          </table:table-cell>
          <table:table-cell office:value-type="string">
            <text:p><text:s text:c="2"/></text:p>
          </table:table-cell>
          <table:table-cell office:value-type="float" office:value="4.551095">
            <text:p>4.55109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378">
            <text:p>0.000022378</text:p>
          </table:table-cell>
          <table:table-cell office:value-type="float" office:value="0.2518274">
            <text:p>0.2518274</text:p>
          </table:table-cell>
          <table:table-cell office:value-type="string">
            <text:p><text:s text:c="2"/></text:p>
          </table:table-cell>
          <table:table-cell office:value-type="float" office:value="1.261835">
            <text:p>1.26183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19822">
            <text:p>0.000019822</text:p>
          </table:table-cell>
          <table:table-cell office:value-type="float" office:value="0.195517">
            <text:p>0.195517</text:p>
          </table:table-cell>
          <table:table-cell office:value-type="string">
            <text:p><text:s text:c="2"/></text:p>
          </table:table-cell>
          <table:table-cell office:value-type="float" office:value="0.98144">
            <text:p>0.9814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8075">
            <text:p>0.000018075</text:p>
          </table:table-cell>
          <table:table-cell office:value-type="float" office:value="0.1642678">
            <text:p>0.1642678</text:p>
          </table:table-cell>
          <table:table-cell office:value-type="string">
            <text:p><text:s text:c="2"/></text:p>
          </table:table-cell>
          <table:table-cell office:value-type="float" office:value="0.82352">
            <text:p>0.8235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5675">
            <text:p>0.000015675</text:p>
          </table:table-cell>
          <table:table-cell office:value-type="float" office:value="0.128445">
            <text:p>0.128445</text:p>
          </table:table-cell>
          <table:table-cell office:value-type="string">
            <text:p><text:s text:c="2"/></text:p>
          </table:table-cell>
          <table:table-cell office:value-type="float" office:value="0.645559">
            <text:p>0.6455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3454">
            <text:p>0.000013454</text:p>
          </table:table-cell>
          <table:table-cell office:value-type="float" office:value="0.0960112">
            <text:p>0.0960112</text:p>
          </table:table-cell>
          <table:table-cell office:value-type="string">
            <text:p><text:s text:c="2"/></text:p>
          </table:table-cell>
          <table:table-cell office:value-type="float" office:value="0.483992">
            <text:p>0.4839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1388">
            <text:p>0.000011388</text:p>
          </table:table-cell>
          <table:table-cell office:value-type="float" office:value="0.0739254">
            <text:p>0.0739254</text:p>
          </table:table-cell>
          <table:table-cell office:value-type="string">
            <text:p><text:s text:c="2"/></text:p>
          </table:table-cell>
          <table:table-cell office:value-type="float" office:value="0.370822">
            <text:p>0.37082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9373">
            <text:p>0.000009373</text:p>
          </table:table-cell>
          <table:table-cell office:value-type="float" office:value="0.0561012">
            <text:p>0.0561012</text:p>
          </table:table-cell>
          <table:table-cell office:value-type="string">
            <text:p><text:s text:c="2"/></text:p>
          </table:table-cell>
          <table:table-cell office:value-type="float" office:value="0.281403">
            <text:p>0.28140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36">
            <text:p>0.00000736</text:p>
          </table:table-cell>
          <table:table-cell office:value-type="float" office:value="0.0390862">
            <text:p>0.0390862</text:p>
          </table:table-cell>
          <table:table-cell office:value-type="string">
            <text:p><text:s text:c="2"/></text:p>
          </table:table-cell>
          <table:table-cell office:value-type="float" office:value="0.19689">
            <text:p>0.1968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316">
            <text:p>0.000005316</text:p>
          </table:table-cell>
          <table:table-cell office:value-type="float" office:value="0.0281092">
            <text:p>0.0281092</text:p>
          </table:table-cell>
          <table:table-cell office:value-type="string">
            <text:p><text:s text:c="2"/></text:p>
          </table:table-cell>
          <table:table-cell office:value-type="float" office:value="0.141211">
            <text:p>0.14121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ewton, N=16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41358">
            <text:p>0.000241358</text:p>
          </table:table-cell>
          <table:table-cell office:value-type="float" office:value="5.9379776">
            <text:p>5.9379776</text:p>
          </table:table-cell>
          <table:table-cell office:value-type="string">
            <text:p><text:s text:c="2"/></text:p>
          </table:table-cell>
          <table:table-cell office:value-type="float" office:value="29.709166">
            <text:p>29.709166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01393">
            <text:p>0.000201393</text:p>
          </table:table-cell>
          <table:table-cell office:value-type="float" office:value="4.5117676">
            <text:p>4.5117676</text:p>
          </table:table-cell>
          <table:table-cell office:value-type="string">
            <text:p><text:s text:c="2"/></text:p>
          </table:table-cell>
          <table:table-cell office:value-type="float" office:value="22.581026">
            <text:p>22.58102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70258">
            <text:p>0.000170258</text:p>
          </table:table-cell>
          <table:table-cell office:value-type="float" office:value="3.291488">
            <text:p>3.291488</text:p>
          </table:table-cell>
          <table:table-cell office:value-type="string">
            <text:p><text:s text:c="2"/></text:p>
          </table:table-cell>
          <table:table-cell office:value-type="float" office:value="16.47393">
            <text:p>16.4739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39223">
            <text:p>0.000139223</text:p>
          </table:table-cell>
          <table:table-cell office:value-type="float" office:value="2.2652598">
            <text:p>2.2652598</text:p>
          </table:table-cell>
          <table:table-cell office:value-type="string">
            <text:p><text:s text:c="2"/></text:p>
          </table:table-cell>
          <table:table-cell office:value-type="float" office:value="11.338558">
            <text:p>11.33855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10888">
            <text:p>0.000110888</text:p>
          </table:table-cell>
          <table:table-cell office:value-type="float" office:value="1.4587658">
            <text:p>1.4587658</text:p>
          </table:table-cell>
          <table:table-cell office:value-type="string">
            <text:p><text:s text:c="2"/></text:p>
          </table:table-cell>
          <table:table-cell office:value-type="float" office:value="7.310076">
            <text:p>7.31007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83184">
            <text:p>0.000083184</text:p>
          </table:table-cell>
          <table:table-cell office:value-type="float" office:value="0.8298716">
            <text:p>0.8298716</text:p>
          </table:table-cell>
          <table:table-cell office:value-type="string">
            <text:p><text:s text:c="2"/></text:p>
          </table:table-cell>
          <table:table-cell office:value-type="float" office:value="4.158973">
            <text:p>4.15897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4102">
            <text:p>0.000054102</text:p>
          </table:table-cell>
          <table:table-cell office:value-type="float" office:value="0.412805">
            <text:p>0.412805</text:p>
          </table:table-cell>
          <table:table-cell office:value-type="string">
            <text:p><text:s text:c="2"/></text:p>
          </table:table-cell>
          <table:table-cell office:value-type="float" office:value="2.068652">
            <text:p>2.06865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7279">
            <text:p>0.000027279</text:p>
          </table:table-cell>
          <table:table-cell office:value-type="float" office:value="0.1891194">
            <text:p>0.1891194</text:p>
          </table:table-cell>
          <table:table-cell office:value-type="string">
            <text:p><text:s text:c="2"/></text:p>
          </table:table-cell>
          <table:table-cell office:value-type="float" office:value="0.948803">
            <text:p>0.9488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4276">
            <text:p>0.000024276</text:p>
          </table:table-cell>
          <table:table-cell office:value-type="float" office:value="0.1715478">
            <text:p>0.1715478</text:p>
          </table:table-cell>
          <table:table-cell office:value-type="string">
            <text:p><text:s text:c="2"/></text:p>
          </table:table-cell>
          <table:table-cell office:value-type="float" office:value="0.861655">
            <text:p>0.86165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3747">
            <text:p>0.000023747</text:p>
          </table:table-cell>
          <table:table-cell office:value-type="float" office:value="0.172176">
            <text:p>0.172176</text:p>
          </table:table-cell>
          <table:table-cell office:value-type="string">
            <text:p><text:s text:c="2"/></text:p>
          </table:table-cell>
          <table:table-cell office:value-type="float" office:value="0.863581">
            <text:p>0.86358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8799">
            <text:p>0.000018799</text:p>
          </table:table-cell>
          <table:table-cell office:value-type="float" office:value="0.144556">
            <text:p>0.144556</text:p>
          </table:table-cell>
          <table:table-cell office:value-type="string">
            <text:p><text:s text:c="2"/></text:p>
          </table:table-cell>
          <table:table-cell office:value-type="float" office:value="0.726148">
            <text:p>0.72614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6472">
            <text:p>0.000016472</text:p>
          </table:table-cell>
          <table:table-cell office:value-type="float" office:value="0.1226938">
            <text:p>0.1226938</text:p>
          </table:table-cell>
          <table:table-cell office:value-type="string">
            <text:p><text:s text:c="2"/></text:p>
          </table:table-cell>
          <table:table-cell office:value-type="float" office:value="0.615652">
            <text:p>0.61565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379">
            <text:p>0.00001379</text:p>
          </table:table-cell>
          <table:table-cell office:value-type="float" office:value="0.1059242">
            <text:p>0.1059242</text:p>
          </table:table-cell>
          <table:table-cell office:value-type="string">
            <text:p><text:s text:c="2"/></text:p>
          </table:table-cell>
          <table:table-cell office:value-type="float" office:value="0.532467">
            <text:p>0.53246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1367">
            <text:p>0.000011367</text:p>
          </table:table-cell>
          <table:table-cell office:value-type="float" office:value="0.0908724">
            <text:p>0.0908724</text:p>
          </table:table-cell>
          <table:table-cell office:value-type="string">
            <text:p><text:s text:c="2"/></text:p>
          </table:table-cell>
          <table:table-cell office:value-type="float" office:value="0.456468">
            <text:p>0.4564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9381">
            <text:p>0.000009381</text:p>
          </table:table-cell>
          <table:table-cell office:value-type="float" office:value="0.0805376">
            <text:p>0.0805376</text:p>
          </table:table-cell>
          <table:table-cell office:value-type="string">
            <text:p><text:s text:c="2"/></text:p>
          </table:table-cell>
          <table:table-cell office:value-type="float" office:value="0.404409">
            <text:p>0.40440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7352">
            <text:p>0.000007352</text:p>
          </table:table-cell>
          <table:table-cell office:value-type="float" office:value="0.0749754">
            <text:p>0.0749754</text:p>
          </table:table-cell>
          <table:table-cell office:value-type="string">
            <text:p><text:s text:c="2"/></text:p>
          </table:table-cell>
          <table:table-cell office:value-type="float" office:value="0.375361">
            <text:p>0.375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943">
            <text:p>0.000004943</text:p>
          </table:table-cell>
          <table:table-cell office:value-type="float" office:value="0.0528746">
            <text:p>0.0528746</text:p>
          </table:table-cell>
          <table:table-cell office:value-type="string">
            <text:p><text:s text:c="2"/></text:p>
          </table:table-cell>
          <table:table-cell office:value-type="float" office:value="0.264727">
            <text:p>0.264727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 office:value-type="string">
            <text:p>Psim, N=1</text:p>
          </table:table-cell>
          <table:table-cell table:number-columns-repeated="4"/>
          <table:table-cell>
            <draw:frame table:end-cell-address="Cloud.P79" table:end-x="0.5933in" table:end-y="0.0913in" draw:z-index="0" draw:style-name="gr1" svg:width="8.6969in" svg:height="5.774in" svg:x="0.7866in" svg:y="0.1618in">
              <draw:object draw:notify-on-update-of-ranges="Cloud.A47:Cloud.A63 Cloud.A46:Cloud.A46 Cloud.E47:Cloud.E63 Cloud.A66:Cloud.A82 Cloud.A65:Cloud.A65 Cloud.E66:Cloud.E8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94223">
            <text:p>0.000194223</text:p>
          </table:table-cell>
          <table:table-cell office:value-type="float" office:value="15.558717">
            <text:p>15.558717</text:p>
          </table:table-cell>
          <table:table-cell office:value-type="float" office:value="0.155586824">
            <text:p>0.155586824</text:p>
          </table:table-cell>
          <table:table-cell office:value-type="float" office:value="77.819323">
            <text:p>77.819323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69515">
            <text:p>0.000169515</text:p>
          </table:table-cell>
          <table:table-cell office:value-type="float" office:value="11.8856252">
            <text:p>11.8856252</text:p>
          </table:table-cell>
          <table:table-cell office:value-type="float" office:value="0.118855662">
            <text:p>0.118855662</text:p>
          </table:table-cell>
          <table:table-cell office:value-type="float" office:value="59.457846">
            <text:p>59.45784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47615">
            <text:p>0.000147615</text:p>
          </table:table-cell>
          <table:table-cell office:value-type="float" office:value="8.8805778">
            <text:p>8.8805778</text:p>
          </table:table-cell>
          <table:table-cell office:value-type="float" office:value="0.088805404">
            <text:p>0.088805404</text:p>
          </table:table-cell>
          <table:table-cell office:value-type="float" office:value="44.428294">
            <text:p>44.428294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21964">
            <text:p>0.000121964</text:p>
          </table:table-cell>
          <table:table-cell office:value-type="float" office:value="6.1145572">
            <text:p>6.1145572</text:p>
          </table:table-cell>
          <table:table-cell office:value-type="float" office:value="0.061145178">
            <text:p>0.061145178</text:p>
          </table:table-cell>
          <table:table-cell office:value-type="float" office:value="30.593105">
            <text:p>30.59310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99119">
            <text:p>0.000099119</text:p>
          </table:table-cell>
          <table:table-cell office:value-type="float" office:value="3.9779666">
            <text:p>3.9779666</text:p>
          </table:table-cell>
          <table:table-cell office:value-type="float" office:value="0.03977934">
            <text:p>0.03977934</text:p>
          </table:table-cell>
          <table:table-cell office:value-type="float" office:value="19.905988">
            <text:p>19.90598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73384">
            <text:p>0.000073384</text:p>
          </table:table-cell>
          <table:table-cell office:value-type="float" office:value="2.2279404">
            <text:p>2.2279404</text:p>
          </table:table-cell>
          <table:table-cell office:value-type="float" office:value="0.02227913">
            <text:p>0.02227913</text:p>
          </table:table-cell>
          <table:table-cell office:value-type="float" office:value="11.155583">
            <text:p>11.15558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48241">
            <text:p>0.000048241</text:p>
          </table:table-cell>
          <table:table-cell office:value-type="float" office:value="0.9727294">
            <text:p>0.9727294</text:p>
          </table:table-cell>
          <table:table-cell office:value-type="float" office:value="0.009727028">
            <text:p>0.009727028</text:p>
          </table:table-cell>
          <table:table-cell office:value-type="float" office:value="4.878978">
            <text:p>4.87897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41">
            <text:p>0.0000241</text:p>
          </table:table-cell>
          <table:table-cell office:value-type="float" office:value="0.2521764">
            <text:p>0.2521764</text:p>
          </table:table-cell>
          <table:table-cell office:value-type="float" office:value="0.002521296">
            <text:p>0.002521296</text:p>
          </table:table-cell>
          <table:table-cell office:value-type="float" office:value="1.264926">
            <text:p>1.2649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1838">
            <text:p>0.000021838</text:p>
          </table:table-cell>
          <table:table-cell office:value-type="float" office:value="0.2041552">
            <text:p>0.2041552</text:p>
          </table:table-cell>
          <table:table-cell office:value-type="float" office:value="0.00204108">
            <text:p>0.00204108</text:p>
          </table:table-cell>
          <table:table-cell office:value-type="float" office:value="1.024696">
            <text:p>1.02469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9453">
            <text:p>0.000019453</text:p>
          </table:table-cell>
          <table:table-cell office:value-type="float" office:value="0.1640482">
            <text:p>0.1640482</text:p>
          </table:table-cell>
          <table:table-cell office:value-type="float" office:value="0.001640208">
            <text:p>0.001640208</text:p>
          </table:table-cell>
          <table:table-cell office:value-type="float" office:value="0.825376">
            <text:p>0.82537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7088">
            <text:p>0.000017088</text:p>
          </table:table-cell>
          <table:table-cell office:value-type="float" office:value="0.12937">
            <text:p>0.12937</text:p>
          </table:table-cell>
          <table:table-cell office:value-type="float" office:value="0.00129338">
            <text:p>0.00129338</text:p>
          </table:table-cell>
          <table:table-cell office:value-type="float" office:value="0.651166">
            <text:p>0.65116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4608">
            <text:p>0.000014608</text:p>
          </table:table-cell>
          <table:table-cell office:value-type="float" office:value="0.0929844">
            <text:p>0.0929844</text:p>
          </table:table-cell>
          <table:table-cell office:value-type="float" office:value="0.00092958">
            <text:p>0.00092958</text:p>
          </table:table-cell>
          <table:table-cell office:value-type="float" office:value="0.468147">
            <text:p>0.4681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3613">
            <text:p>0.000013613</text:p>
          </table:table-cell>
          <table:table-cell office:value-type="float" office:value="0.0752176">
            <text:p>0.0752176</text:p>
          </table:table-cell>
          <table:table-cell office:value-type="float" office:value="0.00075187">
            <text:p>0.00075187</text:p>
          </table:table-cell>
          <table:table-cell office:value-type="float" office:value="0.378046">
            <text:p>0.37804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9709">
            <text:p>0.000009709</text:p>
          </table:table-cell>
          <table:table-cell office:value-type="float" office:value="0.0494798">
            <text:p>0.0494798</text:p>
          </table:table-cell>
          <table:table-cell office:value-type="float" office:value="0.000494472">
            <text:p>0.000494472</text:p>
          </table:table-cell>
          <table:table-cell office:value-type="float" office:value="0.249124">
            <text:p>0.24912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7646">
            <text:p>0.000007646</text:p>
          </table:table-cell>
          <table:table-cell office:value-type="float" office:value="0.0345716">
            <text:p>0.0345716</text:p>
          </table:table-cell>
          <table:table-cell office:value-type="float" office:value="0.000345344">
            <text:p>0.000345344</text:p>
          </table:table-cell>
          <table:table-cell office:value-type="float" office:value="0.174244">
            <text:p>0.17424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5262">
            <text:p>0.000005262</text:p>
          </table:table-cell>
          <table:table-cell office:value-type="float" office:value="0.0186742">
            <text:p>0.0186742</text:p>
          </table:table-cell>
          <table:table-cell office:value-type="float" office:value="0.0001865">
            <text:p>0.0001865</text:p>
          </table:table-cell>
          <table:table-cell office:value-type="float" office:value="0.094378">
            <text:p>0.09437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953">
            <text:p>0.000002953</text:p>
          </table:table-cell>
          <table:table-cell office:value-type="float" office:value="0.014713">
            <text:p>0.014713</text:p>
          </table:table-cell>
          <table:table-cell office:value-type="float" office:value="0.000146864">
            <text:p>0.000146864</text:p>
          </table:table-cell>
          <table:table-cell office:value-type="float" office:value="0.074451">
            <text:p>0.07445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Psim, N=16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614969">
            <text:p>0.000614969</text:p>
          </table:table-cell>
          <table:table-cell office:value-type="float" office:value="6.5302514">
            <text:p>6.5302514</text:p>
          </table:table-cell>
          <table:table-cell office:value-type="float" office:value="0.06530189">
            <text:p>0.06530189</text:p>
          </table:table-cell>
          <table:table-cell office:value-type="float" office:value="32.678698">
            <text:p>32.678698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621803">
            <text:p>0.000621803</text:p>
          </table:table-cell>
          <table:table-cell office:value-type="float" office:value="5.054645">
            <text:p>5.054645</text:p>
          </table:table-cell>
          <table:table-cell office:value-type="float" office:value="0.050545874">
            <text:p>0.050545874</text:p>
          </table:table-cell>
          <table:table-cell office:value-type="float" office:value="25.307591">
            <text:p>25.307591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462284">
            <text:p>0.000462284</text:p>
          </table:table-cell>
          <table:table-cell office:value-type="float" office:value="3.6474458">
            <text:p>3.6474458</text:p>
          </table:table-cell>
          <table:table-cell office:value-type="float" office:value="0.03647385">
            <text:p>0.03647385</text:p>
          </table:table-cell>
          <table:table-cell office:value-type="float" office:value="18.264146">
            <text:p>18.26414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30403">
            <text:p>0.000230403</text:p>
          </table:table-cell>
          <table:table-cell office:value-type="float" office:value="2.53304">
            <text:p>2.53304</text:p>
          </table:table-cell>
          <table:table-cell office:value-type="float" office:value="0.025329854">
            <text:p>0.025329854</text:p>
          </table:table-cell>
          <table:table-cell office:value-type="float" office:value="12.685075">
            <text:p>12.68507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24362">
            <text:p>0.000124362</text:p>
          </table:table-cell>
          <table:table-cell office:value-type="float" office:value="1.6145924">
            <text:p>1.6145924</text:p>
          </table:table-cell>
          <table:table-cell office:value-type="float" office:value="0.016145442">
            <text:p>0.016145442</text:p>
          </table:table-cell>
          <table:table-cell office:value-type="float" office:value="8.090216">
            <text:p>8.09021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89893">
            <text:p>0.000089893</text:p>
          </table:table-cell>
          <table:table-cell office:value-type="float" office:value="0.900558">
            <text:p>0.900558</text:p>
          </table:table-cell>
          <table:table-cell office:value-type="float" office:value="0.009005142">
            <text:p>0.009005142</text:p>
          </table:table-cell>
          <table:table-cell office:value-type="float" office:value="4.51851">
            <text:p>4.5185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6189">
            <text:p>0.000056189</text:p>
          </table:table-cell>
          <table:table-cell office:value-type="float" office:value="0.379992">
            <text:p>0.379992</text:p>
          </table:table-cell>
          <table:table-cell office:value-type="float" office:value="0.003799502">
            <text:p>0.003799502</text:p>
          </table:table-cell>
          <table:table-cell office:value-type="float" office:value="1.911204">
            <text:p>1.91120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9024">
            <text:p>0.000029024</text:p>
          </table:table-cell>
          <table:table-cell office:value-type="float" office:value="0.0924672">
            <text:p>0.0924672</text:p>
          </table:table-cell>
          <table:table-cell office:value-type="float" office:value="0.000924206">
            <text:p>0.000924206</text:p>
          </table:table-cell>
          <table:table-cell office:value-type="float" office:value="0.46745">
            <text:p>0.467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7416">
            <text:p>0.000027416</text:p>
          </table:table-cell>
          <table:table-cell office:value-type="float" office:value="0.0769782">
            <text:p>0.0769782</text:p>
          </table:table-cell>
          <table:table-cell office:value-type="float" office:value="0.00076932">
            <text:p>0.00076932</text:p>
          </table:table-cell>
          <table:table-cell office:value-type="float" office:value="0.393506">
            <text:p>0.39350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4816">
            <text:p>0.000024816</text:p>
          </table:table-cell>
          <table:table-cell office:value-type="float" office:value="0.0610254">
            <text:p>0.0610254</text:p>
          </table:table-cell>
          <table:table-cell office:value-type="float" office:value="0.000609748">
            <text:p>0.000609748</text:p>
          </table:table-cell>
          <table:table-cell office:value-type="float" office:value="0.314892">
            <text:p>0.31489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31">
            <text:p>0.0000231</text:p>
          </table:table-cell>
          <table:table-cell office:value-type="float" office:value="0.0506986">
            <text:p>0.0506986</text:p>
          </table:table-cell>
          <table:table-cell office:value-type="float" office:value="0.000506546">
            <text:p>0.000506546</text:p>
          </table:table-cell>
          <table:table-cell office:value-type="float" office:value="0.260971">
            <text:p>0.26097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1699">
            <text:p>0.000021699</text:p>
          </table:table-cell>
          <table:table-cell office:value-type="float" office:value="0.0443738">
            <text:p>0.0443738</text:p>
          </table:table-cell>
          <table:table-cell office:value-type="float" office:value="0.000443294">
            <text:p>0.000443294</text:p>
          </table:table-cell>
          <table:table-cell office:value-type="float" office:value="0.228788">
            <text:p>0.2287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7305">
            <text:p>0.000017305</text:p>
          </table:table-cell>
          <table:table-cell office:value-type="float" office:value="0.0426694">
            <text:p>0.0426694</text:p>
          </table:table-cell>
          <table:table-cell office:value-type="float" office:value="0.000426228">
            <text:p>0.000426228</text:p>
          </table:table-cell>
          <table:table-cell office:value-type="float" office:value="0.218735">
            <text:p>0.21873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4959">
            <text:p>0.000014959</text:p>
          </table:table-cell>
          <table:table-cell office:value-type="float" office:value="0.0383044">
            <text:p>0.0383044</text:p>
          </table:table-cell>
          <table:table-cell office:value-type="float" office:value="0.00038261">
            <text:p>0.00038261</text:p>
          </table:table-cell>
          <table:table-cell office:value-type="float" office:value="0.195374">
            <text:p>0.19537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1494">
            <text:p>0.000011494</text:p>
          </table:table-cell>
          <table:table-cell office:value-type="float" office:value="0.0456742">
            <text:p>0.0456742</text:p>
          </table:table-cell>
          <table:table-cell office:value-type="float" office:value="0.000456226">
            <text:p>0.000456226</text:p>
          </table:table-cell>
          <table:table-cell office:value-type="float" office:value="0.230993">
            <text:p>0.23099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8342">
            <text:p>0.000008342</text:p>
          </table:table-cell>
          <table:table-cell office:value-type="float" office:value="0.0479116">
            <text:p>0.0479116</text:p>
          </table:table-cell>
          <table:table-cell office:value-type="float" office:value="0.000478672">
            <text:p>0.000478672</text:p>
          </table:table-cell>
          <table:table-cell office:value-type="float" office:value="0.242994">
            <text:p>0.24299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482">
            <text:p>0.000004482</text:p>
          </table:table-cell>
          <table:table-cell office:value-type="float" office:value="0.0423336">
            <text:p>0.0423336</text:p>
          </table:table-cell>
          <table:table-cell office:value-type="float" office:value="0.000422626">
            <text:p>0.000422626</text:p>
          </table:table-cell>
          <table:table-cell office:value-type="float" office:value="0.215274">
            <text:p>0.215274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07951">
            <text:p>0.000307951</text:p>
          </table:table-cell>
          <table:table-cell office:value-type="float" office:value="8.274798">
            <text:p>8.274798</text:p>
          </table:table-cell>
          <table:table-cell office:value-type="float" office:value="0.082746662">
            <text:p>0.082746662</text:p>
          </table:table-cell>
          <table:table-cell office:value-type="float" office:value="41.44861">
            <text:p>41.4486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7121">
            <text:p>0.00027121</text:p>
          </table:table-cell>
          <table:table-cell office:value-type="float" office:value="6.3807926">
            <text:p>6.3807926</text:p>
          </table:table-cell>
          <table:table-cell office:value-type="float" office:value="0.063806562">
            <text:p>0.063806562</text:p>
          </table:table-cell>
          <table:table-cell office:value-type="float" office:value="31.968153">
            <text:p>31.96815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31045">
            <text:p>0.000231045</text:p>
          </table:table-cell>
          <table:table-cell office:value-type="float" office:value="4.657486">
            <text:p>4.657486</text:p>
          </table:table-cell>
          <table:table-cell office:value-type="float" office:value="0.046573486">
            <text:p>0.046573486</text:p>
          </table:table-cell>
          <table:table-cell office:value-type="float" office:value="23.338531">
            <text:p>23.33853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92943">
            <text:p>0.000192943</text:p>
          </table:table-cell>
          <table:table-cell office:value-type="float" office:value="3.2514406">
            <text:p>3.2514406</text:p>
          </table:table-cell>
          <table:table-cell office:value-type="float" office:value="0.032513094">
            <text:p>0.032513094</text:p>
          </table:table-cell>
          <table:table-cell office:value-type="float" office:value="16.29321">
            <text:p>16.2932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5498">
            <text:p>0.00015498</text:p>
          </table:table-cell>
          <table:table-cell office:value-type="float" office:value="2.0986528">
            <text:p>2.0986528</text:p>
          </table:table-cell>
          <table:table-cell office:value-type="float" office:value="0.020985168">
            <text:p>0.020985168</text:p>
          </table:table-cell>
          <table:table-cell office:value-type="float" office:value="10.523505">
            <text:p>10.52350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16833">
            <text:p>0.000116833</text:p>
          </table:table-cell>
          <table:table-cell office:value-type="float" office:value="1.1892406">
            <text:p>1.1892406</text:p>
          </table:table-cell>
          <table:table-cell office:value-type="float" office:value="0.011891092">
            <text:p>0.011891092</text:p>
          </table:table-cell>
          <table:table-cell office:value-type="float" office:value="5.96615">
            <text:p>5.966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8061">
            <text:p>0.000078061</text:p>
          </table:table-cell>
          <table:table-cell office:value-type="float" office:value="0.5416734">
            <text:p>0.5416734</text:p>
          </table:table-cell>
          <table:table-cell office:value-type="float" office:value="0.005415416">
            <text:p>0.005415416</text:p>
          </table:table-cell>
          <table:table-cell office:value-type="float" office:value="2.720466">
            <text:p>2.7204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9903">
            <text:p>0.000039903</text:p>
          </table:table-cell>
          <table:table-cell office:value-type="float" office:value="0.1449512">
            <text:p>0.1449512</text:p>
          </table:table-cell>
          <table:table-cell office:value-type="float" office:value="0.00144824">
            <text:p>0.00144824</text:p>
          </table:table-cell>
          <table:table-cell office:value-type="float" office:value="0.731098">
            <text:p>0.73109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091">
            <text:p>0.000036091</text:p>
          </table:table-cell>
          <table:table-cell office:value-type="float" office:value="0.123588">
            <text:p>0.123588</text:p>
          </table:table-cell>
          <table:table-cell office:value-type="float" office:value="0.001234592">
            <text:p>0.001234592</text:p>
          </table:table-cell>
          <table:table-cell office:value-type="float" office:value="0.623713">
            <text:p>0.62371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219">
            <text:p>0.000032219</text:p>
          </table:table-cell>
          <table:table-cell office:value-type="float" office:value="0.1220952">
            <text:p>0.1220952</text:p>
          </table:table-cell>
          <table:table-cell office:value-type="float" office:value="0.00121962">
            <text:p>0.00121962</text:p>
          </table:table-cell>
          <table:table-cell office:value-type="float" office:value="0.61581">
            <text:p>0.615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8456">
            <text:p>0.000028456</text:p>
          </table:table-cell>
          <table:table-cell office:value-type="float" office:value="0.0760432">
            <text:p>0.0760432</text:p>
          </table:table-cell>
          <table:table-cell office:value-type="float" office:value="0.000759128">
            <text:p>0.000759128</text:p>
          </table:table-cell>
          <table:table-cell office:value-type="float" office:value="0.384969">
            <text:p>0.3849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4744">
            <text:p>0.000024744</text:p>
          </table:table-cell>
          <table:table-cell office:value-type="float" office:value="0.0728702">
            <text:p>0.0728702</text:p>
          </table:table-cell>
          <table:table-cell office:value-type="float" office:value="0.000727368">
            <text:p>0.000727368</text:p>
          </table:table-cell>
          <table:table-cell office:value-type="float" office:value="0.368854">
            <text:p>0.36885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0799">
            <text:p>0.000020799</text:p>
          </table:table-cell>
          <table:table-cell office:value-type="float" office:value="0.043659">
            <text:p>0.043659</text:p>
          </table:table-cell>
          <table:table-cell office:value-type="float" office:value="0.000435292">
            <text:p>0.000435292</text:p>
          </table:table-cell>
          <table:table-cell office:value-type="float" office:value="0.222152">
            <text:p>0.2221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009">
            <text:p>0.000017009</text:p>
          </table:table-cell>
          <table:table-cell office:value-type="float" office:value="0.0338536">
            <text:p>0.0338536</text:p>
          </table:table-cell>
          <table:table-cell office:value-type="float" office:value="0.000337216">
            <text:p>0.000337216</text:p>
          </table:table-cell>
          <table:table-cell office:value-type="float" office:value="0.172622">
            <text:p>0.1726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249">
            <text:p>0.000013249</text:p>
          </table:table-cell>
          <table:table-cell office:value-type="float" office:value="0.0285168">
            <text:p>0.0285168</text:p>
          </table:table-cell>
          <table:table-cell office:value-type="float" office:value="0.000283884">
            <text:p>0.000283884</text:p>
          </table:table-cell>
          <table:table-cell office:value-type="float" office:value="0.145619">
            <text:p>0.1456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336">
            <text:p>0.000009336</text:p>
          </table:table-cell>
          <table:table-cell office:value-type="float" office:value="0.0174612">
            <text:p>0.0174612</text:p>
          </table:table-cell>
          <table:table-cell office:value-type="float" office:value="0.00017334">
            <text:p>0.00017334</text:p>
          </table:table-cell>
          <table:table-cell office:value-type="float" office:value="0.089999">
            <text:p>0.0899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511">
            <text:p>0.000005511</text:p>
          </table:table-cell>
          <table:table-cell office:value-type="float" office:value="0.0098606">
            <text:p>0.0098606</text:p>
          </table:table-cell>
          <table:table-cell office:value-type="float" office:value="0.000097296">
            <text:p>0.000097296</text:p>
          </table:table-cell>
          <table:table-cell office:value-type="float" office:value="0.051711">
            <text:p>0.0517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6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07/29/2012</text:date>, <text:time>20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rdmann </meta:initial-creator>
    <meta:creation-date>2012-07-21T09:29:36</meta:creation-date>
    <dc:date>2012-07-29T20:11:10</dc:date>
    <dc:creator>merdmann </dc:creator>
    <meta:editing-duration>PT9H47M10S</meta:editing-duration>
    <meta:editing-cycles>29</meta:editing-cycles>
    <meta:generator>LibreOffice/3.3$Unix LibreOffice_project/330m19$Build-8</meta:generator>
    <meta:document-statistic meta:table-count="4" meta:cell-count="18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09cm" svg:height="16.09cm" xlink:href=".." xlink:type="simple" chart:class="chart:scatter" chart:style-name="ch1">
        <chart:title svg:x="8.461cm" svg:y="0.457cm" chart:style-name="ch2">
          <text:p>Execution Time vs. Nbr of Particles</text:p>
        </chart:title>
        <chart:subtitle svg:x="10.418cm" svg:y="1.557cm" chart:style-name="ch3">
          <text:p>Parafine/Newton</text:p>
        </chart:subtitle>
        <chart:legend chart:legend-position="end" svg:x="22.365cm" svg:y="7.525cm" chart:style-name="ch4"/>
        <chart:plot-area chart:style-name="ch5" table:cell-range-address="hal.E8:hal.E24 hal.A8:hal.A24 hal.A5:hal.A5 hal.A27:hal.A27 hal.E28:hal.E44" chart:data-source-has-labels="both" svg:x="1.487cm" svg:y="2.882cm" svg:width="19.926cm" svg:height="11.906cm">
          <chartooo:coordinate-region svg:x="2.399cm" svg:y="3.081cm" svg:width="18.642cm" svg:height="11.06cm"/>
          <chart:axis chart:dimension="x" chart:name="primary-x" chart:style-name="ch6">
            <chart:title svg:x="9.382cm" svg:y="15.109cm" chart:style-name="ch7">
              <text:p>Number of Particles [log(N)]</text:p>
            </chart:title>
            <chart:categories table:cell-range-address="hal.E8:hal.E24"/>
          </chart:axis>
          <chart:axis chart:dimension="y" chart:name="primary-y" chart:style-name="ch6">
            <chart:title svg:x="0.451cm" svg:y="10.493cm" chart:style-name="ch8">
              <text:p>Execution Time [log(t)]</text:p>
            </chart:title>
            <chart:grid chart:style-name="ch9" chart:class="major"/>
          </chart:axis>
          <chart:series chart:style-name="ch10" chart:values-cell-range-address="hal.E8:hal.E24" chart:label-cell-address="hal.A5:hal.A5" chart:class="chart:scatter">
            <chart:domain table:cell-range-address="hal.A8:hal.A24"/>
            <chart:data-point chart:repeated="17"/>
          </chart:series>
          <chart:series chart:style-name="ch11" chart:values-cell-range-address="hal.E28:hal.E44" chart:label-cell-address="hal.A27:hal.A27" chart:class="chart:scatter">
            <chart:domain table:cell-range-address="hal.A28:hal.A44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  <draw:g>
                  <svg:desc>hal.A5:hal.A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1</text:p>
                <draw:g>
                  <svg:desc>hal.A27:hal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8.903285</text:p>
                <draw:g>
                  <svg:desc>hal.E8:hal.E24</svg:desc>
                </draw:g>
              </table:table-cell>
              <table:table-cell office:value-type="float" office:value="800">
                <text:p>800</text:p>
                <draw:g>
                  <svg:desc>hal.A8:hal.A24</svg:desc>
                </draw:g>
              </table:table-cell>
              <table:table-cell office:value-type="float" office:value="38.903285">
                <text:p>38.903285</text:p>
                <draw:g>
                  <svg:desc>hal.E8:hal.E24</svg:desc>
                </draw:g>
              </table:table-cell>
              <table:table-cell office:value-type="float" office:value="800">
                <text:p>800</text:p>
                <draw:g>
                  <svg:desc>hal.A28:hal.A44</svg:desc>
                </draw:g>
              </table:table-cell>
              <table:table-cell office:value-type="float" office:value="71.3904">
                <text:p>71.3904</text:p>
                <draw:g>
                  <svg:desc>hal.E28:hal.E44</svg:desc>
                </draw:g>
              </table:table-cell>
            </table:table-row>
            <table:table-row>
              <table:table-cell office:value-type="string">
                <text:p>34.315516</text:p>
              </table:table-cell>
              <table:table-cell office:value-type="float" office:value="700">
                <text:p>700</text:p>
              </table:table-cell>
              <table:table-cell office:value-type="float" office:value="34.315516">
                <text:p>34.315516</text:p>
              </table:table-cell>
              <table:table-cell office:value-type="float" office:value="700">
                <text:p>700</text:p>
              </table:table-cell>
              <table:table-cell office:value-type="float" office:value="54.542683">
                <text:p>54.542683</text:p>
              </table:table-cell>
            </table:table-row>
            <table:table-row>
              <table:table-cell office:value-type="string">
                <text:p>23.551829</text:p>
              </table:table-cell>
              <table:table-cell office:value-type="float" office:value="600">
                <text:p>600</text:p>
              </table:table-cell>
              <table:table-cell office:value-type="float" office:value="23.551829">
                <text:p>23.551829</text:p>
              </table:table-cell>
              <table:table-cell office:value-type="float" office:value="600">
                <text:p>600</text:p>
              </table:table-cell>
              <table:table-cell office:value-type="float" office:value="40.408808">
                <text:p>40.408808</text:p>
              </table:table-cell>
            </table:table-row>
            <table:table-row>
              <table:table-cell office:value-type="string">
                <text:p>17.131904</text:p>
              </table:table-cell>
              <table:table-cell office:value-type="float" office:value="500">
                <text:p>500</text:p>
              </table:table-cell>
              <table:table-cell office:value-type="float" office:value="17.131904">
                <text:p>17.131904</text:p>
              </table:table-cell>
              <table:table-cell office:value-type="float" office:value="500">
                <text:p>500</text:p>
              </table:table-cell>
              <table:table-cell office:value-type="float" office:value="27.872607">
                <text:p>27.872607</text:p>
              </table:table-cell>
            </table:table-row>
            <table:table-row>
              <table:table-cell office:value-type="string">
                <text:p>9.434234</text:p>
              </table:table-cell>
              <table:table-cell office:value-type="float" office:value="400">
                <text:p>400</text:p>
              </table:table-cell>
              <table:table-cell office:value-type="float" office:value="9.434234">
                <text:p>9.434234</text:p>
              </table:table-cell>
              <table:table-cell office:value-type="float" office:value="400">
                <text:p>400</text:p>
              </table:table-cell>
              <table:table-cell office:value-type="float" office:value="17.982731">
                <text:p>17.982731</text:p>
              </table:table-cell>
            </table:table-row>
            <table:table-row>
              <table:table-cell office:value-type="string">
                <text:p>6.340204</text:p>
              </table:table-cell>
              <table:table-cell office:value-type="float" office:value="300">
                <text:p>300</text:p>
              </table:table-cell>
              <table:table-cell office:value-type="float" office:value="6.340204">
                <text:p>6.340204</text:p>
              </table:table-cell>
              <table:table-cell office:value-type="float" office:value="300">
                <text:p>300</text:p>
              </table:table-cell>
              <table:table-cell office:value-type="float" office:value="10.259653">
                <text:p>10.259653</text:p>
              </table:table-cell>
            </table:table-row>
            <table:table-row>
              <table:table-cell office:value-type="string">
                <text:p>2.565772</text:p>
              </table:table-cell>
              <table:table-cell office:value-type="float" office:value="200">
                <text:p>200</text:p>
              </table:table-cell>
              <table:table-cell office:value-type="float" office:value="2.565772">
                <text:p>2.565772</text:p>
              </table:table-cell>
              <table:table-cell office:value-type="float" office:value="200">
                <text:p>200</text:p>
              </table:table-cell>
              <table:table-cell office:value-type="float" office:value="4.705844">
                <text:p>4.705844</text:p>
              </table:table-cell>
            </table:table-row>
            <table:table-row>
              <table:table-cell office:value-type="string">
                <text:p>0.910494</text:p>
              </table:table-cell>
              <table:table-cell office:value-type="float" office:value="100">
                <text:p>100</text:p>
              </table:table-cell>
              <table:table-cell office:value-type="float" office:value="0.910494">
                <text:p>0.910494</text:p>
              </table:table-cell>
              <table:table-cell office:value-type="float" office:value="100">
                <text:p>100</text:p>
              </table:table-cell>
              <table:table-cell office:value-type="float" office:value="1.334797">
                <text:p>1.334797</text:p>
              </table:table-cell>
            </table:table-row>
            <table:table-row>
              <table:table-cell office:value-type="string">
                <text:p>0.717426</text:p>
              </table:table-cell>
              <table:table-cell office:value-type="float" office:value="90">
                <text:p>90</text:p>
              </table:table-cell>
              <table:table-cell office:value-type="float" office:value="0.717426">
                <text:p>0.717426</text:p>
              </table:table-cell>
              <table:table-cell office:value-type="float" office:value="90">
                <text:p>90</text:p>
              </table:table-cell>
              <table:table-cell office:value-type="float" office:value="1.098163">
                <text:p>1.098163</text:p>
              </table:table-cell>
            </table:table-row>
            <table:table-row>
              <table:table-cell office:value-type="string">
                <text:p>0.550303</text:p>
              </table:table-cell>
              <table:table-cell office:value-type="float" office:value="80">
                <text:p>80</text:p>
              </table:table-cell>
              <table:table-cell office:value-type="float" office:value="0.550303">
                <text:p>0.550303</text:p>
              </table:table-cell>
              <table:table-cell office:value-type="float" office:value="80">
                <text:p>80</text:p>
              </table:table-cell>
              <table:table-cell office:value-type="float" office:value="0.906989">
                <text:p>0.906989</text:p>
              </table:table-cell>
            </table:table-row>
            <table:table-row>
              <table:table-cell office:value-type="string">
                <text:p>0.506128</text:p>
              </table:table-cell>
              <table:table-cell office:value-type="float" office:value="70">
                <text:p>70</text:p>
              </table:table-cell>
              <table:table-cell office:value-type="float" office:value="0.506128">
                <text:p>0.506128</text:p>
              </table:table-cell>
              <table:table-cell office:value-type="float" office:value="70">
                <text:p>70</text:p>
              </table:table-cell>
              <table:table-cell office:value-type="float" office:value="0.722201">
                <text:p>0.722201</text:p>
              </table:table-cell>
            </table:table-row>
            <table:table-row>
              <table:table-cell office:value-type="string">
                <text:p>0.363883</text:p>
              </table:table-cell>
              <table:table-cell office:value-type="float" office:value="60">
                <text:p>60</text:p>
              </table:table-cell>
              <table:table-cell office:value-type="float" office:value="0.363883">
                <text:p>0.363883</text:p>
              </table:table-cell>
              <table:table-cell office:value-type="float" office:value="60">
                <text:p>60</text:p>
              </table:table-cell>
              <table:table-cell office:value-type="float" office:value="0.573346">
                <text:p>0.573346</text:p>
              </table:table-cell>
            </table:table-row>
            <table:table-row>
              <table:table-cell office:value-type="string">
                <text:p>0.309154</text:p>
              </table:table-cell>
              <table:table-cell office:value-type="float" office:value="50">
                <text:p>50</text:p>
              </table:table-cell>
              <table:table-cell office:value-type="float" office:value="0.309154">
                <text:p>0.309154</text:p>
              </table:table-cell>
              <table:table-cell office:value-type="float" office:value="50">
                <text:p>50</text:p>
              </table:table-cell>
              <table:table-cell office:value-type="float" office:value="0.422884">
                <text:p>0.422884</text:p>
              </table:table-cell>
            </table:table-row>
            <table:table-row>
              <table:table-cell office:value-type="string">
                <text:p>0.183306</text:p>
              </table:table-cell>
              <table:table-cell office:value-type="float" office:value="40">
                <text:p>40</text:p>
              </table:table-cell>
              <table:table-cell office:value-type="float" office:value="0.183306">
                <text:p>0.183306</text:p>
              </table:table-cell>
              <table:table-cell office:value-type="float" office:value="40">
                <text:p>40</text:p>
              </table:table-cell>
              <table:table-cell office:value-type="float" office:value="0.290581">
                <text:p>0.290581</text:p>
              </table:table-cell>
            </table:table-row>
            <table:table-row>
              <table:table-cell office:value-type="string">
                <text:p>0.13342</text:p>
              </table:table-cell>
              <table:table-cell office:value-type="float" office:value="30">
                <text:p>30</text:p>
              </table:table-cell>
              <table:table-cell office:value-type="float" office:value="0.13342">
                <text:p>0.13342</text:p>
              </table:table-cell>
              <table:table-cell office:value-type="float" office:value="30">
                <text:p>30</text:p>
              </table:table-cell>
              <table:table-cell office:value-type="float" office:value="0.189507">
                <text:p>0.189507</text:p>
              </table:table-cell>
            </table:table-row>
            <table:table-row>
              <table:table-cell office:value-type="string">
                <text:p>0.082472</text:p>
              </table:table-cell>
              <table:table-cell office:value-type="float" office:value="20">
                <text:p>20</text:p>
              </table:table-cell>
              <table:table-cell office:value-type="float" office:value="0.082472">
                <text:p>0.082472</text:p>
              </table:table-cell>
              <table:table-cell office:value-type="float" office:value="20">
                <text:p>20</text:p>
              </table:table-cell>
              <table:table-cell office:value-type="float" office:value="0.129255">
                <text:p>0.129255</text:p>
              </table:table-cell>
            </table:table-row>
            <table:table-row>
              <table:table-cell office:value-type="string">
                <text:p>0.046748</text:p>
              </table:table-cell>
              <table:table-cell office:value-type="float" office:value="10">
                <text:p>10</text:p>
              </table:table-cell>
              <table:table-cell office:value-type="float" office:value="0.046748">
                <text:p>0.046748</text:p>
              </table:table-cell>
              <table:table-cell office:value-type="float" office:value="10">
                <text:p>10</text:p>
              </table:table-cell>
              <table:table-cell office:value-type="float" office:value="0.035569">
                <text:p>0.035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53cm" svg:height="15.587cm" xlink:href=".." xlink:type="simple" chart:class="chart:scatter" chart:style-name="ch1">
        <chart:title svg:x="8.313cm" svg:y="0.447cm" chart:style-name="ch2">
          <text:p>Executuion Time vs. Nbr of Particles</text:p>
        </chart:title>
        <chart:subtitle svg:x="7.93cm" svg:y="1.537cm" chart:style-name="ch3">
          <text:p>PSim / My_Snyc based on suspension object</text:p>
        </chart:subtitle>
        <chart:legend chart:legend-position="end" svg:x="22.309cm" svg:y="7.273cm" chart:style-name="ch4"/>
        <chart:plot-area chart:style-name="ch5" table:cell-range-address="hal.E48:hal.E64 hal.A47:hal.A64 hal.A66:hal.A66 hal.E67:hal.E83" chart:data-source-has-labels="both" svg:x="1.486cm" svg:y="2.842cm" svg:width="19.873cm" svg:height="11.453cm">
          <chartooo:coordinate-region svg:x="2.398cm" svg:y="3.041cm" svg:width="18.589cm" svg:height="10.607cm"/>
          <chart:axis chart:dimension="x" chart:name="primary-x" chart:style-name="ch6">
            <chart:title svg:x="9.354cm" svg:y="14.606cm" chart:style-name="ch7">
              <text:p>Number of Particles [log(N)]</text:p>
            </chart:title>
            <chart:categories table:cell-range-address="hal.E48:hal.E64"/>
          </chart:axis>
          <chart:axis chart:dimension="y" chart:name="primary-y" chart:style-name="ch6">
            <chart:title svg:x="0.451cm" svg:y="10.279cm" chart:style-name="ch8">
              <text:p>Execution Time [log(s)]</text:p>
            </chart:title>
            <chart:grid chart:style-name="ch9" chart:class="major"/>
          </chart:axis>
          <chart:series chart:style-name="ch10" chart:values-cell-range-address="hal.E48:hal.E64" chart:label-cell-address="hal.A47:hal.A47" chart:class="chart:scatter">
            <chart:domain table:cell-range-address="hal.A48:hal.A64"/>
            <chart:data-point chart:repeated="17"/>
          </chart:series>
          <chart:series chart:style-name="ch11" chart:values-cell-range-address="hal.E67:hal.E83" chart:label-cell-address="hal.A66:hal.A66" chart:class="chart:scatter">
            <chart:domain table:cell-range-address="hal.A67:hal.A83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1</text:p>
                <draw:g>
                  <svg:desc>hal.A47:hal.A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  <draw:g>
                  <svg:desc>hal.A66:hal.A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5.647353</text:p>
                <draw:g>
                  <svg:desc>hal.E48:hal.E64</svg:desc>
                </draw:g>
              </table:table-cell>
              <table:table-cell office:value-type="float" office:value="800">
                <text:p>800</text:p>
                <draw:g>
                  <svg:desc>hal.A48:hal.A64</svg:desc>
                </draw:g>
              </table:table-cell>
              <table:table-cell office:value-type="float" office:value="75.647353">
                <text:p>75.647353</text:p>
                <draw:g>
                  <svg:desc>hal.E48:hal.E64</svg:desc>
                </draw:g>
              </table:table-cell>
              <table:table-cell office:value-type="float" office:value="800">
                <text:p>800</text:p>
                <draw:g>
                  <svg:desc>hal.A67:hal.A83</svg:desc>
                </draw:g>
              </table:table-cell>
              <table:table-cell office:value-type="float" office:value="40.027741">
                <text:p>40.027741</text:p>
                <draw:g>
                  <svg:desc>hal.E67:hal.E83</svg:desc>
                </draw:g>
              </table:table-cell>
            </table:table-row>
            <table:table-row>
              <table:table-cell office:value-type="string">
                <text:p>57.747264</text:p>
              </table:table-cell>
              <table:table-cell office:value-type="float" office:value="700">
                <text:p>700</text:p>
              </table:table-cell>
              <table:table-cell office:value-type="float" office:value="57.747264">
                <text:p>57.747264</text:p>
              </table:table-cell>
              <table:table-cell office:value-type="float" office:value="700">
                <text:p>700</text:p>
              </table:table-cell>
              <table:table-cell office:value-type="float" office:value="31.718546">
                <text:p>31.718546</text:p>
              </table:table-cell>
            </table:table-row>
            <table:table-row>
              <table:table-cell office:value-type="string">
                <text:p>43.009921</text:p>
              </table:table-cell>
              <table:table-cell office:value-type="float" office:value="600">
                <text:p>600</text:p>
              </table:table-cell>
              <table:table-cell office:value-type="float" office:value="43.009921">
                <text:p>43.009921</text:p>
              </table:table-cell>
              <table:table-cell office:value-type="float" office:value="600">
                <text:p>600</text:p>
              </table:table-cell>
              <table:table-cell office:value-type="float" office:value="23.483943">
                <text:p>23.483943</text:p>
              </table:table-cell>
            </table:table-row>
            <table:table-row>
              <table:table-cell office:value-type="string">
                <text:p>29.684295</text:p>
              </table:table-cell>
              <table:table-cell office:value-type="float" office:value="500">
                <text:p>500</text:p>
              </table:table-cell>
              <table:table-cell office:value-type="float" office:value="29.684295">
                <text:p>29.684295</text:p>
              </table:table-cell>
              <table:table-cell office:value-type="float" office:value="500">
                <text:p>500</text:p>
              </table:table-cell>
              <table:table-cell office:value-type="float" office:value="16.603853">
                <text:p>16.603853</text:p>
              </table:table-cell>
            </table:table-row>
            <table:table-row>
              <table:table-cell office:value-type="string">
                <text:p>19.166866</text:p>
              </table:table-cell>
              <table:table-cell office:value-type="float" office:value="400">
                <text:p>400</text:p>
              </table:table-cell>
              <table:table-cell office:value-type="float" office:value="19.166866">
                <text:p>19.166866</text:p>
              </table:table-cell>
              <table:table-cell office:value-type="float" office:value="400">
                <text:p>400</text:p>
              </table:table-cell>
              <table:table-cell office:value-type="float" office:value="10.690071">
                <text:p>10.690071</text:p>
              </table:table-cell>
            </table:table-row>
            <table:table-row>
              <table:table-cell office:value-type="string">
                <text:p>10.852376</text:p>
              </table:table-cell>
              <table:table-cell office:value-type="float" office:value="300">
                <text:p>300</text:p>
              </table:table-cell>
              <table:table-cell office:value-type="float" office:value="10.852376">
                <text:p>10.852376</text:p>
              </table:table-cell>
              <table:table-cell office:value-type="float" office:value="300">
                <text:p>300</text:p>
              </table:table-cell>
              <table:table-cell office:value-type="float" office:value="6.052896">
                <text:p>6.052896</text:p>
              </table:table-cell>
            </table:table-row>
            <table:table-row>
              <table:table-cell office:value-type="string">
                <text:p>4.903847</text:p>
              </table:table-cell>
              <table:table-cell office:value-type="float" office:value="200">
                <text:p>200</text:p>
              </table:table-cell>
              <table:table-cell office:value-type="float" office:value="4.903847">
                <text:p>4.903847</text:p>
              </table:table-cell>
              <table:table-cell office:value-type="float" office:value="200">
                <text:p>200</text:p>
              </table:table-cell>
              <table:table-cell office:value-type="float" office:value="3.009767">
                <text:p>3.009767</text:p>
              </table:table-cell>
            </table:table-row>
            <table:table-row>
              <table:table-cell office:value-type="string">
                <text:p>1.305652</text:p>
              </table:table-cell>
              <table:table-cell office:value-type="float" office:value="100">
                <text:p>100</text:p>
              </table:table-cell>
              <table:table-cell office:value-type="float" office:value="1.305652">
                <text:p>1.305652</text:p>
              </table:table-cell>
              <table:table-cell office:value-type="float" office:value="100">
                <text:p>100</text:p>
              </table:table-cell>
              <table:table-cell office:value-type="float" office:value="1.067325">
                <text:p>1.067325</text:p>
              </table:table-cell>
            </table:table-row>
            <table:table-row>
              <table:table-cell office:value-type="string">
                <text:p>1.090115</text:p>
              </table:table-cell>
              <table:table-cell office:value-type="float" office:value="90">
                <text:p>90</text:p>
              </table:table-cell>
              <table:table-cell office:value-type="float" office:value="1.090115">
                <text:p>1.090115</text:p>
              </table:table-cell>
              <table:table-cell office:value-type="float" office:value="90">
                <text:p>90</text:p>
              </table:table-cell>
              <table:table-cell office:value-type="float" office:value="0.823898">
                <text:p>0.823898</text:p>
              </table:table-cell>
            </table:table-row>
            <table:table-row>
              <table:table-cell office:value-type="string">
                <text:p>0.85293</text:p>
              </table:table-cell>
              <table:table-cell office:value-type="float" office:value="80">
                <text:p>80</text:p>
              </table:table-cell>
              <table:table-cell office:value-type="float" office:value="0.85293">
                <text:p>0.85293</text:p>
              </table:table-cell>
              <table:table-cell office:value-type="float" office:value="80">
                <text:p>80</text:p>
              </table:table-cell>
              <table:table-cell office:value-type="float" office:value="0.706476">
                <text:p>0.706476</text:p>
              </table:table-cell>
            </table:table-row>
            <table:table-row>
              <table:table-cell office:value-type="string">
                <text:p>0.700128</text:p>
              </table:table-cell>
              <table:table-cell office:value-type="float" office:value="70">
                <text:p>70</text:p>
              </table:table-cell>
              <table:table-cell office:value-type="float" office:value="0.700128">
                <text:p>0.700128</text:p>
              </table:table-cell>
              <table:table-cell office:value-type="float" office:value="70">
                <text:p>70</text:p>
              </table:table-cell>
              <table:table-cell office:value-type="float" office:value="0.554917">
                <text:p>0.554917</text:p>
              </table:table-cell>
            </table:table-row>
            <table:table-row>
              <table:table-cell office:value-type="string">
                <text:p>0.547425</text:p>
              </table:table-cell>
              <table:table-cell office:value-type="float" office:value="60">
                <text:p>60</text:p>
              </table:table-cell>
              <table:table-cell office:value-type="float" office:value="0.547425">
                <text:p>0.547425</text:p>
              </table:table-cell>
              <table:table-cell office:value-type="float" office:value="60">
                <text:p>60</text:p>
              </table:table-cell>
              <table:table-cell office:value-type="float" office:value="0.445416">
                <text:p>0.445416</text:p>
              </table:table-cell>
            </table:table-row>
            <table:table-row>
              <table:table-cell office:value-type="string">
                <text:p>0.406768</text:p>
              </table:table-cell>
              <table:table-cell office:value-type="float" office:value="50">
                <text:p>50</text:p>
              </table:table-cell>
              <table:table-cell office:value-type="float" office:value="0.406768">
                <text:p>0.406768</text:p>
              </table:table-cell>
              <table:table-cell office:value-type="float" office:value="50">
                <text:p>50</text:p>
              </table:table-cell>
              <table:table-cell office:value-type="float" office:value="0.325118">
                <text:p>0.325118</text:p>
              </table:table-cell>
            </table:table-row>
            <table:table-row>
              <table:table-cell office:value-type="string">
                <text:p>0.303145</text:p>
              </table:table-cell>
              <table:table-cell office:value-type="float" office:value="40">
                <text:p>40</text:p>
              </table:table-cell>
              <table:table-cell office:value-type="float" office:value="0.303145">
                <text:p>0.303145</text:p>
              </table:table-cell>
              <table:table-cell office:value-type="float" office:value="40">
                <text:p>40</text:p>
              </table:table-cell>
              <table:table-cell office:value-type="float" office:value="0.262391">
                <text:p>0.262391</text:p>
              </table:table-cell>
            </table:table-row>
            <table:table-row>
              <table:table-cell office:value-type="string">
                <text:p>0.174394</text:p>
              </table:table-cell>
              <table:table-cell office:value-type="float" office:value="30">
                <text:p>30</text:p>
              </table:table-cell>
              <table:table-cell office:value-type="float" office:value="0.174394">
                <text:p>0.174394</text:p>
              </table:table-cell>
              <table:table-cell office:value-type="float" office:value="30">
                <text:p>30</text:p>
              </table:table-cell>
              <table:table-cell office:value-type="float" office:value="0.11864">
                <text:p>0.11864</text:p>
              </table:table-cell>
            </table:table-row>
            <table:table-row>
              <table:table-cell office:value-type="string">
                <text:p>0.092889</text:p>
              </table:table-cell>
              <table:table-cell office:value-type="float" office:value="20">
                <text:p>20</text:p>
              </table:table-cell>
              <table:table-cell office:value-type="float" office:value="0.092889">
                <text:p>0.092889</text:p>
              </table:table-cell>
              <table:table-cell office:value-type="float" office:value="20">
                <text:p>20</text:p>
              </table:table-cell>
              <table:table-cell office:value-type="float" office:value="0.065318">
                <text:p>0.065318</text:p>
              </table:table-cell>
            </table:table-row>
            <table:table-row>
              <table:table-cell office:value-type="string">
                <text:p>0.023711</text:p>
              </table:table-cell>
              <table:table-cell office:value-type="float" office:value="10">
                <text:p>10</text:p>
              </table:table-cell>
              <table:table-cell office:value-type="float" office:value="0.023711">
                <text:p>0.023711</text:p>
              </table:table-cell>
              <table:table-cell office:value-type="float" office:value="10">
                <text:p>10</text:p>
              </table:table-cell>
              <table:table-cell office:value-type="float" office:value="0.023147">
                <text:p>0.023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06cm" svg:height="14.35cm" xlink:href=".." xlink:type="simple" chart:class="chart:scatter" chart:style-name="ch1">
        <chart:title svg:x="6.733cm" svg:y="0.423cm" chart:style-name="ch2">
          <text:p>Total Execution Time vs. Number of Particles</text:p>
        </chart:title>
        <chart:subtitle svg:x="7.514cm" svg:y="1.489cm" chart:style-name="ch3">
          <text:p>Paraffin/Newton on 2xDualcore Opertons</text:p>
        </chart:subtitle>
        <chart:legend chart:legend-position="end" svg:x="19.518cm" svg:y="6.655cm" chart:style-name="ch4"/>
        <chart:plot-area chart:style-name="ch5" table:cell-range-address="Cyclope.A6:Cyclope.A23 Cyclope.E7:Cyclope.E23 Cyclope.A25:Cyclope.A25 Cyclope.E26:Cyclope.E42" chart:data-source-has-labels="row" svg:x="1.455cm" svg:y="2.746cm" svg:width="17.175cm" svg:height="10.336cm">
          <chartooo:coordinate-region svg:x="2.447cm" svg:y="2.946cm" svg:width="15.811cm" svg:height="9.489cm"/>
          <chart:axis chart:dimension="x" chart:name="primary-x" chart:style-name="ch6">
            <chart:title svg:x="7.974cm" svg:y="13.369cm" chart:style-name="ch7">
              <text:p>Number of Particles [log(N)]</text:p>
            </chart:title>
          </chart:axis>
          <chart:axis chart:dimension="y" chart:name="primary-y" chart:style-name="ch6">
            <chart:title svg:x="0.451cm" svg:y="10.075cm" chart:style-name="ch8">
              <text:p>Total Executuon Time [log(T)]</text:p>
            </chart:title>
            <chart:grid chart:style-name="ch9" chart:class="major"/>
          </chart:axis>
          <chart:series chart:style-name="ch10" chart:values-cell-range-address="Cyclope.E7:Cyclope.E23" chart:label-cell-address="Cyclope.A6:Cyclope.A6" chart:class="chart:scatter">
            <chart:domain table:cell-range-address="Cyclope.A7:Cyclope.A23"/>
            <chart:data-point chart:repeated="17"/>
          </chart:series>
          <chart:series chart:style-name="ch11" chart:values-cell-range-address="Cyclope.E26:Cyclope.E42" chart:label-cell-address="Cyclope.A25:Cyclope.A25" chart:class="chart:scatter">
            <chart:domain table:cell-range-address="Cyclope.A26:Cyclope.A42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ffin N=1</text:p>
                <draw:g>
                  <svg:desc>Cyclope.A6:Cyclope.A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 N=4</text:p>
                <draw:g>
                  <svg:desc>Cyclope.A25:Cyclope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7:Cyclope.A23</svg:desc>
                </draw:g>
              </table:table-cell>
              <table:table-cell office:value-type="float" office:value="103.118059">
                <text:p>103.118059</text:p>
                <draw:g>
                  <svg:desc>Cyclope.E7:Cyclope.E23</svg:desc>
                </draw:g>
              </table:table-cell>
              <table:table-cell office:value-type="float" office:value="800">
                <text:p>800</text:p>
                <draw:g>
                  <svg:desc>Cyclope.A26:Cyclope.A42</svg:desc>
                </draw:g>
              </table:table-cell>
              <table:table-cell office:value-type="float" office:value="37.294816">
                <text:p>37.294816</text:p>
                <draw:g>
                  <svg:desc>Cyclope.E26:Cyclope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79.127804">
                <text:p>79.127804</text:p>
              </table:table-cell>
              <table:table-cell office:value-type="float" office:value="700">
                <text:p>700</text:p>
              </table:table-cell>
              <table:table-cell office:value-type="float" office:value="32.118523">
                <text:p>32.118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8.268102">
                <text:p>58.268102</text:p>
              </table:table-cell>
              <table:table-cell office:value-type="float" office:value="600">
                <text:p>600</text:p>
              </table:table-cell>
              <table:table-cell office:value-type="float" office:value="25.837035">
                <text:p>25.837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0.609517">
                <text:p>40.609517</text:p>
              </table:table-cell>
              <table:table-cell office:value-type="float" office:value="500">
                <text:p>500</text:p>
              </table:table-cell>
              <table:table-cell office:value-type="float" office:value="19.165618">
                <text:p>19.165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.101635">
                <text:p>26.101635</text:p>
              </table:table-cell>
              <table:table-cell office:value-type="float" office:value="400">
                <text:p>400</text:p>
              </table:table-cell>
              <table:table-cell office:value-type="float" office:value="11.59164">
                <text:p>11.59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4.826043">
                <text:p>14.826043</text:p>
              </table:table-cell>
              <table:table-cell office:value-type="float" office:value="300">
                <text:p>300</text:p>
              </table:table-cell>
              <table:table-cell office:value-type="float" office:value="7.324193">
                <text:p>7.324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.717751">
                <text:p>6.717751</text:p>
              </table:table-cell>
              <table:table-cell office:value-type="float" office:value="200">
                <text:p>200</text:p>
              </table:table-cell>
              <table:table-cell office:value-type="float" office:value="3.085011">
                <text:p>3.085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786577">
                <text:p>1.786577</text:p>
              </table:table-cell>
              <table:table-cell office:value-type="float" office:value="100">
                <text:p>100</text:p>
              </table:table-cell>
              <table:table-cell office:value-type="float" office:value="1.127764">
                <text:p>1.127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472289">
                <text:p>1.472289</text:p>
              </table:table-cell>
              <table:table-cell office:value-type="float" office:value="90">
                <text:p>90</text:p>
              </table:table-cell>
              <table:table-cell office:value-type="float" office:value="0.947795">
                <text:p>0.947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18605">
                <text:p>1.18605</text:p>
              </table:table-cell>
              <table:table-cell office:value-type="float" office:value="80">
                <text:p>80</text:p>
              </table:table-cell>
              <table:table-cell office:value-type="float" office:value="0.815286">
                <text:p>0.815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939495">
                <text:p>0.939495</text:p>
              </table:table-cell>
              <table:table-cell office:value-type="float" office:value="70">
                <text:p>70</text:p>
              </table:table-cell>
              <table:table-cell office:value-type="float" office:value="0.693799">
                <text:p>0.693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709618">
                <text:p>0.709618</text:p>
              </table:table-cell>
              <table:table-cell office:value-type="float" office:value="60">
                <text:p>60</text:p>
              </table:table-cell>
              <table:table-cell office:value-type="float" office:value="0.559711">
                <text:p>0.559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523379">
                <text:p>0.523379</text:p>
              </table:table-cell>
              <table:table-cell office:value-type="float" office:value="50">
                <text:p>50</text:p>
              </table:table-cell>
              <table:table-cell office:value-type="float" office:value="0.472343">
                <text:p>0.472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371248">
                <text:p>0.371248</text:p>
              </table:table-cell>
              <table:table-cell office:value-type="float" office:value="40">
                <text:p>40</text:p>
              </table:table-cell>
              <table:table-cell office:value-type="float" office:value="0.380977">
                <text:p>0.380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36546">
                <text:p>0.236546</text:p>
              </table:table-cell>
              <table:table-cell office:value-type="float" office:value="30">
                <text:p>30</text:p>
              </table:table-cell>
              <table:table-cell office:value-type="float" office:value="0.329884">
                <text:p>0.329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48829">
                <text:p>0.148829</text:p>
              </table:table-cell>
              <table:table-cell office:value-type="float" office:value="20">
                <text:p>20</text:p>
              </table:table-cell>
              <table:table-cell office:value-type="float" office:value="0.264227">
                <text:p>0.264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80507">
                <text:p>0.080507</text:p>
              </table:table-cell>
              <table:table-cell office:value-type="float" office:value="10">
                <text:p>10</text:p>
              </table:table-cell>
              <table:table-cell office:value-type="float" office:value="0.198482">
                <text:p>0.198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75cm" svg:height="13.523cm" xlink:href=".." xlink:type="simple" chart:class="chart:scatter" chart:style-name="ch1">
        <chart:title svg:x="7.178cm" svg:y="0.406cm" chart:style-name="ch2">
          <text:p>Total Execution Time vs. Nbr of Particles</text:p>
        </chart:title>
        <chart:subtitle svg:x="6.37cm" svg:y="1.455cm" chart:style-name="ch3">
          <text:p>PSim using Suspension Object, / 2 x Duacore Opteron</text:p>
        </chart:subtitle>
        <chart:legend chart:legend-position="end" svg:x="17.524cm" svg:y="5.791cm" chart:style-name="ch4"/>
        <chart:plot-area chart:style-name="ch5" table:cell-range-address="Cyclope.A46:Cyclope.A63 Cyclope.E47:Cyclope.E63 Cyclope.A164:Cyclope.A164 Cyclope.E165:Cyclope.E181 Cyclope.A85:Cyclope.A85 Cyclope.E86:Cyclope.E102 Cyclope.A65:Cyclope.A65 Cyclope.E66:Cyclope.E82" chart:data-source-has-labels="row" svg:x="1.456cm" svg:y="2.678cm" svg:width="15.178cm" svg:height="9.594cm">
          <chartooo:coordinate-region svg:x="2.448cm" svg:y="2.878cm" svg:width="13.814cm" svg:height="8.747cm"/>
          <chart:axis chart:dimension="x" chart:name="primary-x" chart:style-name="ch6">
            <chart:title svg:x="7.056cm" svg:y="12.542cm" chart:style-name="ch7">
              <text:p>Number of Particles log(N)</text:p>
            </chart:title>
          </chart:axis>
          <chart:axis chart:dimension="y" chart:name="primary-y" chart:style-name="ch8">
            <chart:title svg:x="0.451cm" svg:y="9.054cm" chart:style-name="ch9">
              <text:p>Execution Time log(t)</text:p>
            </chart:title>
            <chart:grid chart:style-name="ch10" chart:class="major"/>
          </chart:axis>
          <chart:series chart:style-name="ch11" chart:values-cell-range-address="Cyclope.E47:Cyclope.E63" chart:label-cell-address="Cyclope.A46:Cyclope.A46" chart:class="chart:scatter">
            <chart:domain table:cell-range-address="Cyclope.A47:Cyclope.A63"/>
            <chart:data-point chart:repeated="17"/>
          </chart:series>
          <chart:series chart:style-name="ch12" chart:values-cell-range-address="Cyclope.E165:Cyclope.E181" chart:label-cell-address="Cyclope.A164:Cyclope.A164" chart:class="chart:scatter">
            <chart:domain table:cell-range-address="Cyclope.A165:Cyclope.A181"/>
            <chart:data-point chart:repeated="17"/>
          </chart:series>
          <chart:series chart:style-name="ch13" chart:values-cell-range-address="Cyclope.E86:Cyclope.E102" chart:label-cell-address="Cyclope.A85:Cyclope.A85" chart:class="chart:scatter">
            <chart:domain table:cell-range-address="Cyclope.A86:Cyclope.A102"/>
            <chart:data-point chart:repeated="17"/>
          </chart:series>
          <chart:series chart:style-name="ch14" chart:values-cell-range-address="Cyclope.E66:Cyclope.E82" chart:label-cell-address="Cyclope.A65:Cyclope.A65" chart:class="chart:scatter">
            <chart:domain table:cell-range-address="Cyclope.A66:Cyclope.A82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N=1</text:p>
                <draw:g>
                  <svg:desc>Cyclope.A46:Cyclope.A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Cyclope.A164:Cyclope.A16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; Busy, N=4</text:p>
                <draw:g>
                  <svg:desc>Cyclope.A85:Cyclope.A8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uspension Objects, N=4</text:p>
                <draw:g>
                  <svg:desc>Cyclope.A65:Cyclope.A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47:Cyclope.A63</svg:desc>
                </draw:g>
              </table:table-cell>
              <table:table-cell office:value-type="float" office:value="138.683431">
                <text:p>138.683431</text:p>
                <draw:g>
                  <svg:desc>Cyclope.E47:Cyclope.E63</svg:desc>
                </draw:g>
              </table:table-cell>
              <table:table-cell office:value-type="float" office:value="NaN">
                <text:p>NaN</text:p>
                <draw:g>
                  <svg:desc>Cyclope.A165:Cyclope.A181</svg:desc>
                </draw:g>
              </table:table-cell>
              <table:table-cell office:value-type="float" office:value="NaN">
                <text:p>NaN</text:p>
                <draw:g>
                  <svg:desc>Cyclope.E165:Cyclope.E181</svg:desc>
                </draw:g>
              </table:table-cell>
              <table:table-cell office:value-type="float" office:value="800">
                <text:p>800</text:p>
                <draw:g>
                  <svg:desc>Cyclope.A86:Cyclope.A102</svg:desc>
                </draw:g>
              </table:table-cell>
              <table:table-cell office:value-type="float" office:value="53.073954">
                <text:p>53.073954</text:p>
                <draw:g>
                  <svg:desc>Cyclope.E86:Cyclope.E102</svg:desc>
                </draw:g>
              </table:table-cell>
              <table:table-cell office:value-type="float" office:value="800">
                <text:p>800</text:p>
                <draw:g>
                  <svg:desc>Cyclope.A66:Cyclope.A82</svg:desc>
                </draw:g>
              </table:table-cell>
              <table:table-cell office:value-type="float" office:value="46.555071">
                <text:p>46.555071</text:p>
                <draw:g>
                  <svg:desc>Cyclope.E66:Cyclope.E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06.14482">
                <text:p>106.1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39.645107">
                <text:p>39.645107</text:p>
              </table:table-cell>
              <table:table-cell office:value-type="float" office:value="700">
                <text:p>700</text:p>
              </table:table-cell>
              <table:table-cell office:value-type="float" office:value="35.661409">
                <text:p>35.661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78.150074">
                <text:p>78.15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31.122319">
                <text:p>31.122319</text:p>
              </table:table-cell>
              <table:table-cell office:value-type="float" office:value="600">
                <text:p>600</text:p>
              </table:table-cell>
              <table:table-cell office:value-type="float" office:value="26.270138">
                <text:p>26.270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4.312772">
                <text:p>54.31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18.785802">
                <text:p>18.785802</text:p>
              </table:table-cell>
              <table:table-cell office:value-type="float" office:value="500">
                <text:p>500</text:p>
              </table:table-cell>
              <table:table-cell office:value-type="float" office:value="18.068478">
                <text:p>18.068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4.085202">
                <text:p>34.08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3.846768">
                <text:p>13.846768</text:p>
              </table:table-cell>
              <table:table-cell office:value-type="float" office:value="400">
                <text:p>400</text:p>
              </table:table-cell>
              <table:table-cell office:value-type="float" office:value="11.615799">
                <text:p>11.615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9.726291">
                <text:p>19.72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8.025431">
                <text:p>8.025431</text:p>
              </table:table-cell>
              <table:table-cell office:value-type="float" office:value="300">
                <text:p>300</text:p>
              </table:table-cell>
              <table:table-cell office:value-type="float" office:value="6.609671">
                <text:p>6.609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8.832745">
                <text:p>8.83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.975051">
                <text:p>5.975051</text:p>
              </table:table-cell>
              <table:table-cell office:value-type="float" office:value="200">
                <text:p>200</text:p>
              </table:table-cell>
              <table:table-cell office:value-type="float" office:value="2.96608">
                <text:p>2.96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218733">
                <text:p>2.21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168762">
                <text:p>1.168762</text:p>
              </table:table-cell>
              <table:table-cell office:value-type="float" office:value="100">
                <text:p>100</text:p>
              </table:table-cell>
              <table:table-cell office:value-type="float" office:value="0.845069">
                <text:p>0.845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815189">
                <text:p>1.81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923976">
                <text:p>0.923976</text:p>
              </table:table-cell>
              <table:table-cell office:value-type="float" office:value="90">
                <text:p>90</text:p>
              </table:table-cell>
              <table:table-cell office:value-type="float" office:value="0.91159">
                <text:p>0.9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441253">
                <text:p>1.44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789558">
                <text:p>0.789558</text:p>
              </table:table-cell>
              <table:table-cell office:value-type="float" office:value="80">
                <text:p>80</text:p>
              </table:table-cell>
              <table:table-cell office:value-type="float" office:value="0.515014">
                <text:p>0.515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102883">
                <text:p>1.10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57034">
                <text:p>0.57034</text:p>
              </table:table-cell>
              <table:table-cell office:value-type="float" office:value="70">
                <text:p>70</text:p>
              </table:table-cell>
              <table:table-cell office:value-type="float" office:value="0.448446">
                <text:p>0.448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3051">
                <text:p>0.8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4051">
                <text:p>0.44051</text:p>
              </table:table-cell>
              <table:table-cell office:value-type="float" office:value="60">
                <text:p>60</text:p>
              </table:table-cell>
              <table:table-cell office:value-type="float" office:value="0.305538">
                <text:p>0.305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59443">
                <text:p>0.5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333611">
                <text:p>0.333611</text:p>
              </table:table-cell>
              <table:table-cell office:value-type="float" office:value="50">
                <text:p>50</text:p>
              </table:table-cell>
              <table:table-cell office:value-type="float" office:value="0.226889">
                <text:p>0.226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401351">
                <text:p>0.40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223069">
                <text:p>0.223069</text:p>
              </table:table-cell>
              <table:table-cell office:value-type="float" office:value="40">
                <text:p>40</text:p>
              </table:table-cell>
              <table:table-cell office:value-type="float" office:value="0.222882">
                <text:p>0.222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4678">
                <text:p>0.2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160568">
                <text:p>0.160568</text:p>
              </table:table-cell>
              <table:table-cell office:value-type="float" office:value="30">
                <text:p>30</text:p>
              </table:table-cell>
              <table:table-cell office:value-type="float" office:value="0.146703">
                <text:p>0.146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3257">
                <text:p>0.1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148566">
                <text:p>0.148566</text:p>
              </table:table-cell>
              <table:table-cell office:value-type="float" office:value="20">
                <text:p>20</text:p>
              </table:table-cell>
              <table:table-cell office:value-type="float" office:value="0.079661">
                <text:p>0.079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57409">
                <text:p>0.05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45416">
                <text:p>0.045416</text:p>
              </table:table-cell>
              <table:table-cell office:value-type="float" office:value="10">
                <text:p>10</text:p>
              </table:table-cell>
              <table:table-cell office:value-type="float" office:value="0.041923">
                <text:p>0.041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91cm" svg:height="14.667cm" xlink:href=".." xlink:type="simple" chart:class="chart:scatter" chart:style-name="ch1">
        <chart:legend chart:legend-position="end" svg:x="19.456cm" svg:y="6.813cm" chart:style-name="ch2"/>
        <chart:plot-area chart:style-name="ch3" table:cell-range-address="Cloud.A46:Cloud.A63 Cloud.E47:Cloud.E63 Cloud.A65:Cloud.A65 Cloud.E66:Cloud.E82" chart:data-source-has-labels="row" svg:x="0.891cm" svg:y="1.307cm" svg:width="17.683cm" svg:height="12.647cm">
          <chartooo:coordinate-region svg:x="1.803cm" svg:y="1.507cm" svg:width="16.399cm" svg:height="11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oud.E47:Cloud.E63" chart:label-cell-address="Cloud.A46:Cloud.A46" chart:class="chart:scatter">
            <chart:domain table:cell-range-address="Cloud.A47:Cloud.A63"/>
            <chart:data-point chart:repeated="17"/>
          </chart:series>
          <chart:series chart:style-name="ch7" chart:values-cell-range-address="Cloud.E66:Cloud.E82" chart:label-cell-address="Cloud.A65:Cloud.A65" chart:class="chart:scatter">
            <chart:domain table:cell-range-address="Cloud.A66:Cloud.A82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, N=1</text:p>
                <draw:g>
                  <svg:desc>Cloud.A46:Cloud.A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, N=16</text:p>
                <draw:g>
                  <svg:desc>Cloud.A65:Cloud.A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loud.A47:Cloud.A63</svg:desc>
                </draw:g>
              </table:table-cell>
              <table:table-cell office:value-type="float" office:value="77.819323">
                <text:p>77.819323</text:p>
                <draw:g>
                  <svg:desc>Cloud.E47:Cloud.E63</svg:desc>
                </draw:g>
              </table:table-cell>
              <table:table-cell office:value-type="float" office:value="800">
                <text:p>800</text:p>
                <draw:g>
                  <svg:desc>Cloud.A66:Cloud.A82</svg:desc>
                </draw:g>
              </table:table-cell>
              <table:table-cell office:value-type="float" office:value="32.678698">
                <text:p>32.678698</text:p>
                <draw:g>
                  <svg:desc>Cloud.E66:Cloud.E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9.457846">
                <text:p>59.457846</text:p>
              </table:table-cell>
              <table:table-cell office:value-type="float" office:value="700">
                <text:p>700</text:p>
              </table:table-cell>
              <table:table-cell office:value-type="float" office:value="25.307591">
                <text:p>25.307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44.428294">
                <text:p>44.428294</text:p>
              </table:table-cell>
              <table:table-cell office:value-type="float" office:value="600">
                <text:p>600</text:p>
              </table:table-cell>
              <table:table-cell office:value-type="float" office:value="18.264146">
                <text:p>18.264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0.593105">
                <text:p>30.593105</text:p>
              </table:table-cell>
              <table:table-cell office:value-type="float" office:value="500">
                <text:p>500</text:p>
              </table:table-cell>
              <table:table-cell office:value-type="float" office:value="12.685075">
                <text:p>12.685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9.905988">
                <text:p>19.905988</text:p>
              </table:table-cell>
              <table:table-cell office:value-type="float" office:value="400">
                <text:p>400</text:p>
              </table:table-cell>
              <table:table-cell office:value-type="float" office:value="8.090216">
                <text:p>8.090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1.155583">
                <text:p>11.155583</text:p>
              </table:table-cell>
              <table:table-cell office:value-type="float" office:value="300">
                <text:p>300</text:p>
              </table:table-cell>
              <table:table-cell office:value-type="float" office:value="4.51851">
                <text:p>4.51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878978">
                <text:p>4.878978</text:p>
              </table:table-cell>
              <table:table-cell office:value-type="float" office:value="200">
                <text:p>200</text:p>
              </table:table-cell>
              <table:table-cell office:value-type="float" office:value="1.911204">
                <text:p>1.911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264926">
                <text:p>1.264926</text:p>
              </table:table-cell>
              <table:table-cell office:value-type="float" office:value="100">
                <text:p>100</text:p>
              </table:table-cell>
              <table:table-cell office:value-type="float" office:value="0.46745">
                <text:p>0.46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024696">
                <text:p>1.024696</text:p>
              </table:table-cell>
              <table:table-cell office:value-type="float" office:value="90">
                <text:p>90</text:p>
              </table:table-cell>
              <table:table-cell office:value-type="float" office:value="0.393506">
                <text:p>0.393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825376">
                <text:p>0.825376</text:p>
              </table:table-cell>
              <table:table-cell office:value-type="float" office:value="80">
                <text:p>80</text:p>
              </table:table-cell>
              <table:table-cell office:value-type="float" office:value="0.314892">
                <text:p>0.314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651166">
                <text:p>0.651166</text:p>
              </table:table-cell>
              <table:table-cell office:value-type="float" office:value="70">
                <text:p>70</text:p>
              </table:table-cell>
              <table:table-cell office:value-type="float" office:value="0.260971">
                <text:p>0.260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68147">
                <text:p>0.468147</text:p>
              </table:table-cell>
              <table:table-cell office:value-type="float" office:value="60">
                <text:p>60</text:p>
              </table:table-cell>
              <table:table-cell office:value-type="float" office:value="0.228788">
                <text:p>0.22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78046">
                <text:p>0.378046</text:p>
              </table:table-cell>
              <table:table-cell office:value-type="float" office:value="50">
                <text:p>50</text:p>
              </table:table-cell>
              <table:table-cell office:value-type="float" office:value="0.218735">
                <text:p>0.218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249124">
                <text:p>0.249124</text:p>
              </table:table-cell>
              <table:table-cell office:value-type="float" office:value="40">
                <text:p>40</text:p>
              </table:table-cell>
              <table:table-cell office:value-type="float" office:value="0.195374">
                <text:p>0.19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74244">
                <text:p>0.174244</text:p>
              </table:table-cell>
              <table:table-cell office:value-type="float" office:value="30">
                <text:p>30</text:p>
              </table:table-cell>
              <table:table-cell office:value-type="float" office:value="0.230993">
                <text:p>0.230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94378">
                <text:p>0.094378</text:p>
              </table:table-cell>
              <table:table-cell office:value-type="float" office:value="20">
                <text:p>20</text:p>
              </table:table-cell>
              <table:table-cell office:value-type="float" office:value="0.242994">
                <text:p>0.242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74451">
                <text:p>0.074451</text:p>
              </table:table-cell>
              <table:table-cell office:value-type="float" office:value="10">
                <text:p>10</text:p>
              </table:table-cell>
              <table:table-cell office:value-type="float" office:value="0.215274">
                <text:p>0.2152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57cm" svg:height="15.509cm" xlink:href=".." xlink:type="simple" chart:class="chart:scatter" chart:style-name="ch1">
        <chart:legend chart:legend-position="end" svg:x="18.878cm" svg:y="7.234cm" chart:style-name="ch2"/>
        <chart:plot-area chart:style-name="ch3" table:cell-range-address="Cloud.A5:Cloud.A21 Cloud.E6:Cloud.E21 Cloud.A24:Cloud.A24 Cloud.E25:Cloud.E41" chart:data-source-has-labels="row" svg:x="0.887cm" svg:y="1.375cm" svg:width="17.117cm" svg:height="13.404cm">
          <chartooo:coordinate-region svg:x="1.694cm" svg:y="1.574cm" svg:width="15.938cm" svg:height="12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oud.E6:Cloud.E21" chart:label-cell-address="Cloud.A5:Cloud.A5" chart:class="chart:scatter">
            <chart:domain table:cell-range-address="Cloud.A6:Cloud.A21"/>
            <chart:data-point chart:repeated="16"/>
          </chart:series>
          <chart:series chart:style-name="ch7" chart:values-cell-range-address="Cloud.E25:Cloud.E41" chart:label-cell-address="Cloud.A24:Cloud.A24" chart:class="chart:scatter">
            <chart:domain table:cell-range-address="Cloud.A25:Cloud.A4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ewton, N=1</text:p>
                <draw:g>
                  <svg:desc>Cloud.A5:Cloud.A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ewton, N=16</text:p>
                <draw:g>
                  <svg:desc>Cloud.A24:Cloud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loud.A6:Cloud.A21</svg:desc>
                </draw:g>
              </table:table-cell>
              <table:table-cell office:value-type="float" office:value="70.774939">
                <text:p>70.774939</text:p>
                <draw:g>
                  <svg:desc>Cloud.E6:Cloud.E21</svg:desc>
                </draw:g>
              </table:table-cell>
              <table:table-cell office:value-type="float" office:value="800">
                <text:p>800</text:p>
                <draw:g>
                  <svg:desc>Cloud.A25:Cloud.A41</svg:desc>
                </draw:g>
              </table:table-cell>
              <table:table-cell office:value-type="float" office:value="29.709166">
                <text:p>29.709166</text:p>
                <draw:g>
                  <svg:desc>Cloud.E25:Cloud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5.432294">
                <text:p>55.432294</text:p>
              </table:table-cell>
              <table:table-cell office:value-type="float" office:value="700">
                <text:p>700</text:p>
              </table:table-cell>
              <table:table-cell office:value-type="float" office:value="22.581026">
                <text:p>22.581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40.532484">
                <text:p>40.532484</text:p>
              </table:table-cell>
              <table:table-cell office:value-type="float" office:value="600">
                <text:p>600</text:p>
              </table:table-cell>
              <table:table-cell office:value-type="float" office:value="16.47393">
                <text:p>16.47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7.917971">
                <text:p>27.917971</text:p>
              </table:table-cell>
              <table:table-cell office:value-type="float" office:value="500">
                <text:p>500</text:p>
              </table:table-cell>
              <table:table-cell office:value-type="float" office:value="11.338558">
                <text:p>11.338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7.599454">
                <text:p>17.599454</text:p>
              </table:table-cell>
              <table:table-cell office:value-type="float" office:value="400">
                <text:p>400</text:p>
              </table:table-cell>
              <table:table-cell office:value-type="float" office:value="7.310076">
                <text:p>7.310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0.093239">
                <text:p>10.093239</text:p>
              </table:table-cell>
              <table:table-cell office:value-type="float" office:value="300">
                <text:p>300</text:p>
              </table:table-cell>
              <table:table-cell office:value-type="float" office:value="4.158973">
                <text:p>4.158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51095">
                <text:p>4.551095</text:p>
              </table:table-cell>
              <table:table-cell office:value-type="float" office:value="200">
                <text:p>200</text:p>
              </table:table-cell>
              <table:table-cell office:value-type="float" office:value="2.068652">
                <text:p>2.068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261835">
                <text:p>1.261835</text:p>
              </table:table-cell>
              <table:table-cell office:value-type="float" office:value="100">
                <text:p>100</text:p>
              </table:table-cell>
              <table:table-cell office:value-type="float" office:value="0.948803">
                <text:p>0.948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8144">
                <text:p>0.98144</text:p>
              </table:table-cell>
              <table:table-cell office:value-type="float" office:value="90">
                <text:p>90</text:p>
              </table:table-cell>
              <table:table-cell office:value-type="float" office:value="0.861655">
                <text:p>0.861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82352">
                <text:p>0.82352</text:p>
              </table:table-cell>
              <table:table-cell office:value-type="float" office:value="80">
                <text:p>80</text:p>
              </table:table-cell>
              <table:table-cell office:value-type="float" office:value="0.863581">
                <text:p>0.863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645559">
                <text:p>0.645559</text:p>
              </table:table-cell>
              <table:table-cell office:value-type="float" office:value="70">
                <text:p>70</text:p>
              </table:table-cell>
              <table:table-cell office:value-type="float" office:value="0.726148">
                <text:p>0.726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83992">
                <text:p>0.483992</text:p>
              </table:table-cell>
              <table:table-cell office:value-type="float" office:value="60">
                <text:p>60</text:p>
              </table:table-cell>
              <table:table-cell office:value-type="float" office:value="0.615652">
                <text:p>0.615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70822">
                <text:p>0.370822</text:p>
              </table:table-cell>
              <table:table-cell office:value-type="float" office:value="50">
                <text:p>50</text:p>
              </table:table-cell>
              <table:table-cell office:value-type="float" office:value="0.532467">
                <text:p>0.532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281403">
                <text:p>0.281403</text:p>
              </table:table-cell>
              <table:table-cell office:value-type="float" office:value="40">
                <text:p>40</text:p>
              </table:table-cell>
              <table:table-cell office:value-type="float" office:value="0.456468">
                <text:p>0.456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9689">
                <text:p>0.19689</text:p>
              </table:table-cell>
              <table:table-cell office:value-type="float" office:value="30">
                <text:p>30</text:p>
              </table:table-cell>
              <table:table-cell office:value-type="float" office:value="0.404409">
                <text:p>0.404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41211">
                <text:p>0.141211</text:p>
              </table:table-cell>
              <table:table-cell office:value-type="float" office:value="20">
                <text:p>20</text:p>
              </table:table-cell>
              <table:table-cell office:value-type="float" office:value="0.375361">
                <text:p>0.37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64727">
                <text:p>0.2647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8cm" svg:height="14.975cm" xlink:href=".." xlink:type="simple" chart:class="chart:scatter" chart:style-name="ch1">
        <chart:title svg:x="7.479cm" svg:y="0.435cm" chart:style-name="ch2">
          <text:p>Execution time vs. Number of particles</text:p>
        </chart:title>
        <chart:subtitle svg:x="9.304cm" svg:y="1.513cm" chart:style-name="ch3">
          <text:p>Sync; My_Sync_Busy</text:p>
        </chart:subtitle>
        <chart:legend chart:legend-position="end" svg:x="19.025cm" svg:y="6.967cm" chart:style-name="ch4"/>
        <chart:plot-area chart:style-name="ch5" table:cell-range-address="Cyclope.A105:Cyclope.A122 Cyclope.E106:Cyclope.E122 Cyclope.A85:Cyclope.A85 Cyclope.E86:Cyclope.E102" chart:data-source-has-labels="row" svg:x="1.46cm" svg:y="2.794cm" svg:width="16.667cm" svg:height="10.901cm">
          <chartooo:coordinate-region svg:x="2.452cm" svg:y="2.994cm" svg:width="15.303cm" svg:height="10.054cm"/>
          <chart:axis chart:dimension="x" chart:name="primary-x" chart:style-name="ch6">
            <chart:title svg:x="8.294cm" svg:y="13.994cm" chart:style-name="ch7">
              <text:p>Number of Particles</text:p>
            </chart:title>
          </chart:axis>
          <chart:axis chart:dimension="y" chart:name="primary-y" chart:style-name="ch6">
            <chart:title svg:x="0.451cm" svg:y="9.413cm" chart:style-name="ch8">
              <text:p>Execution Time</text:p>
            </chart:title>
            <chart:grid chart:style-name="ch9" chart:class="major"/>
          </chart:axis>
          <chart:series chart:style-name="ch10" chart:values-cell-range-address="Cyclope.E106:Cyclope.E122" chart:label-cell-address="Cyclope.A105:Cyclope.A105" chart:class="chart:scatter">
            <chart:domain table:cell-range-address="Cyclope.A106:Cyclope.A122"/>
            <chart:data-point chart:repeated="17"/>
          </chart:series>
          <chart:series chart:style-name="ch11" chart:values-cell-range-address="Cyclope.E86:Cyclope.E102" chart:label-cell-address="Cyclope.A85:Cyclope.A85" chart:class="chart:scatter">
            <chart:domain table:cell-range-address="Cyclope.A86:Cyclope.A102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, Busy; N=1</text:p>
                <draw:g>
                  <svg:desc>Cyclope.A105:Cyclope.A10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; Busy, N=4</text:p>
                <draw:g>
                  <svg:desc>Cyclope.A85:Cyclope.A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106:Cyclope.A122</svg:desc>
                </draw:g>
              </table:table-cell>
              <table:table-cell office:value-type="float" office:value="136.137752">
                <text:p>136.137752</text:p>
                <draw:g>
                  <svg:desc>Cyclope.E106:Cyclope.E122</svg:desc>
                </draw:g>
              </table:table-cell>
              <table:table-cell office:value-type="float" office:value="800">
                <text:p>800</text:p>
                <draw:g>
                  <svg:desc>Cyclope.A86:Cyclope.A102</svg:desc>
                </draw:g>
              </table:table-cell>
              <table:table-cell office:value-type="float" office:value="53.073954">
                <text:p>53.073954</text:p>
                <draw:g>
                  <svg:desc>Cyclope.E86:Cyclope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96.926991">
                <text:p>96.926991</text:p>
              </table:table-cell>
              <table:table-cell office:value-type="float" office:value="700">
                <text:p>700</text:p>
              </table:table-cell>
              <table:table-cell office:value-type="float" office:value="39.645107">
                <text:p>39.645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71.447837">
                <text:p>71.447837</text:p>
              </table:table-cell>
              <table:table-cell office:value-type="float" office:value="600">
                <text:p>600</text:p>
              </table:table-cell>
              <table:table-cell office:value-type="float" office:value="31.122319">
                <text:p>31.122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5.485425">
                <text:p>55.485425</text:p>
              </table:table-cell>
              <table:table-cell office:value-type="float" office:value="500">
                <text:p>500</text:p>
              </table:table-cell>
              <table:table-cell office:value-type="float" office:value="18.785802">
                <text:p>18.785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1.960761">
                <text:p>31.960761</text:p>
              </table:table-cell>
              <table:table-cell office:value-type="float" office:value="400">
                <text:p>400</text:p>
              </table:table-cell>
              <table:table-cell office:value-type="float" office:value="13.846768">
                <text:p>13.846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8.081099">
                <text:p>18.081099</text:p>
              </table:table-cell>
              <table:table-cell office:value-type="float" office:value="300">
                <text:p>300</text:p>
              </table:table-cell>
              <table:table-cell office:value-type="float" office:value="8.025431">
                <text:p>8.025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8.815986">
                <text:p>8.815986</text:p>
              </table:table-cell>
              <table:table-cell office:value-type="float" office:value="200">
                <text:p>200</text:p>
              </table:table-cell>
              <table:table-cell office:value-type="float" office:value="5.975051">
                <text:p>5.975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116384">
                <text:p>2.116384</text:p>
              </table:table-cell>
              <table:table-cell office:value-type="float" office:value="100">
                <text:p>100</text:p>
              </table:table-cell>
              <table:table-cell office:value-type="float" office:value="1.168762">
                <text:p>1.168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900678">
                <text:p>1.900678</text:p>
              </table:table-cell>
              <table:table-cell office:value-type="float" office:value="90">
                <text:p>90</text:p>
              </table:table-cell>
              <table:table-cell office:value-type="float" office:value="0.923976">
                <text:p>0.923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381839">
                <text:p>1.381839</text:p>
              </table:table-cell>
              <table:table-cell office:value-type="float" office:value="80">
                <text:p>80</text:p>
              </table:table-cell>
              <table:table-cell office:value-type="float" office:value="0.789558">
                <text:p>0.78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147422">
                <text:p>1.147422</text:p>
              </table:table-cell>
              <table:table-cell office:value-type="float" office:value="70">
                <text:p>70</text:p>
              </table:table-cell>
              <table:table-cell office:value-type="float" office:value="0.57034">
                <text:p>0.57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04351">
                <text:p>0.804351</text:p>
              </table:table-cell>
              <table:table-cell office:value-type="float" office:value="60">
                <text:p>60</text:p>
              </table:table-cell>
              <table:table-cell office:value-type="float" office:value="0.44051">
                <text:p>0.44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599121">
                <text:p>0.599121</text:p>
              </table:table-cell>
              <table:table-cell office:value-type="float" office:value="50">
                <text:p>50</text:p>
              </table:table-cell>
              <table:table-cell office:value-type="float" office:value="0.333611">
                <text:p>0.333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418286">
                <text:p>0.418286</text:p>
              </table:table-cell>
              <table:table-cell office:value-type="float" office:value="40">
                <text:p>40</text:p>
              </table:table-cell>
              <table:table-cell office:value-type="float" office:value="0.223069">
                <text:p>0.223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31397">
                <text:p>0.231397</text:p>
              </table:table-cell>
              <table:table-cell office:value-type="float" office:value="30">
                <text:p>30</text:p>
              </table:table-cell>
              <table:table-cell office:value-type="float" office:value="0.160568">
                <text:p>0.160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17355">
                <text:p>0.117355</text:p>
              </table:table-cell>
              <table:table-cell office:value-type="float" office:value="20">
                <text:p>20</text:p>
              </table:table-cell>
              <table:table-cell office:value-type="float" office:value="0.148566">
                <text:p>0.148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4905">
                <text:p>0.04905</text:p>
              </table:table-cell>
              <table:table-cell office:value-type="float" office:value="10">
                <text:p>10</text:p>
              </table:table-cell>
              <table:table-cell office:value-type="float" office:value="0.045416">
                <text:p>0.0454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2cm" svg:height="16.366cm" xlink:href=".." xlink:type="simple" chart:class="chart:scatter" chart:style-name="ch1">
        <chart:title svg:x="8.345cm" svg:y="0.463cm" chart:style-name="ch2">
          <text:p>Executuion Time vs. Particle Number</text:p>
        </chart:title>
        <chart:subtitle svg:x="9.548cm" svg:y="1.569cm" chart:style-name="ch3">
          <text:p>PSim; Sync: My_Syn_Busy</text:p>
        </chart:subtitle>
        <chart:legend chart:legend-position="end" svg:x="22.291cm" svg:y="7.213cm" chart:style-name="ch4"/>
        <chart:plot-area chart:style-name="ch5" table:cell-range-address="hal.A87:hal.A104 hal.E88:hal.E104 hal.A145:hal.A145 hal.E146:hal.E162 hal.A126:hal.A126 hal.E127:hal.E143 hal.A107:hal.A107 hal.E108:hal.E124" chart:data-source-has-labels="row" svg:x="1.489cm" svg:y="2.906cm" svg:width="19.846cm" svg:height="12.152cm">
          <chartooo:coordinate-region svg:x="2.401cm" svg:y="3.105cm" svg:width="18.562cm" svg:height="11.306cm"/>
          <chart:axis chart:dimension="x" chart:name="primary-x" chart:style-name="ch6">
            <chart:title svg:x="9.41cm" svg:y="15.385cm" chart:style-name="ch7">
              <text:p>Number of Partivles [log(x)]</text:p>
            </chart:title>
          </chart:axis>
          <chart:axis chart:dimension="y" chart:name="primary-y" chart:style-name="ch6">
            <chart:title svg:x="0.451cm" svg:y="10.64cm" chart:style-name="ch8">
              <text:p>Execution Time [log(t)]</text:p>
            </chart:title>
            <chart:grid chart:style-name="ch9" chart:class="major"/>
          </chart:axis>
          <chart:series chart:style-name="ch10" chart:values-cell-range-address="hal.E88:hal.E104" chart:label-cell-address="hal.A87:hal.A87" chart:class="chart:scatter">
            <chart:domain table:cell-range-address="hal.A88:hal.A104"/>
            <chart:data-point chart:repeated="17"/>
          </chart:series>
          <chart:series chart:style-name="ch11" chart:values-cell-range-address="hal.E146:hal.E162" chart:label-cell-address="hal.A145:hal.A145" chart:class="chart:scatter">
            <chart:domain table:cell-range-address="hal.A146:hal.A162"/>
            <chart:data-point chart:repeated="17"/>
          </chart:series>
          <chart:series chart:style-name="ch12" chart:values-cell-range-address="hal.E127:hal.E143" chart:label-cell-address="hal.A126:hal.A126" chart:class="chart:scatter">
            <chart:domain table:cell-range-address="hal.A127:hal.A143"/>
            <chart:data-point chart:repeated="17"/>
          </chart:series>
          <chart:series chart:style-name="ch13" chart:values-cell-range-address="hal.E108:hal.E124" chart:label-cell-address="hal.A107:hal.A107" chart:class="chart:scatter">
            <chart:domain table:cell-range-address="hal.A108:hal.A124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  <draw:g>
                  <svg:desc>hal.A87:hal.A8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16</text:p>
                <draw:g>
                  <svg:desc>hal.A145:hal.A14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4</text:p>
                <draw:g>
                  <svg:desc>hal.A126:hal.A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1</text:p>
                <draw:g>
                  <svg:desc>hal.A107:hal.A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hal.A88:hal.A104</svg:desc>
                </draw:g>
              </table:table-cell>
              <table:table-cell office:value-type="float" office:value="81.048341">
                <text:p>81.048341</text:p>
                <draw:g>
                  <svg:desc>hal.E88:hal.E104</svg:desc>
                </draw:g>
              </table:table-cell>
              <table:table-cell office:value-type="float" office:value="800">
                <text:p>800</text:p>
                <draw:g>
                  <svg:desc>hal.A146:hal.A162</svg:desc>
                </draw:g>
              </table:table-cell>
              <table:table-cell office:value-type="float" office:value="47.360495">
                <text:p>47.360495</text:p>
                <draw:g>
                  <svg:desc>hal.E146:hal.E162</svg:desc>
                </draw:g>
              </table:table-cell>
              <table:table-cell office:value-type="float" office:value="800">
                <text:p>800</text:p>
                <draw:g>
                  <svg:desc>hal.A127:hal.A143</svg:desc>
                </draw:g>
              </table:table-cell>
              <table:table-cell office:value-type="float" office:value="51.906012">
                <text:p>51.906012</text:p>
                <draw:g>
                  <svg:desc>hal.E127:hal.E143</svg:desc>
                </draw:g>
              </table:table-cell>
              <table:table-cell office:value-type="float" office:value="800">
                <text:p>800</text:p>
                <draw:g>
                  <svg:desc>hal.A108:hal.A124</svg:desc>
                </draw:g>
              </table:table-cell>
              <table:table-cell office:value-type="float" office:value="82.802084">
                <text:p>82.802084</text:p>
                <draw:g>
                  <svg:desc>hal.E108:hal.E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7.123776">
                <text:p>57.123776</text:p>
              </table:table-cell>
              <table:table-cell office:value-type="float" office:value="700">
                <text:p>700</text:p>
              </table:table-cell>
              <table:table-cell office:value-type="float" office:value="39.497981">
                <text:p>39.497981</text:p>
              </table:table-cell>
              <table:table-cell office:value-type="float" office:value="700">
                <text:p>700</text:p>
              </table:table-cell>
              <table:table-cell office:value-type="float" office:value="39.700601">
                <text:p>39.700601</text:p>
              </table:table-cell>
              <table:table-cell office:value-type="float" office:value="700">
                <text:p>700</text:p>
              </table:table-cell>
              <table:table-cell office:value-type="float" office:value="60.796888">
                <text:p>60.796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41.857704">
                <text:p>41.857704</text:p>
              </table:table-cell>
              <table:table-cell office:value-type="float" office:value="600">
                <text:p>600</text:p>
              </table:table-cell>
              <table:table-cell office:value-type="float" office:value="32.483294">
                <text:p>32.483294</text:p>
              </table:table-cell>
              <table:table-cell office:value-type="float" office:value="600">
                <text:p>600</text:p>
              </table:table-cell>
              <table:table-cell office:value-type="float" office:value="28.788059">
                <text:p>28.788059</text:p>
              </table:table-cell>
              <table:table-cell office:value-type="float" office:value="600">
                <text:p>600</text:p>
              </table:table-cell>
              <table:table-cell office:value-type="float" office:value="44.380937">
                <text:p>44.380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8.220284">
                <text:p>28.220284</text:p>
              </table:table-cell>
              <table:table-cell office:value-type="float" office:value="500">
                <text:p>500</text:p>
              </table:table-cell>
              <table:table-cell office:value-type="float" office:value="29.110453">
                <text:p>29.110453</text:p>
              </table:table-cell>
              <table:table-cell office:value-type="float" office:value="500">
                <text:p>500</text:p>
              </table:table-cell>
              <table:table-cell office:value-type="float" office:value="22.400055">
                <text:p>22.400055</text:p>
              </table:table-cell>
              <table:table-cell office:value-type="float" office:value="500">
                <text:p>500</text:p>
              </table:table-cell>
              <table:table-cell office:value-type="float" office:value="32.631149">
                <text:p>32.63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.911638">
                <text:p>16.911638</text:p>
              </table:table-cell>
              <table:table-cell office:value-type="float" office:value="400">
                <text:p>400</text:p>
              </table:table-cell>
              <table:table-cell office:value-type="float" office:value="18.481794">
                <text:p>18.481794</text:p>
              </table:table-cell>
              <table:table-cell office:value-type="float" office:value="400">
                <text:p>400</text:p>
              </table:table-cell>
              <table:table-cell office:value-type="float" office:value="13.664161">
                <text:p>13.664161</text:p>
              </table:table-cell>
              <table:table-cell office:value-type="float" office:value="400">
                <text:p>400</text:p>
              </table:table-cell>
              <table:table-cell office:value-type="float" office:value="19.949227">
                <text:p>19.949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9.872086">
                <text:p>9.872086</text:p>
              </table:table-cell>
              <table:table-cell office:value-type="float" office:value="300">
                <text:p>300</text:p>
              </table:table-cell>
              <table:table-cell office:value-type="float" office:value="14.937278">
                <text:p>14.937278</text:p>
              </table:table-cell>
              <table:table-cell office:value-type="float" office:value="300">
                <text:p>300</text:p>
              </table:table-cell>
              <table:table-cell office:value-type="float" office:value="7.615522">
                <text:p>7.615522</text:p>
              </table:table-cell>
              <table:table-cell office:value-type="float" office:value="300">
                <text:p>300</text:p>
              </table:table-cell>
              <table:table-cell office:value-type="float" office:value="11.852579">
                <text:p>11.852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.341734">
                <text:p>3.341734</text:p>
              </table:table-cell>
              <table:table-cell office:value-type="float" office:value="200">
                <text:p>200</text:p>
              </table:table-cell>
              <table:table-cell office:value-type="float" office:value="13.946742">
                <text:p>13.946742</text:p>
              </table:table-cell>
              <table:table-cell office:value-type="float" office:value="200">
                <text:p>200</text:p>
              </table:table-cell>
              <table:table-cell office:value-type="float" office:value="4.888324">
                <text:p>4.888324</text:p>
              </table:table-cell>
              <table:table-cell office:value-type="float" office:value="200">
                <text:p>200</text:p>
              </table:table-cell>
              <table:table-cell office:value-type="float" office:value="4.99195">
                <text:p>4.99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836098">
                <text:p>0.836098</text:p>
              </table:table-cell>
              <table:table-cell office:value-type="float" office:value="100">
                <text:p>100</text:p>
              </table:table-cell>
              <table:table-cell office:value-type="float" office:value="5.718468">
                <text:p>5.718468</text:p>
              </table:table-cell>
              <table:table-cell office:value-type="float" office:value="100">
                <text:p>100</text:p>
              </table:table-cell>
              <table:table-cell office:value-type="float" office:value="1.106866">
                <text:p>1.106866</text:p>
              </table:table-cell>
              <table:table-cell office:value-type="float" office:value="100">
                <text:p>100</text:p>
              </table:table-cell>
              <table:table-cell office:value-type="float" office:value="1.288138">
                <text:p>1.288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76782">
                <text:p>0.676782</text:p>
              </table:table-cell>
              <table:table-cell office:value-type="float" office:value="90">
                <text:p>90</text:p>
              </table:table-cell>
              <table:table-cell office:value-type="float" office:value="4.119912">
                <text:p>4.119912</text:p>
              </table:table-cell>
              <table:table-cell office:value-type="float" office:value="90">
                <text:p>90</text:p>
              </table:table-cell>
              <table:table-cell office:value-type="float" office:value="0.784227">
                <text:p>0.784227</text:p>
              </table:table-cell>
              <table:table-cell office:value-type="float" office:value="90">
                <text:p>90</text:p>
              </table:table-cell>
              <table:table-cell office:value-type="float" office:value="1.018045">
                <text:p>1.018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534242">
                <text:p>0.534242</text:p>
              </table:table-cell>
              <table:table-cell office:value-type="float" office:value="80">
                <text:p>80</text:p>
              </table:table-cell>
              <table:table-cell office:value-type="float" office:value="3.001467">
                <text:p>3.001467</text:p>
              </table:table-cell>
              <table:table-cell office:value-type="float" office:value="80">
                <text:p>80</text:p>
              </table:table-cell>
              <table:table-cell office:value-type="float" office:value="0.802304">
                <text:p>0.802304</text:p>
              </table:table-cell>
              <table:table-cell office:value-type="float" office:value="80">
                <text:p>80</text:p>
              </table:table-cell>
              <table:table-cell office:value-type="float" office:value="0.807947">
                <text:p>0.807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613316">
                <text:p>0.613316</text:p>
              </table:table-cell>
              <table:table-cell office:value-type="float" office:value="70">
                <text:p>70</text:p>
              </table:table-cell>
              <table:table-cell office:value-type="float" office:value="2.699014">
                <text:p>2.699014</text:p>
              </table:table-cell>
              <table:table-cell office:value-type="float" office:value="70">
                <text:p>70</text:p>
              </table:table-cell>
              <table:table-cell office:value-type="float" office:value="0.478609">
                <text:p>0.478609</text:p>
              </table:table-cell>
              <table:table-cell office:value-type="float" office:value="70">
                <text:p>70</text:p>
              </table:table-cell>
              <table:table-cell office:value-type="float" office:value="0.614355">
                <text:p>0.614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10076">
                <text:p>0.310076</text:p>
              </table:table-cell>
              <table:table-cell office:value-type="float" office:value="60">
                <text:p>60</text:p>
              </table:table-cell>
              <table:table-cell office:value-type="float" office:value="1.869475">
                <text:p>1.869475</text:p>
              </table:table-cell>
              <table:table-cell office:value-type="float" office:value="60">
                <text:p>60</text:p>
              </table:table-cell>
              <table:table-cell office:value-type="float" office:value="0.426976">
                <text:p>0.426976</text:p>
              </table:table-cell>
              <table:table-cell office:value-type="float" office:value="60">
                <text:p>60</text:p>
              </table:table-cell>
              <table:table-cell office:value-type="float" office:value="0.446404">
                <text:p>0.446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1804">
                <text:p>0.21804</text:p>
              </table:table-cell>
              <table:table-cell office:value-type="float" office:value="50">
                <text:p>50</text:p>
              </table:table-cell>
              <table:table-cell office:value-type="float" office:value="1.335299">
                <text:p>1.335299</text:p>
              </table:table-cell>
              <table:table-cell office:value-type="float" office:value="50">
                <text:p>50</text:p>
              </table:table-cell>
              <table:table-cell office:value-type="float" office:value="0.255304">
                <text:p>0.255304</text:p>
              </table:table-cell>
              <table:table-cell office:value-type="float" office:value="50">
                <text:p>50</text:p>
              </table:table-cell>
              <table:table-cell office:value-type="float" office:value="0.313878">
                <text:p>0.313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44943">
                <text:p>0.144943</text:p>
              </table:table-cell>
              <table:table-cell office:value-type="float" office:value="40">
                <text:p>40</text:p>
              </table:table-cell>
              <table:table-cell office:value-type="float" office:value="1.02141">
                <text:p>1.02141</text:p>
              </table:table-cell>
              <table:table-cell office:value-type="float" office:value="40">
                <text:p>40</text:p>
              </table:table-cell>
              <table:table-cell office:value-type="float" office:value="0.171583">
                <text:p>0.171583</text:p>
              </table:table-cell>
              <table:table-cell office:value-type="float" office:value="40">
                <text:p>40</text:p>
              </table:table-cell>
              <table:table-cell office:value-type="float" office:value="0.203724">
                <text:p>0.203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86691">
                <text:p>0.086691</text:p>
              </table:table-cell>
              <table:table-cell office:value-type="float" office:value="30">
                <text:p>30</text:p>
              </table:table-cell>
              <table:table-cell office:value-type="float" office:value="0.697917">
                <text:p>0.697917</text:p>
              </table:table-cell>
              <table:table-cell office:value-type="float" office:value="30">
                <text:p>30</text:p>
              </table:table-cell>
              <table:table-cell office:value-type="float" office:value="0.106906">
                <text:p>0.106906</text:p>
              </table:table-cell>
              <table:table-cell office:value-type="float" office:value="30">
                <text:p>30</text:p>
              </table:table-cell>
              <table:table-cell office:value-type="float" office:value="0.117183">
                <text:p>0.117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44654">
                <text:p>0.044654</text:p>
              </table:table-cell>
              <table:table-cell office:value-type="float" office:value="20">
                <text:p>20</text:p>
              </table:table-cell>
              <table:table-cell office:value-type="float" office:value="0.361177">
                <text:p>0.361177</text:p>
              </table:table-cell>
              <table:table-cell office:value-type="float" office:value="20">
                <text:p>20</text:p>
              </table:table-cell>
              <table:table-cell office:value-type="float" office:value="0.059577">
                <text:p>0.059577</text:p>
              </table:table-cell>
              <table:table-cell office:value-type="float" office:value="20">
                <text:p>20</text:p>
              </table:table-cell>
              <table:table-cell office:value-type="float" office:value="0.112552">
                <text:p>0.112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1841">
                <text:p>0.01841</text:p>
              </table:table-cell>
              <table:table-cell office:value-type="float" office:value="10">
                <text:p>10</text:p>
              </table:table-cell>
              <table:table-cell office:value-type="float" office:value="0.118">
                <text:p>0.118</text:p>
              </table:table-cell>
              <table:table-cell office:value-type="float" office:value="10">
                <text:p>10</text:p>
              </table:table-cell>
              <table:table-cell office:value-type="float" office:value="0.029563">
                <text:p>0.029563</text:p>
              </table:table-cell>
              <table:table-cell office:value-type="float" office:value="10">
                <text:p>10</text:p>
              </table:table-cell>
              <table:table-cell office:value-type="float" office:value="0.016437">
                <text:p>0.0164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92cm" svg:height="13.047cm" xlink:href=".." xlink:type="simple" chart:class="chart:scatter" chart:style-name="ch1">
        <chart:legend chart:legend-position="end" svg:x="17.097cm" svg:y="6.003cm" chart:style-name="ch2"/>
        <chart:plot-area chart:style-name="ch3" table:cell-range-address="Cyclope.A125:Cyclope.A142 Cyclope.E126:Cyclope.E142 Cyclope.A46:Cyclope.A46 Cyclope.E47:Cyclope.E63" chart:data-source-has-labels="row" svg:x="0.897cm" svg:y="1.901cm" svg:width="13.283cm" svg:height="10.557cm">
          <chartooo:coordinate-region svg:x="1.889cm" svg:y="2.101cm" svg:width="11.919cm" svg:height="9.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yclope.E126:Cyclope.E142" chart:label-cell-address="Cyclope.A125:Cyclope.A125" chart:class="chart:scatter">
            <chart:domain table:cell-range-address="Cyclope.A126:Cyclope.A142"/>
            <chart:data-point chart:repeated="17"/>
          </chart:series>
          <chart:series chart:style-name="ch7" chart:values-cell-range-address="Cyclope.E47:Cyclope.E63" chart:label-cell-address="Cyclope.A46:Cyclope.A46" chart:class="chart:scatter">
            <chart:domain table:cell-range-address="Cyclope.A47:Cyclope.A63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N=4, my_sync_barrier</text:p>
                <draw:g>
                  <svg:desc>Cyclope.A125:Cyclope.A1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N=1</text:p>
                <draw:g>
                  <svg:desc>Cyclope.A46:Cyclope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126:Cyclope.A142</svg:desc>
                </draw:g>
              </table:table-cell>
              <table:table-cell office:value-type="float" office:value="46.471177">
                <text:p>46.471177</text:p>
                <draw:g>
                  <svg:desc>Cyclope.E126:Cyclope.E142</svg:desc>
                </draw:g>
              </table:table-cell>
              <table:table-cell office:value-type="float" office:value="800">
                <text:p>800</text:p>
                <draw:g>
                  <svg:desc>Cyclope.A47:Cyclope.A63</svg:desc>
                </draw:g>
              </table:table-cell>
              <table:table-cell office:value-type="float" office:value="138.683431">
                <text:p>138.683431</text:p>
                <draw:g>
                  <svg:desc>Cyclope.E47:Cyclope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4.06479">
                <text:p>54.06479</text:p>
              </table:table-cell>
              <table:table-cell office:value-type="float" office:value="700">
                <text:p>700</text:p>
              </table:table-cell>
              <table:table-cell office:value-type="float" office:value="106.14482">
                <text:p>106.14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6.266996">
                <text:p>26.266996</text:p>
              </table:table-cell>
              <table:table-cell office:value-type="float" office:value="600">
                <text:p>600</text:p>
              </table:table-cell>
              <table:table-cell office:value-type="float" office:value="78.150074">
                <text:p>78.15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8.361964">
                <text:p>18.361964</text:p>
              </table:table-cell>
              <table:table-cell office:value-type="float" office:value="500">
                <text:p>500</text:p>
              </table:table-cell>
              <table:table-cell office:value-type="float" office:value="54.312772">
                <text:p>54.312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1.852082">
                <text:p>11.852082</text:p>
              </table:table-cell>
              <table:table-cell office:value-type="float" office:value="400">
                <text:p>400</text:p>
              </table:table-cell>
              <table:table-cell office:value-type="float" office:value="34.085202">
                <text:p>34.085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.73398">
                <text:p>6.73398</text:p>
              </table:table-cell>
              <table:table-cell office:value-type="float" office:value="300">
                <text:p>300</text:p>
              </table:table-cell>
              <table:table-cell office:value-type="float" office:value="19.726291">
                <text:p>19.726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.056233">
                <text:p>3.056233</text:p>
              </table:table-cell>
              <table:table-cell office:value-type="float" office:value="200">
                <text:p>200</text:p>
              </table:table-cell>
              <table:table-cell office:value-type="float" office:value="8.832745">
                <text:p>8.832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820296">
                <text:p>0.820296</text:p>
              </table:table-cell>
              <table:table-cell office:value-type="float" office:value="100">
                <text:p>100</text:p>
              </table:table-cell>
              <table:table-cell office:value-type="float" office:value="2.218733">
                <text:p>2.218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68727">
                <text:p>0.668727</text:p>
              </table:table-cell>
              <table:table-cell office:value-type="float" office:value="90">
                <text:p>90</text:p>
              </table:table-cell>
              <table:table-cell office:value-type="float" office:value="1.815189">
                <text:p>1.815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634473">
                <text:p>0.634473</text:p>
              </table:table-cell>
              <table:table-cell office:value-type="float" office:value="80">
                <text:p>80</text:p>
              </table:table-cell>
              <table:table-cell office:value-type="float" office:value="1.441253">
                <text:p>1.441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65262">
                <text:p>0.465262</text:p>
              </table:table-cell>
              <table:table-cell office:value-type="float" office:value="70">
                <text:p>70</text:p>
              </table:table-cell>
              <table:table-cell office:value-type="float" office:value="1.102883">
                <text:p>1.102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40533">
                <text:p>0.340533</text:p>
              </table:table-cell>
              <table:table-cell office:value-type="float" office:value="60">
                <text:p>60</text:p>
              </table:table-cell>
              <table:table-cell office:value-type="float" office:value="0.83051">
                <text:p>0.83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31241">
                <text:p>0.331241</text:p>
              </table:table-cell>
              <table:table-cell office:value-type="float" office:value="50">
                <text:p>50</text:p>
              </table:table-cell>
              <table:table-cell office:value-type="float" office:value="0.59443">
                <text:p>0.59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70015">
                <text:p>0.170015</text:p>
              </table:table-cell>
              <table:table-cell office:value-type="float" office:value="40">
                <text:p>40</text:p>
              </table:table-cell>
              <table:table-cell office:value-type="float" office:value="0.401351">
                <text:p>0.40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53915">
                <text:p>0.153915</text:p>
              </table:table-cell>
              <table:table-cell office:value-type="float" office:value="30">
                <text:p>30</text:p>
              </table:table-cell>
              <table:table-cell office:value-type="float" office:value="0.24678">
                <text:p>0.2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73096">
                <text:p>0.073096</text:p>
              </table:table-cell>
              <table:table-cell office:value-type="float" office:value="20">
                <text:p>20</text:p>
              </table:table-cell>
              <table:table-cell office:value-type="float" office:value="0.13257">
                <text:p>0.13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59006">
                <text:p>0.059006</text:p>
              </table:table-cell>
              <table:table-cell office:value-type="float" office:value="10">
                <text:p>10</text:p>
              </table:table-cell>
              <table:table-cell office:value-type="float" office:value="0.057409">
                <text:p>0.0574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